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5.265cm" fo:margin-left="-0.199cm" table:align="left" style:writing-mode="lr-tb"/>
    </style:style>
    <style:style style:name="Table2.A" style:family="table-column">
      <style:table-column-properties style:column-width="7.624cm"/>
    </style:style>
    <style:style style:name="Table2.B" style:family="table-column">
      <style:table-column-properties style:column-width="7.641cm"/>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QuestionarioETM" style:family="table">
      <style:table-properties style:width="16.589cm" fo:break-before="page" table:align="margins" style:shadow="none"/>
    </style:style>
    <style:style style:name="QuestionarioETM.A" style:family="table-column">
      <style:table-column-properties style:column-width="12.823cm" style:rel-column-width="50658*"/>
    </style:style>
    <style:style style:name="QuestionarioETM.B" style:family="table-column">
      <style:table-column-properties style:column-width="1.993cm" style:rel-column-width="7873*"/>
    </style:style>
    <style:style style:name="QuestionarioETM.C" style:family="table-column">
      <style:table-column-properties style:column-width="1.773cm" style:rel-column-width="7004*"/>
    </style:style>
    <style:style style:name="QuestionarioETM.A1" style:family="table-cell">
      <style:table-cell-properties fo:padding="0.049cm" fo:border-left="0.018cm solid #000000" fo:border-right="none" fo:border-top="0.018cm solid #000000" fo:border-bottom="0.018cm solid #000000"/>
    </style:style>
    <style:style style:name="QuestionarioETM.C1" style:family="table-cell">
      <style:table-cell-properties fo:padding="0.049cm" fo:border="0.018cm solid #000000"/>
    </style:style>
    <style:style style:name="QuestionarioETM.A2" style:family="table-cell">
      <style:table-cell-properties fo:padding="0.049cm" fo:border-left="0.018cm solid #000000" fo:border-right="none" fo:border-top="none" fo:border-bottom="0.018cm solid #000000"/>
    </style:style>
    <style:style style:name="QuestionarioETM.C2" style:family="table-cell">
      <style:table-cell-properties fo:padding="0.049cm" fo:border-left="0.018cm solid #000000" fo:border-right="0.018cm solid #000000" fo:border-top="none" fo:border-bottom="0.018cm solid #000000"/>
    </style:style>
    <style:style style:name="Table1" style:family="table">
      <style:table-properties style:width="16.589cm" fo:break-before="page" table:align="margins" style:shadow="none"/>
    </style:style>
    <style:style style:name="Table1.A" style:family="table-column">
      <style:table-column-properties style:column-width="12.823cm" style:rel-column-width="50658*"/>
    </style:style>
    <style:style style:name="Table1.B" style:family="table-column">
      <style:table-column-properties style:column-width="1.993cm" style:rel-column-width="7873*"/>
    </style:style>
    <style:style style:name="Table1.C" style:family="table-column">
      <style:table-column-properties style:column-width="1.773cm" style:rel-column-width="7004*"/>
    </style:style>
    <style:style style:name="Table1.A1" style:family="table-cell">
      <style:table-cell-properties fo:padding="0.049cm" fo:border-left="0.018cm solid #000000" fo:border-right="none" fo:border-top="0.018cm solid #000000" fo:border-bottom="0.018cm solid #000000"/>
    </style:style>
    <style:style style:name="Table1.C1" style:family="table-cell">
      <style:table-cell-properties fo:padding="0.049cm" fo:border="0.018cm solid #000000"/>
    </style:style>
    <style:style style:name="Table1.A2" style:family="table-cell">
      <style:table-cell-properties fo:padding="0.049cm" fo:border-left="0.018cm solid #000000" fo:border-right="none" fo:border-top="none" fo:border-bottom="0.018cm solid #000000"/>
    </style:style>
    <style:style style:name="Table1.C2" style:family="table-cell">
      <style:table-cell-properties fo:padding="0.049cm" fo:border-left="0.018cm solid #000000" fo:border-right="0.018cm solid #000000" fo:border-top="none" fo:border-bottom="0.018cm solid #000000"/>
    </style:style>
    <style:style style:name="P1" style:family="paragraph" style:parent-style-name="ListStyle">
      <style:paragraph-properties fo:margin-left="0cm" fo:margin-right="0cm" fo:margin-top="0cm" fo:margin-bottom="0cm" fo:line-height="115%" fo:text-align="start" style:justify-single-word="false" fo:text-indent="0cm" style:auto-text-indent="false"/>
    </style:style>
    <style:style style:name="P2" style:family="paragraph" style:parent-style-name="ListStyle">
      <style:paragraph-properties fo:margin-left="0cm" fo:margin-right="0cm" fo:margin-top="0cm" fo:margin-bottom="0cm" fo:line-height="115%" fo:text-align="justify" style:justify-single-word="false" fo:text-indent="0cm" style:auto-text-indent="false"/>
    </style:style>
    <style:style style:name="P3" style:family="paragraph" style:parent-style-name="ListStyle">
      <style:paragraph-properties fo:margin-left="0cm" fo:margin-right="0cm" fo:margin-top="0cm" fo:margin-bottom="0cm" fo:line-height="115%" fo:text-align="start" style:justify-single-word="false" fo:text-indent="0cm"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 style:family="paragraph" style:parent-style-name="ListStyle">
      <style:paragraph-properties fo:margin-left="0cm" fo:margin-right="0cm" fo:margin-top="0cm" fo:margin-bottom="0cm" fo:line-height="115%" fo:text-align="justify" style:justify-single-word="false" fo:text-indent="0cm"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5" style:family="paragraph" style:parent-style-name="Standard">
      <style:paragraph-properties fo:margin-left="0cm" fo:margin-right="0cm" fo:margin-top="0cm" fo:margin-bottom="0cm" fo:line-height="115%" fo:text-align="start" style:justify-single-word="false" fo:text-indent="0cm" style:auto-text-indent="false"/>
    </style:style>
    <style:style style:name="P6" style:family="paragraph" style:parent-style-name="Standard">
      <style:paragraph-properties fo:margin-left="0cm" fo:margin-right="0cm" fo:margin-top="0.635cm" fo:margin-bottom="0.141cm" fo:line-height="115%" fo:text-align="start" style:justify-single-word="false" fo:text-indent="0cm" style:auto-text-indent="false"/>
    </style:style>
    <style:style style:name="P7" style:family="paragraph" style:parent-style-name="Fonte_20_ABNT">
      <style:paragraph-properties fo:margin-left="0cm" fo:margin-right="0cm" fo:text-indent="0cm" style:auto-text-indent="false"/>
    </style:style>
    <style:style style:name="P8" style:family="paragraph" style:parent-style-name="Table_20_Contents">
      <style:paragraph-properties fo:text-align="justify" style:justify-single-word="false"/>
      <style:text-properties style:font-name="Arial1"/>
    </style:style>
    <style:style style:name="P9" style:family="paragraph" style:parent-style-name="Table_20_Contents">
      <style:paragraph-properties fo:text-align="justify" style:justify-single-word="false"/>
      <style:text-properties style:font-name="Arial1" fo:font-weight="bold" style:font-weight-asian="bold" style:font-weight-complex="bold"/>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text-properties style:font-name="Arial" fo:font-size="9pt" style:font-size-asian="9pt" style:font-name-complex="Arial" style:font-size-complex="9pt"/>
    </style:style>
    <style:style style:name="P12" style:family="paragraph" style:parent-style-name="Table_20_Heading">
      <style:text-properties style:font-name="Arial1"/>
    </style:style>
    <style:style style:name="P13" style:family="paragraph" style:parent-style-name="Fonte_20_ABNT">
      <style:paragraph-properties fo:text-align="center" style:justify-single-word="false"/>
    </style:style>
    <style:style style:name="P14" style:family="paragraph" style:parent-style-name="Fonte_20_ABNT">
      <style:text-properties fo:font-weight="normal" style:font-weight-asian="normal" style:font-weight-complex="normal"/>
    </style:style>
    <style:style style:name="P15" style:family="paragraph" style:parent-style-name="Fonte_20_ABNT">
      <style:paragraph-properties fo:text-align="center" style:justify-single-word="false" fo:break-before="page"/>
    </style:style>
    <style:style style:name="P16" style:family="paragraph" style:parent-style-name="Fonte_20_ABNT">
      <style:paragraph-properties fo:margin-left="7.996cm" fo:margin-right="0cm" fo:line-height="150%" fo:text-align="justify" style:justify-single-word="false" fo:text-indent="0.03cm" style:auto-text-indent="false"/>
    </style:style>
    <style:style style:name="P17" style:family="paragraph" style:parent-style-name="Standard">
      <style:paragraph-properties fo:margin-left="0cm" fo:margin-right="0cm" fo:margin-top="0cm" fo:margin-bottom="0cm" fo:line-height="200%" fo:text-align="justify" style:justify-single-word="false" fo:text-indent="1.251cm" style:auto-text-indent="false"/>
      <style:text-properties fo:font-weight="normal" style:font-weight-asian="normal" style:font-weight-complex="normal"/>
    </style:style>
    <style:style style:name="P18" style:family="paragraph" style:parent-style-name="Standard">
      <style:paragraph-properties fo:margin-top="0cm" fo:margin-bottom="0cm" fo:line-height="100%" fo:text-align="justify" style:justify-single-word="false"/>
      <style:text-properties style:font-name="Arial" fo:font-size="12pt" style:font-size-asian="12pt" style:font-name-complex="Arial" style:font-size-complex="12pt"/>
    </style:style>
    <style:style style:name="P19" style:family="paragraph" style:parent-style-name="Standard">
      <style:paragraph-properties fo:margin-top="0cm" fo:margin-bottom="0cm" fo:line-height="100%"/>
      <style:text-properties style:font-name="Arial" fo:font-size="10pt" style:font-size-asian="10pt" style:font-name-complex="Arial" style:font-size-complex="10pt"/>
    </style:style>
    <style:style style:name="P20" style:family="paragraph" style:parent-style-name="Standard">
      <style:paragraph-properties fo:margin-top="0cm" fo:margin-bottom="0cm" fo:line-height="100%" style:snap-to-layout-grid="false"/>
      <style:text-properties style:font-name="Arial" fo:font-size="10pt" style:font-size-asian="10pt" style:font-name-complex="Arial" style:font-size-complex="10pt"/>
    </style:style>
    <style:style style:name="P21" style:family="paragraph" style:parent-style-name="Standard">
      <style:paragraph-properties fo:margin-top="0cm" fo:margin-bottom="0cm" fo:line-height="100%" fo:text-align="justify" style:justify-single-word="false"/>
      <style:text-properties style:font-name="Arial" fo:font-size="10pt" style:font-size-asian="10pt" style:font-name-complex="Arial" style:font-size-complex="10pt"/>
    </style:style>
    <style:style style:name="P22" style:family="paragraph" style:parent-style-name="Standard">
      <style:paragraph-properties fo:margin-top="0cm" fo:margin-bottom="0cm" fo:line-height="100%" fo:text-align="justify" style:justify-single-word="false" style:snap-to-layout-grid="false"/>
      <style:text-properties style:font-name="Arial" fo:font-size="10pt" style:font-size-asian="10pt" style:font-name-complex="Arial" style:font-size-complex="10pt"/>
    </style:style>
    <style:style style:name="P23" style:family="paragraph" style:parent-style-name="Standard">
      <style:paragraph-properties fo:margin-top="0cm" fo:margin-bottom="0cm" fo:line-height="100%" fo:text-align="justify" style:justify-single-word="false"/>
    </style:style>
    <style:style style:name="P24" style:family="paragraph" style:parent-style-name="Standard">
      <style:paragraph-properties fo:margin-top="0cm" fo:margin-bottom="0cm" fo:line-height="100%" style:snap-to-layout-grid="false"/>
    </style:style>
    <style:style style:name="P25" style:family="paragraph" style:parent-style-name="Standard">
      <style:paragraph-properties fo:margin-left="0cm" fo:margin-right="0cm" fo:margin-top="0cm" fo:margin-bottom="0cm" fo:line-height="100%" fo:text-align="justify" style:justify-single-word="false" fo:text-indent="1.249cm" style:auto-text-indent="false"/>
      <style:text-properties style:font-name="Arial" fo:font-size="12pt" style:font-size-asian="12pt" style:font-name-complex="Arial" style:font-size-complex="12pt"/>
    </style:style>
    <style:style style:name="P26" style:family="paragraph" style:parent-style-name="ListStyle">
      <style:paragraph-properties fo:margin-left="0cm" fo:margin-right="0cm" fo:margin-top="0cm" fo:margin-bottom="0cm" fo:line-height="115%" fo:text-align="start" style:justify-single-word="false" fo:text-indent="0cm" style:auto-text-indent="false"/>
    </style:style>
    <style:style style:name="P27" style:family="paragraph" style:parent-style-name="ListStyle">
      <style:paragraph-properties fo:margin-left="0cm" fo:margin-right="0cm" fo:margin-top="0cm" fo:margin-bottom="0cm" fo:line-height="115%" fo:text-align="start" style:justify-single-word="false" fo:text-indent="0cm" style:auto-text-indent="false" fo:break-before="page"/>
    </style:style>
    <style:style style:name="P28" style:family="paragraph" style:parent-style-name="Fonte_20_ABNT" style:list-style-name="LS2"/>
    <style:style style:name="P29" style:family="paragraph" style:parent-style-name="Fonte_20_ABNT" style:list-style-name="LS2">
      <style:text-properties fo:font-style="normal" style:font-style-asian="normal" style:font-style-complex="normal"/>
    </style:style>
    <style:style style:name="P30" style:family="paragraph" style:parent-style-name="Fonte_20_ABNT">
      <style:paragraph-properties fo:margin-left="0cm" fo:margin-right="0cm" fo:text-indent="0cm" style:auto-text-indent="false"/>
    </style:style>
    <style:style style:name="P31" style:family="paragraph" style:parent-style-name="Heading_20_2">
      <style:paragraph-properties fo:margin-left="0cm" fo:margin-right="0cm" fo:text-indent="0cm" style:auto-text-indent="false"/>
    </style:style>
    <style:style style:name="P32" style:family="paragraph" style:parent-style-name="Contents_20_1">
      <style:paragraph-properties>
        <style:tab-stops>
          <style:tab-stop style:position="16.589cm" style:type="right" style:leader-style="dotted" style:leader-text="."/>
        </style:tab-stops>
      </style:paragraph-properties>
    </style:style>
    <style:style style:name="P33" style:family="paragraph" style:parent-style-name="Contents_20_Heading">
      <style:paragraph-properties fo:break-before="page"/>
    </style:style>
    <style:style style:name="P34" style:family="paragraph" style:parent-style-name="Heading_20_1">
      <style:paragraph-properties fo:break-before="page"/>
    </style:style>
    <style:style style:name="P35" style:family="paragraph" style:parent-style-name="Contents_20_2">
      <style:paragraph-properties>
        <style:tab-stops>
          <style:tab-stop style:position="16.589cm" style:type="right" style:leader-style="dotted" style:leader-text="."/>
        </style:tab-stops>
      </style:paragraph-properties>
    </style:style>
    <style:style style:name="P36" style:family="paragraph" style:parent-style-name="Table_20_Contents">
      <style:paragraph-properties fo:text-align="justify" style:justify-single-word="false"/>
      <style:text-properties style:font-name="Arial1"/>
    </style:style>
    <style:style style:name="P37" style:family="paragraph" style:parent-style-name="Table_20_Heading">
      <style:paragraph-properties fo:text-align="center" style:justify-single-word="false"/>
      <style:text-properties style:font-name="Arial1"/>
    </style:style>
    <style:style style:name="T1"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4"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T5" style:family="text">
      <style:text-properties fo:color="#000099" style:text-line-through-style="none" style:font-name="Arial" fo:font-size="11pt"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6" style:family="text">
      <style:text-properties style:font-name="Arial" fo:font-size="9pt" style:font-size-asian="9pt" style:font-name-complex="Arial" style:font-size-complex="9pt"/>
    </style:style>
    <style:style style:name="T7" style:family="text">
      <style:text-properties style:font-name="Arial" fo:font-size="12pt" style:font-size-asian="12pt" style:font-name-complex="Arial" style:font-size-complex="12pt"/>
    </style:style>
    <style:style style:name="T8" style:family="text">
      <style:text-properties style:font-name="Arial" fo:font-size="12pt" fo:font-style="italic" style:font-size-asian="12pt" style:font-style-asian="italic" style:font-name-complex="Arial" style:font-size-complex="12pt"/>
    </style:style>
    <style:style style:name="T9" style:family="text">
      <style:text-properties style:font-name="Arial" fo:font-size="12pt" fo:font-style="normal" style:font-size-asian="12pt" style:font-style-asian="normal" style:font-name-complex="Arial" style:font-size-complex="12pt" style:font-style-complex="normal"/>
    </style:style>
    <style:style style:name="T10" style:family="text">
      <style:text-properties style:font-name="Arial" fo:font-size="10pt" style:font-size-asian="10pt" style:font-name-complex="Arial" style:font-size-complex="10pt"/>
    </style:style>
    <style:style style:name="T11" style:family="text">
      <style:text-properties style:font-name="Arial" fo:font-size="10pt" fo:font-style="italic" style:font-size-asian="10pt" style:font-style-asian="italic" style:font-name-complex="Arial" style:font-size-complex="10pt"/>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fo:font-weight="normal" style:font-weight-asian="normal" style:font-weight-complex="normal"/>
    </style:style>
    <style:style style:name="T15" style:family="text">
      <style:text-properties fo:color="#231f20" style:font-name="Arial" fo:font-size="12pt" fo:font-style="normal" style:font-size-asian="12pt" style:font-style-asian="normal" style:font-name-complex="Arial" style:font-size-complex="12pt" style:font-style-complex="normal"/>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Default_20_Paragraph_20_Font"><text:span text:style-name="T1">Pré-</text:span></text:span><text:span text:style-name="Default_20_Paragraph_20_Font"><text:span text:style-name="T1">projeto de pesquisa</text:span></text:span></text:p>
      <text:p text:style-name="P5"><text:span text:style-name="Default_20_Paragraph_20_Font"><text:span text:style-name="T2">Tema:</text:span></text:span><text:span text:style-name="Default_20_Paragraph_20_Font"><text:span text:style-name="T3"> Transparência Orçamentaria Municipal</text:span></text:span></text:p>
      <text:p text:style-name="P5"><text:span text:style-name="Default_20_Paragraph_20_Font"><text:span text:style-name="T2">Problema:</text:span></text:span><text:span text:style-name="Default_20_Paragraph_20_Font"><text:span text:style-name="T3"> falta de metodologia para análise do cumprimento legal e aspectos técnicos de portais de transparência municipais</text:span></text:span></text:p>
      <text:p text:style-name="P5"><text:span text:style-name="Default_20_Paragraph_20_Font"><text:span text:style-name="T2">Hipótese:</text:span></text:span><text:span text:style-name="Default_20_Paragraph_20_Font"><text:span text:style-name="T3"> propor uma metodologia universal para análise de portais da transparência municipal</text:span></text:span></text:p>
      <text:p text:style-name="P5"><text:span text:style-name="Default_20_Paragraph_20_Font"><text:span text:style-name="T2">Justificativa:</text:span></text:span><text:span text:style-name="Default_20_Paragraph_20_Font"><text:span text:style-name="T3"> A Lei Complementar 131/09 obriga os municípios a divulgarem seus gastos pela internet, o tema é de comprovada importância para toda a sociedade pois é relativo a qualquer cidadão, a internet permite o acesso de todos os munícipes à averiguação dos gastos públicos.</text:span></text:span></text:p>
      <text:p text:style-name="P5"><text:span text:style-name="Default_20_Paragraph_20_Font"><text:span text:style-name="T2">Objetivo:</text:span></text:span><text:span text:style-name="Default_20_Paragraph_20_Font"><text:span text:style-name="T3"> criar uma metodologia universal para avaliar portais de transparência em critérios como cumprimento legal, maturidade do serviço prestado, comunicabilidade, confiabilidade, acessibilidade, disponibilidade, facilidade de uso e transparência. (p. 13)</text:span></text:span></text:p>
      <text:p text:style-name="P5"/>
      <text:p text:style-name="P15"><text:span text:style-name="Default_20_Paragraph_20_Font"><text:span text:style-name="T3">UNIVERSIDADE ESTADUAL PAULISTA “JULIO DE MESQUITA FILHO”</text:span></text:span></text:p>
      <text:p text:style-name="P13"><text:span text:style-name="Default_20_Paragraph_20_Font"><text:span text:style-name="T3"/></text:span></text:p>
      <text:p text:style-name="P13"><text:span text:style-name="Default_20_Paragraph_20_Font"><text:span text:style-name="T3"/></text:span></text:p>
      <text:p text:style-name="P13"><text:span text:style-name="Default_20_Paragraph_20_Font"><text:span text:style-name="T3"/></text:span></text:p>
      <text:p text:style-name="P13"><text:span text:style-name="Default_20_Paragraph_20_Font"><text:span text:style-name="T3"/></text:span></text:p>
      <text:p text:style-name="P13"><text:span text:style-name="Default_20_Paragraph_20_Font"><text:span text:style-name="T3"/></text:span></text:p>
      <text:p text:style-name="P13"><text:span text:style-name="Default_20_Paragraph_20_Font"><text:span text:style-name="T3"/></text:span></text:p>
      <text:p text:style-name="P13"><text:span text:style-name="Default_20_Paragraph_20_Font"><text:span text:style-name="T3"/></text:span></text:p>
      <text:p text:style-name="P13"><text:span text:style-name="Default_20_Paragraph_20_Font"><text:span text:style-name="T3"/></text:span></text:p>
      <text:p text:style-name="P13"><text:span text:style-name="Default_20_Paragraph_20_Font"><text:span text:style-name="T3"/></text:span></text:p>
      <text:p text:style-name="P13"><text:span text:style-name="Default_20_Paragraph_20_Font"><text:span text:style-name="T3">A ESCALA DE TRANSPARÊNCIA MUNICIPAL E ESTUDO DE CASO: APLICAÇÃO DA ESCALA NO PORTAL DE TRANSPARÊNCIA DE SÃO CARLOS - SP</text:span></text:span></text:p>
      <text:p text:style-name="P13"><text:span text:style-name="Default_20_Paragraph_20_Font"><text:span text:style-name="T3"/></text:span></text:p>
      <text:p text:style-name="P13"><text:span text:style-name="Default_20_Paragraph_20_Font"><text:span text:style-name="T3"/></text:span></text:p>
      <text:p text:style-name="P13"><text:span text:style-name="Default_20_Paragraph_20_Font"><text:span text:style-name="T3"/></text:span></text:p>
      <text:p text:style-name="P13"><text:span text:style-name="Default_20_Paragraph_20_Font"><text:span text:style-name="T3"/></text:span></text:p>
      <text:p text:style-name="P13"><text:span text:style-name="Default_20_Paragraph_20_Font"><text:span text:style-name="T3"/></text:span></text:p>
      <text:p text:style-name="P13"><text:span text:style-name="Default_20_Paragraph_20_Font"><text:span text:style-name="T3"/></text:span></text:p>
      <text:p text:style-name="P13"><text:span text:style-name="Default_20_Paragraph_20_Font"><text:span text:style-name="T3">FRANCISCO MATELLI MATULOVIC</text:span></text:span></text:p>
      <text:p text:style-name="P13"><text:span text:style-name="Default_20_Paragraph_20_Font"><text:span text:style-name="T3">PROFESSOR VALDEMIR APARECIDO PIRES</text:span></text:span></text:p>
      <text:p text:style-name="P13"><text:span text:style-name="Default_20_Paragraph_20_Font"><text:span text:style-name="T3"/></text:span></text:p>
      <text:p text:style-name="P13"><text:span text:style-name="Default_20_Paragraph_20_Font"><text:span text:style-name="T3"/></text:span></text:p>
      <text:p text:style-name="P13"><text:span text:style-name="Default_20_Paragraph_20_Font"><text:span text:style-name="T3"/></text:span></text:p>
      <text:p text:style-name="P13"><text:span text:style-name="Default_20_Paragraph_20_Font"><text:span text:style-name="T3">Araraquara – SP</text:span></text:span></text:p>
      <text:p text:style-name="P13"><text:span text:style-name="Default_20_Paragraph_20_Font"><text:span text:style-name="T3">2010</text:span></text:span></text:p>
      <text:p text:style-name="P15"><text:span text:style-name="Default_20_Paragraph_20_Font"><text:span text:style-name="T3">FRANCISCO MATELLI MATULOVIC</text:span></text:span></text:p>
      <text:p text:style-name="P13"><text:span text:style-name="Default_20_Paragraph_20_Font"><text:span text:style-name="T3"/></text:span></text:p>
      <text:p text:style-name="P13"><text:span text:style-name="Default_20_Paragraph_20_Font"><text:span text:style-name="T3"/></text:span></text:p>
      <text:p text:style-name="P13"/>
      <text:p text:style-name="P13"/>
      <text:p text:style-name="P13"><text:span text:style-name="Default_20_Paragraph_20_Font"><text:span text:style-name="T3"/></text:span></text:p>
      <text:p text:style-name="P13"><text:span text:style-name="Default_20_Paragraph_20_Font"><text:span text:style-name="T3">A ESCALA DE TRANSPARÊNCIA MUNICIPAL E ESTUDO DE CASO: APLICAÇÃO DA ESCALA NO PORTAL DE TRANSPARÊNCIA DE SÃO CARLOS - SP</text:span></text:span></text:p>
      <text:p text:style-name="P13"><text:span text:style-name="Default_20_Paragraph_20_Font"><text:span text:style-name="T3"/></text:span></text:p>
      <text:p text:style-name="P13"><text:span text:style-name="Default_20_Paragraph_20_Font"><text:span text:style-name="T3"/></text:span></text:p>
      <text:p text:style-name="P13"><text:span text:style-name="Default_20_Paragraph_20_Font"><text:span text:style-name="T3"/></text:span></text:p>
      <text:p text:style-name="P16"><text:span text:style-name="Default_20_Paragraph_20_Font"><text:span text:style-name="T3">Trabalho de Conclusão de Estágio apresentado ao curso de Administrção da Universidade Estadual Paulista – UNESP - de Araraquara como requisito parcial para obtenção do grau de Bacharel em Administração, sob orientação do Professor Valdemir Aparecido Pires</text:span></text:span></text:p>
      <text:p text:style-name="P13"/>
      <text:p text:style-name="P13"/>
      <text:p text:style-name="P13"/>
      <text:p text:style-name="P13"/>
      <text:p text:style-name="P13"/>
      <text:p text:style-name="P13"><text:span text:style-name="Default_20_Paragraph_20_Font"><text:span text:style-name="T3"/></text:span></text:p>
      <text:p text:style-name="P13"><text:span text:style-name="Default_20_Paragraph_20_Font"><text:span text:style-name="T3"/></text:span></text:p>
      <text:p text:style-name="P13"><text:span text:style-name="Default_20_Paragraph_20_Font"><text:span text:style-name="T3"/></text:span></text:p>
      <text:p text:style-name="P13"><text:span text:style-name="Default_20_Paragraph_20_Font"><text:span text:style-name="T3">Araraquara – SP</text:span></text:span></text:p>
      <text:p text:style-name="P13"><text:span text:style-name="Default_20_Paragraph_20_Font"><text:span text:style-name="T3">2010</text:span></text:span></text:p>
      <text:p text:style-name="Fonte_20_ABNT"><text:soft-page-break/><text:span text:style-name="Default_20_Paragraph_20_Font"><text:span text:style-name="T3"/></text:span></text:p>
      <text:p text:style-name="Fonte_20_ABNT"><text:span text:style-name="Default_20_Paragraph_20_Font"><text:span text:style-name="T3"/></text:span></text:p>
      <text:p text:style-name="Fonte_20_ABNT"><text:span text:style-name="Default_20_Paragraph_20_Font"><text:span text:style-name="T3"/></text:span></text:p>
      <text:p text:style-name="Fonte_20_ABNT"><text:span text:style-name="Default_20_Paragraph_20_Font"><text:span text:style-name="T3"/></text:span></text:p>
      <text:p text:style-name="Fonte_20_ABNT"><text:span text:style-name="Default_20_Paragraph_20_Font"><text:span text:style-name="T3"/></text:span></text:p>
      <text:p text:style-name="Fonte_20_ABNT"><text:span text:style-name="Default_20_Paragraph_20_Font"><text:span text:style-name="T3"/></text:span></text:p>
      <text:p text:style-name="Fonte_20_ABNT"><text:span text:style-name="Default_20_Paragraph_20_Font"><text:span text:style-name="T3"/></text:span></text:p>
      <text:p text:style-name="Fonte_20_ABNT"><text:span text:style-name="Default_20_Paragraph_20_Font"><text:span text:style-name="T3"/></text:span></text:p>
      <text:p text:style-name="Fonte_20_ABNT"><text:span text:style-name="Default_20_Paragraph_20_Font"><text:span text:style-name="T3"/></text:span></text:p>
      <text:p text:style-name="Fonte_20_ABNT"><text:span text:style-name="Default_20_Paragraph_20_Font"><text:span text:style-name="T3"/></text:span></text:p>
      <text:p text:style-name="Fonte_20_ABNT"><text:span text:style-name="Default_20_Paragraph_20_Font"><text:span text:style-name="T3"/></text:span></text:p>
      <text:p text:style-name="Fonte_20_ABNT"><text:span text:style-name="Default_20_Paragraph_20_Font"><text:span text:style-name="T3"/></text:span></text:p>
      <text:p text:style-name="Fonte_20_ABNT"><text:span text:style-name="Default_20_Paragraph_20_Font"><text:span text:style-name="T3"/></text:span></text:p>
      <text:p text:style-name="Fonte_20_ABNT"><text:span text:style-name="Default_20_Paragraph_20_Font"><text:span text:style-name="T3"/></text:span></text:p>
      <text:p text:style-name="Fonte_20_ABNT"><text:span text:style-name="Default_20_Paragraph_20_Font"><text:span text:style-name="T3"/></text:span></text:p>
      <text:p text:style-name="Fonte_20_ABNT"><text:span text:style-name="Default_20_Paragraph_20_Font"><text:span text:style-name="T3"/></text:span></text:p>
      <text:p text:style-name="Fonte_20_ABNT"><text:span text:style-name="Default_20_Paragraph_20_Font"><text:span text:style-name="T3"/></text:span></text:p>
      <text:p text:style-name="Fonte_20_ABNT"><text:span text:style-name="Default_20_Paragraph_20_Font"><text:span text:style-name="T3"/></text:span></text:p>
      <text:p text:style-name="Fonte_20_ABNT"><text:span text:style-name="Default_20_Paragraph_20_Font"><text:span text:style-name="T3"/></text:span></text:p>
      <text:p text:style-name="Fonte_20_ABNT"><text:span text:style-name="Default_20_Paragraph_20_Font"><text:span text:style-name="T3"/></text:span></text:p>
      <text:p text:style-name="Fonte_20_ABNT"><text:span text:style-name="Default_20_Paragraph_20_Font"><text:span text:style-name="T3">Agradeço a quem me ajudou, a Ive pelo link, a Josie por estar sempre ao meu lado, meu orientador pela confiança e minha família pelos ensinamentos</text:span></text:span></text:p>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33">Sumário</text:p>
          </text:index-title>
          <text:p text:style-name="P32">Introdução<text:tab/>6</text:p>
          <text:p text:style-name="P32">1 Transparência Orçamentária Municipal <text:tab/>7</text:p>
          <text:p text:style-name="P35">1.1 A nova realidade municipal advinda das leis complementares 101/00 e 131/09 <text:tab/>7</text:p>
          <text:p text:style-name="P35">1.2 TOMWeb – O conceito de transparência municipal ampliado<text:tab/>9</text:p>
          <text:p text:style-name="P35">1.3 Cesta de documentos TOMWeb<text:tab/>10</text:p>
          <text:p text:style-name="P35">1.4 Usabilidade e padrões brasileiros de internet<text:tab/>11</text:p>
          <text:p text:style-name="P35">1.5 Mecanismos de auto-avalição (feedback)<text:tab/>13</text:p>
          <text:p text:style-name="P32">2 A Escala de Transparência Municipal, Escala ETM<text:tab/>14</text:p>
          <text:p text:style-name="P35">2.1 Primeira parte, cumprimento legal<text:tab/>14</text:p>
          <text:p text:style-name="P35">2.2 Segunda parte, usabilidade e recursos extras<text:tab/>15</text:p>
          <text:p text:style-name="P32">3 Formulário para medir grau de transparência<text:tab/>16</text:p>
          <text:p text:style-name="P32">4 Estudo de caso: aplicando a escala ETM no portal de transparência da prefeitura de São Carlos-SP<text:tab/>21</text:p>
          <text:p text:style-name="P35">5.2 Relatório de recomendações<text:tab/>22</text:p>
          <text:p text:style-name="P32">5 ConclusÃO<text:tab/>23</text:p>
          <text:p text:style-name="P32">Referências<text:tab/>24</text:p>
        </text:index-body>
      </text:table-of-content>
      <text:p text:style-name="P1"><text:span text:style-name="Default_20_Paragraph_20_Font"><text:span text:style-name="T3"/></text:span></text:p>
      <text:h text:style-name="P34" text:outline-level="1"><text:bookmark-start text:name="h.amrcvf-1sumun"/><text:span text:style-name="Default_20_Paragraph_20_Font"><text:span text:style-name="T1">Introdução</text:span></text:span><text:bookmark-end text:name="h.amrcvf-1sumun"/></text:h>
      <text:p text:style-name="Fonte_20_ABNT">Este trabalho tem o objetivo de estimular as prefeituras a progredir na implementação de seus portais de transparência. Sugere a adoção da Escala de Transparência Municipal, metodologia que engloba métricas e padrões para medir o grau de transparência do portal de transparência.</text:p>
      <text:h text:style-name="P34" text:outline-level="1">1 <text:bookmark-start text:name="h.r48gd8-swg82u"/>Transparência<text:bookmark-end text:name="h.r48gd8-swg82u"/> Orçamentária Municipal </text:h>
      <text:p text:style-name="Fonte_20_ABNT"><text:bookmark-start text:name="h.6v02lw-22r4cn"/>A<text:bookmark-end text:name="h.6v02lw-22r4cn"/> transparência orçamentária municipal é um conceito amplo e vem ganhando destaque na agenda política nacional. Existe uma forte pressão da opinião pública no sentido de exigir mais transparência das ações, decisões e prestação de contas públicas. “As pressões sociais e políticas pela transparência fiscal e orçamentária derivam também de movimentos em defesa de governos mais eficientes, eficazes, efetivos e responsivos (accountables), preocupados com a legitimidade dos governos e a economicidade das administrações públicas.” (PIRES, 2010, p. 21)</text:p>
      <text:h text:style-name="Heading_20_2" text:outline-level="2"><text:bookmark-start text:name="h.6mhwt6-otjaar"/>1<text:bookmark-end text:name="h.6mhwt6-otjaar"/>.1 A nova realidade municipal advinda das leis complementares 101/00 e 131/09 </text:h>
      <text:p text:style-name="Fonte_20_ABNT"><text:bookmark-start text:name="h.6wj5ki-ukd9xr"/>Na<text:bookmark-end text:name="h.6wj5ki-ukd9xr"/> última década inovadoras e importantes leis foram aprovadas, as leis complementares LC 101/00 (Lei de Responsabilidade Fiscal) e a LC 131/09, ambas regulamentam o controle e execução do processo orçamentário e financeiro, são esforços para obter maior eficiência e transparência dos agentes públicos, incluindo municipais.</text:p>
      <text:p text:style-name="Fonte_20_ABNT">Esse aparato legal amplia os horizontes da gestão municipal e apresenta novos desafios para os gestores municipais. “O último momento de inovações de monta na gestão das finanças e contas públicas é o atual, que se estende de 2000 a 2009, iniciado pela Lei de Responsabilidade Fiscal (LC 101/00)1 e completado pela LC 131/09” (PIRES, 2010, p3).</text:p>
      <text:p text:style-name="Fonte_20_ABNT">A aprovação dessas leis são “uma excepcional oportunidade histórica que se coloca para o federalismo fiscal brasileiro, que a partir dela poderá transformar/inovar a <text:soft-page-break/>gestão fiscal dos governos locais, por meio da intensificação do uso da tecnologia disponível (e relativamente barata) e exigente em qualificação de pessoal para sua utilização, e incluir a cidadania no processo de controle social dos gastos públicos, além de potencializar a capacidade de atuação dos controles interno e externo já existentes (PIRES, 2010, p. 30)</text:p>
      <text:p text:style-name="Fonte_20_ABNT">De acordo com Pires a Lei de Responsabilidade Fiscal gerou aos municípios uma oportunidade histórica de “qualificação da gestão das finanças públicas municipais” (2010, p.4) e “combate aos desequilíbrios fiscais” (2010, p. 21). “Desde o advento da Lei de Responsabilidade Fiscal, no ano 2000, a transparência orçamentária (e também a fiscal, mais ampla) tornou-se exigência legal muito bem definida, inclusive por meio de audiências públicas e divulgação de dados e informações via internet.” (PIRES, 2010, p. 46).</text:p>
      <text:p text:style-name="Fonte_20_ABNT">A Lei Complementar 131/09, é inovadora em sua proposta pois “determina a disponibilização, em tempo real, de informações pormenorizadas sobre a execução orçamentária e financeira da União, dos Estados, do Distrito Federal e dos Municípios, por meio da rede mundial de computadores” (PIRES, 2010, p. 3) e “cria a obrigatoriedade de transparência das contas públicas em tempo real” (PIRES, 2010, p. 27)</text:p>
      <text:p text:style-name="Fonte_20_ABNT">Deve-se atentar para o fato de que em estudo realizado com prefeituras da Região Administrativa Central do Estado de São Paulo, uma região composta por 26 municípios, as exigências para o cumprimento da Lei Complementar 131/09 não foram plenamente atendidas por nenhum município. De um total de 10 itens que as prefeituras deveriam divulgar pela internet, verificou-se que, “a quantidade de municípios que não apresentam nenhuma informação sobre finanças e compras públicas na web, na RA <text:soft-page-break/>Central SP é de 7 (mais de um quarto do total). Os que apresentam entre 1 item e metade do total são 12. Cinco municípios apresentam de 6 a 8 itens” (PIRES, 2010b)</text:p>
      <text:p text:style-name="Fonte_20_ABNT">Um fator importante para entender este efeito é que a lei não exige nenhum padrão de desenvolvimento, não há proposta sobre como cada prefeitura deve fazer para criar seu portal. A lei obriga o município a de desenvolver seus portais da transparência com suas próprias competências.</text:p>
      <text:p text:style-name="Fonte_20_ABNT">A Escala ETM sugere padrões e análises universais para verificar o cumprimento da lei e a qualidade dos portais de transparência. A adoção de padrões “diminui o tempo, o custo de desenvolvimento e manutenção das páginas. Além disso, a padronização desses ambientes acelera o processo de adaptação e migração para tecnologias mais modernas, e ainda aumenta a qualidade da comunicação com a sociedade.” (Padroes E-GOV)</text:p>
      <text:h text:style-name="P31" text:outline-level="2">1.2 TOMWeb – O conceito de transparência municipal ampliado</text:h>
      <text:p text:style-name="P14">O conceito de transparência pode englobar diversas perspectivas, as contribuições para o tema surgem de uma diversidades de instituições, “<text:span text:style-name="T7">de organismos multilaterais, governos nacionais e subnacionais, entidades da sociedade civil, organizações não-governamentais e institutos de pesquisa, em numerosos países.” (PIRES, 2010, p. 21) “Dentre as quais merecem destaque o FMI – Fundo Monetário Internacional e a OCDE – Organização para a Cooperação e o Desenvolvimento Econômico, pela influência que exercem sobre os países-membros e também sobre os demais. (PIRES, 2010, p.22)</text:span></text:p>
      <text:p text:style-name="P17"><text:soft-page-break/><text:span text:style-name="T7">“O FMI foi a instituição multilateral que explicitou minuciosamente o conceito de transparência fiscal em 1998, por meio de seu </text:span><text:span text:style-name="T8">Código de Boas Práticas de Transparência Fiscal</text:span><text:span text:style-name="T7">, seguido de seu </text:span><text:span text:style-name="T8">Manual de Transparência Fiscal</text:span><text:span text:style-name="T7">.” (PIRES, 2010, p. 22). O outro organismo multilateral de destaque é a OCDE, que publicou o documento </text:span><text:span text:style-name="T8">Práticas Ótimas da OCDE para Obter a Transparência Orçamentária. </text:span><text:span text:style-name="T9">“</text:span><text:span text:style-name="T15">A OCDE (2008) também desenvolveu o conceito de integralidade das compras públicas, que deve ser considerado um elemento-chave na transparência orçamentária na medida em que parte expressiva das despesas orçamentárias referem-se a compras e contratações no mercado” (PIRES, 2010, p. 24)</text:span></text:p>
      <text:h text:style-name="Heading_20_2" text:outline-level="2">1.3 Cesta de documentos TOMWeb</text:h>
      <text:p text:style-name="Fonte_20_ABNT">Foi definido por Pires (2010, p. 30) uma cesta de documentos baseado na legislação, replico aqui a introdução e o quadro criado.</text:p>
      <text:p text:style-name="Citação_20_Longa">Assim, para um monitoramento do avanço da TOM Web nas cidades, de modo que possa ser acompanhada também pelos cidadãos comuns, leigos em finanças públicas, propõe-se uma cesta inicial de indicadores dessa transparência, a ser paulatinamente assimilada e aperfeiçoada pelas administrações locais e indivíduos e grupos organizados interessados no tema. Sua constituição é rigorosamente baseada em demonstrativos já estabelecidos na legislação e adotados na prática em todo o país, conforme demonstra o quadro 2 (exceto no caso de 4 itens: 1.5, 2.10, 2,11 e 3.5), e numa visão panorâmica bem concatenada do sistema e do processo orçamentários e de compras públicas vigente.</text:p>
      <text:p text:style-name="Citação_20_Longa"/>
      <table:table table:name="Table2" table:style-name="Table2">
        <table:table-column table:style-name="Table2.A"/>
        <table:table-column table:style-name="Table2.B"/>
        <table:table-row table:style-name="Table2.1">
          <table:table-cell table:style-name="Table2.A1" office:value-type="string">
            <text:p text:style-name="P24"><text:span text:style-name="T10">Documento de TOM </text:span><text:span text:style-name="T11">Web</text:span></text:p>
          </table:table-cell>
          <table:table-cell table:style-name="Table2.B1" office:value-type="string">
            <text:p text:style-name="P20">Legislação que torna obrigatório</text:p>
          </table:table-cell>
        </table:table-row>
        <table:table-row table:style-name="Table2.1">
          <table:table-cell table:style-name="Table2.A1" office:value-type="string">
            <text:p text:style-name="P22">1.1.PPA - Plano Plurianual</text:p>
            <text:p text:style-name="P21"/>
            <text:p text:style-name="P21">1.2. LDO - Lei de Diretrizes Orçamentárias e Anexos de Metas Fiscais e de Riscos Fiscais</text:p>
            <text:p text:style-name="P21"/>
            <text:p text:style-name="P21">1.3. LOA - Lei Orçamentária Anual </text:p>
            <text:p text:style-name="P21"><text:soft-page-break/></text:p>
            <text:p text:style-name="P21"/>
            <text:p text:style-name="P21">1.4.Programação Financeira</text:p>
            <text:p text:style-name="P21"/>
            <text:p text:style-name="P21">2.1. Boletins de caixa </text:p>
            <text:p text:style-name="P21"/>
            <text:p text:style-name="P21">2.2. Relação de pagamentos efetuados - com nome do beneficiado, valor, item adquirido ou contratado, modalidade licitatória utilizada </text:p>
            <text:p text:style-name="P21"/>
            <text:p text:style-name="P21">2.3. Balancete mensal da receita por categorias econômicas e por fontes </text:p>
            <text:p text:style-name="P21"/>
            <text:p text:style-name="P21">2.4. Balancete mensal da despesa por categorias econômicas e por elementos, por unidades orçamentárias </text:p>
            <text:p text:style-name="P21"/>
            <text:p text:style-name="P21">2.5. <text:s/>RREO - Relatório Resumido da Execução Orçamentária </text:p>
            <text:p text:style-name="P21"/>
            <text:p text:style-name="P21">2.6. RGF – Relatório de Gestão Fiscal </text:p>
            <text:p text:style-name="P21"/>
            <text:p text:style-name="P21">2.7. Demonstrativo do cumprimento do percentual mínimo de despesas com Saúde</text:p>
            <text:p text:style-name="P21"/>
            <text:p text:style-name="P21">2.8. Demonstrativo do cumprimento do percentual mínimo de despesas com Ensino</text:p>
            <text:p text:style-name="P21"/>
            <text:p text:style-name="P21">2.9. Balanços anuais (Orçamentário, Financeiro e Patrimonial) e Demonstração das Variações Patrimoniais </text:p>
            <text:p text:style-name="P21"/>
            <text:p text:style-name="P21">3.2. Editais de licitação por modalidades tradicionais (concorrência, tomada de preço e carta-convite)</text:p>
            <text:p text:style-name="P21"/>
            <text:p text:style-name="P21">3.2. Editais de licitação através de pregão </text:p>
            <text:p text:style-name="P21"/>
            <text:p text:style-name="P21">3.3. Lista de aquisições por compra direta – com nome do beneficiado, valor, item</text:p>
            <text:p text:style-name="P21"/>
            <text:p text:style-name="P21">3.4. Extrato de contratos adjudicados</text:p>
          </table:table-cell>
          <table:table-cell table:style-name="Table2.B1" office:value-type="string">
            <text:p text:style-name="P20">Constituição Federal, art. 165, I</text:p>
            <text:p text:style-name="P19"/>
            <text:p text:style-name="P19">Constituição Federal, art 165, II e LC 101/00, art. 4º. </text:p>
            <text:p text:style-name="P19"/>
            <text:p text:style-name="P19">Constituição Federal, art. 165, III e LC 101/00, <text:soft-page-break/>art. 5º. </text:p>
            <text:p text:style-name="P19"/>
            <text:p text:style-name="P19">Lei 4.320/64, art. 47 e LC 101/00, art. 8º. </text:p>
            <text:p text:style-name="P19"/>
            <text:p text:style-name="P19">LC 131/09, art. 2º., II</text:p>
            <text:p text:style-name="P19"/>
            <text:p text:style-name="P19">LC 131/09, art. 2º., I</text:p>
            <text:p text:style-name="P19"/>
            <text:p text:style-name="P19"/>
            <text:p text:style-name="P19"/>
            <text:p text:style-name="P19">Lei 4.320/64</text:p>
            <text:p text:style-name="P19"/>
            <text:p text:style-name="P19"/>
            <text:p text:style-name="P19">Lei 4.320/64</text:p>
            <text:p text:style-name="P19"/>
            <text:p text:style-name="P19"/>
            <text:p text:style-name="P19"/>
            <text:p text:style-name="P19">LC 101/00, art. 52-53</text:p>
            <text:p text:style-name="P19"/>
            <text:p text:style-name="P19"/>
            <text:p text:style-name="P19">LC 101/00, art 54-55</text:p>
            <text:p text:style-name="P19"/>
            <text:p text:style-name="P19">Portaria STN 471/000</text:p>
            <text:p text:style-name="P19"/>
            <text:p text:style-name="P19"/>
            <text:p text:style-name="P19">Portaria STN 471/000</text:p>
            <text:p text:style-name="P19"/>
            <text:p text:style-name="P19"/>
            <text:p text:style-name="P19">Lei 4.320/64, art. 101-106</text:p>
            <text:p text:style-name="P19"/>
            <text:p text:style-name="P19"/>
            <text:p text:style-name="P19"/>
            <text:p text:style-name="P19">Lei 8.666/93, art. 38-40</text:p>
            <text:p text:style-name="P19"/>
            <text:p text:style-name="P19"/>
            <text:p text:style-name="P19"/>
            <text:p text:style-name="P19">Lei 10.520/02, art. 4º.</text:p>
            <text:p text:style-name="P19"/>
            <text:p text:style-name="P19">LC 131/09, art. 2º., I</text:p>
            <text:p text:style-name="P19"/>
            <text:p text:style-name="P19"/>
            <text:p text:style-name="P19">Lei 8.666, art. 61, § único</text:p>
          </table:table-cell>
        </table:table-row>
      </table:table>
      <text:p text:style-name="P23"><text:span text:style-name="T7">Quadro 1 – Documentos propiciadores de TOM </text:span><text:span text:style-name="T8">Web</text:span><text:span text:style-name="T7"> na legislação brasileira</text:span></text:p>
      <text:p text:style-name="P18">Fonte: Pires 2010 p. 31</text:p>
      <text:p text:style-name="P25"/>
      <text:h text:style-name="Heading_20_2" text:outline-level="2">1.4 Usabilidade e padrões brasileiros de internet</text:h>
      <text:p text:style-name="Fonte_20_ABNT">“A facilidade de uso ou usabilidade trata da qualidade de interação e navegação da interface para acesso ao serviço. A interface é um dos fatores críticos para o <text:soft-page-break/>sucesso de um sistema. A interface deve ser, portanto, fácil de usar. Ela deve oferecer um ambiente amigável que permita uma navegação intuitiva e rápida.” (BRASIL, 2007, p. 17)</text:p>
      <text:p text:style-name="Fonte_20_ABNT">“Órgãos do governo disponibilizam informações e serviços em portais e sítios da web, porém o grande volume e a complexidade da estrutura governamental podem tornar a localização da informação uma tarefa difícil, até mesmo impossível para os cidadãos.” (BRASIL) “A navegabilidade diz respeito à distribuição ou localização das fontes de informação. As informações devem ser facilmente encontradas. O usuário não deve ser obrigado a percorrer caminhos intrincados dentro do sítio ou portal para encontrar as informações desejadas.” (BRASIL, 2007, p. 18)</text:p>
      <text:p text:style-name="Fonte_20_ABNT">“Mais do que ofertar serviços, no entanto, as políticas em desenvolvimento buscam ampliar o alcance das ações ao considerar um conjunto de questões relacionadas ao necessário alinhamento da implantação de serviços públicos por meios eletrônicos com as necessidades da população. Iniciativas voltadas para aspectos relacionados à usabilidade, acessibilidade, linguagem visual e escrita, arquitetura de conteúdo e interoperabilidade, ou seja, focadas na interface de interação com o usuário são alguns exemplos a citar.” (cp. 4)</text:p>
      <text:p text:style-name="Fonte_20_ABNT">“A construção de sítios acessíveis é uma exigência do decreto 5.296, publicado em dezembro de 2004, que torna obrigatória a acessibilidade nos portais e sítios eletrônicos da administração pública na rede mundial de computadores para o uso das pessoas com necessidades especiais, garantindo-lhes o pleno acesso aos conteúdos disponíveis.” <text:a xlink:type="simple" xlink:href="http://www.governoeletronico.gov.br/acoes-e-projetos/e-MAG">http://www.governoeletronico.gov.br/acoes-e-projetos/e-MAG</text:a></text:p>
      <text:h text:style-name="Heading_20_2" text:outline-level="2"><text:soft-page-break/>1.5 Mecanismos de auto-avalição (feedback)</text:h>
      <text:p text:style-name="Fonte_20_ABNT">“Há, entretanto, outros momentos ou aspectos de igual ou maior relevância a serem considerados pelas estratégias de implantação de serviços por meios eletrônicos. Um deles diz respeito à avaliação do serviço após sua implementação, de maneira a identificar seu alinhamento maior ou menor com as necessidades do usuário e a permitir sua constante evolução. Não obstante, na maioria das práticas brasileiras de prestação de serviços públicos por meios eletrônicos, o que ainda se percebe é a ausência de iniciativas de avaliação ou mecanismos de mensuração de seu despenho quanto à conveniência para a sociedade.” (BRASIL, 2007, p. 4)</text:p>
      <text:p text:style-name="Fonte_20_ABNT">“Técnicas, metodologias e ferramentas de avaliação são cada vez mais reconhecidas como um mecanismo que propiciam o aumento da produtividade, da eficiência e da efetividade nas relações entre o Estado e a sociedade. Como afirma Persegona (2005), “a necessidade de fortalecer práticas de adoção de mecanismos que privilegiem a participação popular, tanto na formulação quanto na avaliação de políticas públicas, viabilizando o controle social das mesmas é condição sine qua non para o sucesso da reforma do Estado””. (BRASIL, 2007, p. 09)</text:p>
      <text:p text:style-name="Fonte_20_ABNT"><text:bookmark-start text:name="h.e7yakg-fzj2d2"/>Os<text:bookmark-end text:name="h.e7yakg-fzj2d2"/> portais de transparência devem permitir que o usuário-cidadão forneça feedback sobre os serviços e possa interagir enviando sugestões e críticas. Essa interação com os usuário devem orientar o desenvolvimento do serviço a atender as necessidades dos cidadão.</text:p>
      <text:h text:style-name="P34" text:outline-level="1">2 A Escala de Transparência Municipal, Escala ETM</text:h>
      <text:p text:style-name="Fonte_20_ABNT">A escala tem a finalidade de mensurar o cumprimento das recomendações do <text:span text:style-name="T12">Manual de Transparência do FMI</text:span> e do guia com <text:span text:style-name="T12">Melhores Práticas OCDE Para a Transparência Orçamentária</text:span>, além de adequar o site aos <text:span text:style-name="T12">Padrões Brasileiros de e-Gov, </text:span><text:span text:style-name="T13">do.</text:span> Quanto mais adequado à lei e às recomendações, maior o grau de transparência do município.</text:p>
      <text:p text:style-name="Fonte_20_ABNT">A utilização da escala tende a aproximar os municípios no sentido do compartilhamento de experiências, para que a criação/manutenção desses portais não seja algo que ocorra de maneira insular, isoladamente, em cada município. A aplicação da escala permite a comparações entre as prefeituras e a composição de um quadro brasileiro de transparência.</text:p>
      <text:p text:style-name="Fonte_20_ABNT">A utilização da escala é simples, basta um avaliador preencher o formulário (<text:span text:style-name="T12">checklist</text:span>) de acordo com as informações que encontrar no site e somar os pontos correspondentes. A escala é dividida em 2 partes, a primeira focaliza o cumprimento das leis e recomendações do FMI e OCDE, a segunda parte são os aspectos técnicos da implementação de um saite ou e-Serviço.</text:p>
      <text:h text:style-name="Heading_20_2" text:outline-level="2">2.1 Primeira parte, cumprimento legal</text:h>
      <text:p text:style-name="Fonte_20_ABNT">Recomenda-se que toda a prefeitura tenha um espaço exclusivo em seu saite reservado para divulgar informações e documentos relativos a transparência. Esse portal deve incluir uma cesta básica de documentos definidos por lei. “A<text:span text:style-name="T7"> cesta de </text:span><text:soft-page-break/><text:span text:style-name="T7">documentos que contempla permite completo diagnóstico da gestão orçamentária e financeira local e tem total amparo jurídico-legal” (PIRES, 2010, p. 47)</text:span></text:p>
      <text:p text:style-name="Fonte_20_ABNT"/>
      <text:p text:style-name="Fonte_20_ABNT">Disponibilizar todos os documentos da cesta TOMWeb</text:p>
      <text:p text:style-name="Fonte_20_ABNT">Longe de ser realidade, separação dos documentos por categoria</text:p>
      <text:p text:style-name="Fonte_20_ABNT"/>
      <text:p text:style-name="P7">Algumas prefeituras não dispõem nem de saites institucionais, devem percorrer um longo caminho até chegar a um portal exclusivo para divulgar informações relativas a transparência. Devemos atentar para o fato de que apesar de serem exigências básicas, requerem uma estrutura tecnológica pré-estabelecida e maiores competências dos recursos humanos.</text:p>
      <text:p text:style-name="P7"/>
      <text:p text:style-name="P7">De acordo com Pires “concretamente, o que se propõe é a inclusão no portal, saite ou home-page (a ser criado, se não existir) de cada município, de um link, botão ou menu denominado Transparência Orçamentária Municipal via Web (TOM Web1), contendo documentos, informações e dados relevantes sobre os tópicos 1) planejamento orçamentário, 2) execução orçamentária e 3) compras públicas, que são imediatamente identificados com a modalidade de transparência que se tem em foco neste trabalho” (2010, p. 32).</text:p>
      <text:p text:style-name="P7"/>
      <text:h text:style-name="Heading_20_2" text:outline-level="2">2.2 Segunda parte, usabilidade e recursos extras</text:h>
      <text:p text:style-name="Fonte_20_ABNT">A usabilidade é um aspecto fundamental...</text:p>
      <text:h text:style-name="P34" text:outline-level="1">3 Formulário para medir grau de transparência</text:h>
      <text:p text:style-name="Fonte_20_ABNT">O formulário é dividido em duas partes, sendo que cada uma representa uma metade da pontuação total. A primeira parte é sobre o cumprimento das exigências legais e divulgação de todos os documentos necessários, a escala prioriza essas informações, a segunda parte considera aspectos técnicos e operacionais do portal. Fica portanto o formulário dividido da seguinte maneira:</text:p>
      <text:list xml:id="list818351906" text:style-name="LS2">
        <text:list-item>
          <text:p text:style-name="P28"><text:span text:style-name="T14">Parte 1</text:span> - Cumprimento legal, disponibilização de documentos</text:p>
          <text:list>
            <text:list-item>
              <text:p text:style-name="P28">LC 131/09</text:p>
            </text:list-item>
            <text:list-item>
              <text:p text:style-name="P28">LC 101/00</text:p>
            </text:list-item>
            <text:list-item>
              <text:p text:style-name="P28">CF art. 165</text:p>
            </text:list-item>
            <text:list-item>
              <text:p text:style-name="P28">Lei 8.666/93</text:p>
            </text:list-item>
            <text:list-item>
              <text:p text:style-name="P28">Lei 10.520</text:p>
            </text:list-item>
            <text:list-item>
              <text:p text:style-name="P28">Lei 4.320</text:p>
            </text:list-item>
            <text:list-item>
              <text:p text:style-name="P28">Portaria STN 41/000</text:p>
            </text:list-item>
          </text:list>
        </text:list-item>
        <text:list-item>
          <text:p text:style-name="P28">Parte 2 – Diretrizes de usabilidade e aspectos operacionais</text:p>
          <text:list>
            <text:list-item>
              <text:p text:style-name="P29">Padrões Brasileiros de e-Gov, cartilha de Usabilidade</text:p>
            </text:list-item>
            <text:list-item>
              <text:p text:style-name="P29">Indicadores e Métricas para avalição de e-Serivços</text:p>
            </text:list-item>
            <text:list-item>
              <text:p text:style-name="P29">Padrão brasileiro de acessibilidade e-Mag 3.0</text:p>
            </text:list-item>
          </text:list>
        </text:list-item>
      </text:list>
      <table:table table:name="QuestionarioETM" table:style-name="QuestionarioETM">
        <table:table-column table:style-name="QuestionarioETM.A"/>
        <table:table-column table:style-name="QuestionarioETM.B"/>
        <table:table-column table:style-name="QuestionarioETM.C"/>
        <table:table-row>
          <table:table-cell table:style-name="QuestionarioETM.A1" office:value-type="string">
            <text:p text:style-name="Table_20_Heading"/>
          </table:table-cell>
          <table:table-cell table:style-name="QuestionarioETM.A1" office:value-type="string">
            <text:p text:style-name="P12">Sim?</text:p>
          </table:table-cell>
          <table:table-cell table:style-name="QuestionarioETM.C1" office:value-type="string">
            <text:p text:style-name="P12">Pontos</text:p>
          </table:table-cell>
        </table:table-row>
        <table:table-row>
          <table:table-cell table:style-name="QuestionarioETM.A2" office:value-type="string">
            <text:p text:style-name="Table_20_Heading">Parte 1 – Cumprimento legal, disponibilização de documentos obrigatórios</text:p>
          </table:table-cell>
          <table:table-cell table:style-name="QuestionarioETM.A2" office:value-type="string">
            <text:p text:style-name="Table_20_Heading"/>
          </table:table-cell>
          <table:table-cell table:style-name="QuestionarioETM.C2" office:value-type="string">
            <text:p text:style-name="Table_20_Heading"/>
          </table:table-cell>
        </table:table-row>
        <table:table-row>
          <table:table-cell table:style-name="QuestionarioETM.A2" office:value-type="string">
            <text:p text:style-name="P10">Planejamento Orçamentário</text:p>
          </table:table-cell>
          <table:table-cell table:style-name="QuestionarioETM.A2" office:value-type="string">
            <text:p text:style-name="P8"/>
          </table:table-cell>
          <table:table-cell table:style-name="QuestionarioETM.C2" office:value-type="string">
            <text:p text:style-name="P8"/>
          </table:table-cell>
        </table:table-row>
        <table:table-row>
          <table:table-cell table:style-name="QuestionarioETM.A2" office:value-type="string">
            <text:p text:style-name="Table_20_Contents">PPA - Plano Plurianual (do quadriênio em curso e do anterior) </text:p>
          </table:table-cell>
          <table:table-cell table:style-name="QuestionarioETM.A2" office:value-type="string">
            <text:p text:style-name="P8"/>
          </table:table-cell>
          <table:table-cell table:style-name="QuestionarioETM.C2" office:value-type="string">
            <text:p text:style-name="P8"/>
          </table:table-cell>
        </table:table-row>
        <table:table-row>
          <table:table-cell table:style-name="QuestionarioETM.A2" office:value-type="string">
            <text:p text:style-name="Table_20_Contents">LDO - Lei de Diretrizes Orçamentárias e Anexos de Metas Fiscais e de Riscos Fiscais (do ano em curso e dos 3 anteriores) </text:p>
          </table:table-cell>
          <table:table-cell table:style-name="QuestionarioETM.A2" office:value-type="string">
            <text:p text:style-name="P8"/>
          </table:table-cell>
          <table:table-cell table:style-name="QuestionarioETM.C2" office:value-type="string">
            <text:p text:style-name="P8"/>
          </table:table-cell>
        </table:table-row>
        <table:table-row>
          <table:table-cell table:style-name="QuestionarioETM.A2" office:value-type="string">
            <text:p text:style-name="Table_20_Contents">LOA - Lei Orçamentária Anual (do ano em curso e dos 3 anteriores) </text:p>
          </table:table-cell>
          <table:table-cell table:style-name="QuestionarioETM.A2" office:value-type="string">
            <text:p text:style-name="P8"/>
          </table:table-cell>
          <table:table-cell table:style-name="QuestionarioETM.C2" office:value-type="string">
            <text:p text:style-name="P8"/>
          </table:table-cell>
        </table:table-row>
        <table:table-row>
          <table:table-cell table:style-name="QuestionarioETM.A2" office:value-type="string">
            <text:p text:style-name="Table_20_Contents">Programação Financeira (do trimestre em curso e <text:s/>dos 2 anos anteriores)</text:p>
          </table:table-cell>
          <table:table-cell table:style-name="QuestionarioETM.A2" office:value-type="string">
            <text:p text:style-name="P8"/>
          </table:table-cell>
          <table:table-cell table:style-name="QuestionarioETM.C2" office:value-type="string">
            <text:p text:style-name="P8"/>
          </table:table-cell>
        </table:table-row>
        <table:table-row>
          <table:table-cell table:style-name="QuestionarioETM.A2" office:value-type="string">
            <text:p text:style-name="Table_20_Contents">Informações sobre audiências públicas ou atividades similares (orçamento participativo, consultas etc.)</text:p>
          </table:table-cell>
          <table:table-cell table:style-name="QuestionarioETM.A2" office:value-type="string">
            <text:p text:style-name="P8"/>
          </table:table-cell>
          <table:table-cell table:style-name="QuestionarioETM.C2" office:value-type="string">
            <text:p text:style-name="P8"/>
          </table:table-cell>
        </table:table-row>
        <table:table-row>
          <table:table-cell table:style-name="QuestionarioETM.A2" office:value-type="string">
            <text:p text:style-name="P10">Execução Orçamentária</text:p>
          </table:table-cell>
          <table:table-cell table:style-name="QuestionarioETM.A2" office:value-type="string">
            <text:p text:style-name="P8"/>
          </table:table-cell>
          <table:table-cell table:style-name="QuestionarioETM.C2" office:value-type="string">
            <text:p text:style-name="P8"/>
          </table:table-cell>
        </table:table-row>
        <table:table-row>
          <table:table-cell table:style-name="QuestionarioETM.A2" office:value-type="string">
            <text:p text:style-name="Table_20_Contents"><text:span text:style-name="T6">Boletins de caixa (últimos </text:span>36 meses)</text:p>
          </table:table-cell>
          <table:table-cell table:style-name="QuestionarioETM.A2" office:value-type="string">
            <text:p text:style-name="P8"/>
          </table:table-cell>
          <table:table-cell table:style-name="QuestionarioETM.C2" office:value-type="string">
            <text:p text:style-name="P8"/>
          </table:table-cell>
        </table:table-row>
        <table:table-row>
          <table:table-cell table:style-name="QuestionarioETM.A2" office:value-type="string">
            <text:p text:style-name="P11">Relação de pagamentos efetuados - com nome do beneficiado, valor, item adquirido ou contratado, modalidade licitatória utilizada (últimos 36 meses)</text:p>
          </table:table-cell>
          <table:table-cell table:style-name="QuestionarioETM.A2" office:value-type="string">
            <text:p text:style-name="P8"/>
          </table:table-cell>
          <table:table-cell table:style-name="QuestionarioETM.C2" office:value-type="string">
            <text:p text:style-name="P8"/>
          </table:table-cell>
        </table:table-row>
        <table:table-row>
          <table:table-cell table:style-name="QuestionarioETM.A2" office:value-type="string">
            <text:p text:style-name="P11">Balancete mensal da receita por categorias econômicas e por fontes (dos últimos 36 meses)</text:p>
          </table:table-cell>
          <table:table-cell table:style-name="QuestionarioETM.A2" office:value-type="string">
            <text:p text:style-name="P8"/>
          </table:table-cell>
          <table:table-cell table:style-name="QuestionarioETM.C2" office:value-type="string">
            <text:p text:style-name="P8"/>
          </table:table-cell>
        </table:table-row>
        <table:table-row>
          <table:table-cell table:style-name="QuestionarioETM.A2" office:value-type="string">
            <text:p text:style-name="P11">Balancete mensal da despesa por categorias econômicas e por elementos, por unidades orçamentárias (últimos 36 meses)</text:p>
          </table:table-cell>
          <table:table-cell table:style-name="QuestionarioETM.A2" office:value-type="string">
            <text:p text:style-name="P8"/>
          </table:table-cell>
          <table:table-cell table:style-name="QuestionarioETM.C2" office:value-type="string">
            <text:p text:style-name="P8"/>
          </table:table-cell>
        </table:table-row>
        <table:table-row>
          <table:table-cell table:style-name="QuestionarioETM.A2" office:value-type="string">
            <text:p text:style-name="P11">RREO - Relatório Resumido da Execução Orçamentária (dos18 últimos bimestres)</text:p>
          </table:table-cell>
          <table:table-cell table:style-name="QuestionarioETM.A2" office:value-type="string">
            <text:p text:style-name="P8"/>
          </table:table-cell>
          <table:table-cell table:style-name="QuestionarioETM.C2" office:value-type="string">
            <text:p text:style-name="P8"/>
          </table:table-cell>
        </table:table-row>
        <table:table-row>
          <table:table-cell table:style-name="QuestionarioETM.A2" office:value-type="string">
            <text:p text:style-name="P11">RGF – Relatório de Gestão Fiscal (dos últimos 9 quadrimestres)</text:p>
          </table:table-cell>
          <table:table-cell table:style-name="QuestionarioETM.A2" office:value-type="string">
            <text:p text:style-name="P8"/>
          </table:table-cell>
          <table:table-cell table:style-name="QuestionarioETM.C2" office:value-type="string">
            <text:p text:style-name="P8"/>
          </table:table-cell>
        </table:table-row>
        <table:table-row>
          <table:table-cell table:style-name="QuestionarioETM.A2" office:value-type="string">
            <text:p text:style-name="P11">Demonstrativo do cumprimento do percentual mínimo de despesas com Saúde (dos últimos 6 semestres)</text:p>
          </table:table-cell>
          <table:table-cell table:style-name="QuestionarioETM.A2" office:value-type="string">
            <text:p text:style-name="P8"/>
          </table:table-cell>
          <table:table-cell table:style-name="QuestionarioETM.C2" office:value-type="string">
            <text:p text:style-name="P8"/>
          </table:table-cell>
        </table:table-row>
        <table:table-row>
          <table:table-cell table:style-name="QuestionarioETM.A2" office:value-type="string">
            <text:p text:style-name="P11">Demonstrativo do cumprimento do percentual mínimo de despesas com Ensino(dos últimos 18 bimestres)</text:p>
          </table:table-cell>
          <table:table-cell table:style-name="QuestionarioETM.A2" office:value-type="string">
            <text:p text:style-name="P8"/>
          </table:table-cell>
          <table:table-cell table:style-name="QuestionarioETM.C2" office:value-type="string">
            <text:p text:style-name="P8"/>
          </table:table-cell>
        </table:table-row>
        <table:table-row>
          <table:table-cell table:style-name="QuestionarioETM.A2" office:value-type="string">
            <text:p text:style-name="P11">Balanços anuais (Orçamentário, Financeiro e Patrimonial) e Demonstração das Variações Patrimoniais (dos <text:s/>últimos 3 anos)</text:p>
          </table:table-cell>
          <table:table-cell table:style-name="QuestionarioETM.A2" office:value-type="string">
            <text:p text:style-name="P8"/>
          </table:table-cell>
          <table:table-cell table:style-name="QuestionarioETM.C2" office:value-type="string">
            <text:p text:style-name="P8"/>
          </table:table-cell>
        </table:table-row>
        <table:table-row>
          <table:table-cell table:style-name="QuestionarioETM.A2" office:value-type="string">
            <text:p text:style-name="P11">Pareceres do Tribunal de Contas e decisão do Legislativo sobre eles (dos últimos 3 anos)</text:p>
          </table:table-cell>
          <table:table-cell table:style-name="QuestionarioETM.A2" office:value-type="string">
            <text:p text:style-name="P8"/>
          </table:table-cell>
          <table:table-cell table:style-name="QuestionarioETM.C2" office:value-type="string">
            <text:p text:style-name="P8"/>
          </table:table-cell>
        </table:table-row>
        <table:table-row>
          <table:table-cell table:style-name="QuestionarioETM.A2" office:value-type="string">
            <text:p text:style-name="Table_20_Contents">Eventuais prestações de contas e planilhas analíticas sobre a execução orçamentária, apresentadas ou não em audiências públicas e atividades similares (orçamento participativo, prestação de contas etc.)</text:p>
          </table:table-cell>
          <table:table-cell table:style-name="QuestionarioETM.A2" office:value-type="string">
            <text:p text:style-name="P8"/>
          </table:table-cell>
          <table:table-cell table:style-name="QuestionarioETM.C2" office:value-type="string">
            <text:p text:style-name="P8"/>
          </table:table-cell>
        </table:table-row>
        <table:table-row>
          <table:table-cell table:style-name="QuestionarioETM.A2" office:value-type="string">
            <text:p text:style-name="P9">Compras Públicas</text:p>
          </table:table-cell>
          <table:table-cell table:style-name="QuestionarioETM.A2" office:value-type="string">
            <text:p text:style-name="P8"/>
          </table:table-cell>
          <table:table-cell table:style-name="QuestionarioETM.C2" office:value-type="string">
            <text:p text:style-name="P8"/>
          </table:table-cell>
        </table:table-row>
        <table:table-row>
          <table:table-cell table:style-name="QuestionarioETM.A2" office:value-type="string">
            <text:p text:style-name="Table_20_Contents">Editais de licitação por modalidades tradicionais (concorrência, tomada de <text:soft-page-break/>preço e carta-convite)</text:p>
          </table:table-cell>
          <table:table-cell table:style-name="QuestionarioETM.A2" office:value-type="string">
            <text:p text:style-name="P8"/>
          </table:table-cell>
          <table:table-cell table:style-name="QuestionarioETM.C2" office:value-type="string">
            <text:p text:style-name="P8"/>
          </table:table-cell>
        </table:table-row>
        <table:table-row>
          <table:table-cell table:style-name="QuestionarioETM.A2" office:value-type="string">
            <text:p text:style-name="Table_20_Contents">Editais de licitação através de pregão (presencial ou eletrônico)</text:p>
          </table:table-cell>
          <table:table-cell table:style-name="QuestionarioETM.A2" office:value-type="string">
            <text:p text:style-name="P8"/>
          </table:table-cell>
          <table:table-cell table:style-name="QuestionarioETM.C2" office:value-type="string">
            <text:p text:style-name="P8"/>
          </table:table-cell>
        </table:table-row>
        <table:table-row>
          <table:table-cell table:style-name="QuestionarioETM.A2" office:value-type="string">
            <text:p text:style-name="Table_20_Contents">Lista de aquisições por compra direta – com nome do beneficiado, valor, item adquirido ou contratado</text:p>
          </table:table-cell>
          <table:table-cell table:style-name="QuestionarioETM.A2" office:value-type="string">
            <text:p text:style-name="P8"/>
          </table:table-cell>
          <table:table-cell table:style-name="QuestionarioETM.C2" office:value-type="string">
            <text:p text:style-name="P8"/>
          </table:table-cell>
        </table:table-row>
        <table:table-row>
          <table:table-cell table:style-name="QuestionarioETM.A2" office:value-type="string">
            <text:p text:style-name="Table_20_Contents">Extrato de contratos adjudicados</text:p>
          </table:table-cell>
          <table:table-cell table:style-name="QuestionarioETM.A2" office:value-type="string">
            <text:p text:style-name="P8"/>
          </table:table-cell>
          <table:table-cell table:style-name="QuestionarioETM.C2" office:value-type="string">
            <text:p text:style-name="P8"/>
          </table:table-cell>
        </table:table-row>
        <table:table-row>
          <table:table-cell table:style-name="QuestionarioETM.A2" office:value-type="string">
            <text:p text:style-name="P8">Informações sobre alterações contratuais</text:p>
          </table:table-cell>
          <table:table-cell table:style-name="QuestionarioETM.A2" office:value-type="string">
            <text:p text:style-name="P8"/>
          </table:table-cell>
          <table:table-cell table:style-name="QuestionarioETM.C2" office:value-type="string">
            <text:p text:style-name="P8"/>
          </table:table-cell>
        </table:table-row>
      </table:table>
      <text:p text:style-name="P7"/>
      <table:table table:name="Table1" table:style-name="Table1">
        <table:table-column table:style-name="Table1.A"/>
        <table:table-column table:style-name="Table1.B"/>
        <table:table-column table:style-name="Table1.C"/>
        <table:table-row>
          <table:table-cell table:style-name="Table1.A1" office:value-type="string">
            <text:p text:style-name="Table_20_Heading">Parte 2 – Diretrizes de usabilidade e aspectos operacionais</text:p>
          </table:table-cell>
          <table:table-cell table:style-name="Table1.A1" office:value-type="string">
            <text:p text:style-name="Table_20_Heading"/>
          </table:table-cell>
          <table:table-cell table:style-name="Table1.C1" office:value-type="string">
            <text:p text:style-name="Table_20_Heading"/>
          </table:table-cell>
        </table:table-row>
        <table:table-row>
          <table:table-cell table:style-name="Table1.A2" office:value-type="string">
            <text:p text:style-name="Table_20_Heading">Usabilidade</text:p>
          </table:table-cell>
          <table:table-cell table:style-name="Table1.A2" office:value-type="string">
            <text:p text:style-name="Table_20_Heading"/>
          </table:table-cell>
          <table:table-cell table:style-name="Table1.C2" office:value-type="string">
            <text:p text:style-name="Table_20_Heading"/>
          </table:table-cell>
        </table:table-row>
        <table:table-row>
          <table:table-cell table:style-name="Table1.A2" office:value-type="string">
            <text:p text:style-name="Table_20_Contents">Possuir um portal dedicado exclusivamente a transparência?</text:p>
          </table:table-cell>
          <table:table-cell table:style-name="Table1.A2" office:value-type="string">
            <text:p text:style-name="P8"/>
          </table:table-cell>
          <table:table-cell table:style-name="Table1.C2" office:value-type="string">
            <text:p text:style-name="P8"/>
          </table:table-cell>
        </table:table-row>
        <table:table-row>
          <table:table-cell table:style-name="Table1.A2" office:value-type="string">
            <text:p text:style-name="P8">Existência de uniformidade/padrão de apresentação e formatos?</text:p>
          </table:table-cell>
          <table:table-cell table:style-name="Table1.A2" office:value-type="string">
            <text:p text:style-name="P8"/>
          </table:table-cell>
          <table:table-cell table:style-name="Table1.C2" office:value-type="string">
            <text:p text:style-name="P8"/>
          </table:table-cell>
        </table:table-row>
        <table:table-row>
          <table:table-cell table:style-name="Table1.A2" office:value-type="string">
            <text:p text:style-name="P8">O site fornece a localização do usuário em um conjunto de páginas (breadcumb)? Exemplo: Você está em: Página inicial &gt; Downloads </text:p>
          </table:table-cell>
          <table:table-cell table:style-name="Table1.A2" office:value-type="string">
            <text:p text:style-name="P8"/>
          </table:table-cell>
          <table:table-cell table:style-name="Table1.C2" office:value-type="string">
            <text:p text:style-name="P8"/>
          </table:table-cell>
        </table:table-row>
        <table:table-row>
          <table:table-cell table:style-name="Table1.A2" office:value-type="string">
            <text:p text:style-name="P8">Os botões de navegação funcionam adequadamente? Eles estão devidamente descrito?</text:p>
          </table:table-cell>
          <table:table-cell table:style-name="Table1.A2" office:value-type="string">
            <text:p text:style-name="P8"/>
          </table:table-cell>
          <table:table-cell table:style-name="Table1.C2" office:value-type="string">
            <text:p text:style-name="P8"/>
          </table:table-cell>
        </table:table-row>
        <table:table-row>
          <table:table-cell table:style-name="Table1.A2" office:value-type="string">
            <text:p text:style-name="Table_20_Contents">Os links apresentam descrições curtas e objetivas? As palavras utilizadas <text:s/>identificam o destino ao qual remetem? Abrem o conteúdo na mesma página de navegação ou avisam que irão abrir em uma nova página? </text:p>
          </table:table-cell>
          <table:table-cell table:style-name="Table1.A2" office:value-type="string">
            <text:p text:style-name="P8"/>
          </table:table-cell>
          <table:table-cell table:style-name="Table1.C2" office:value-type="string">
            <text:p text:style-name="P8"/>
          </table:table-cell>
        </table:table-row>
        <table:table-row>
          <table:table-cell table:style-name="Table1.A2" office:value-type="string">
            <text:p text:style-name="P8">Há um campo de busca no site? O resultado da busca é de fácil acesso? </text:p>
          </table:table-cell>
          <table:table-cell table:style-name="Table1.A2" office:value-type="string">
            <text:p text:style-name="P8"/>
          </table:table-cell>
          <table:table-cell table:style-name="Table1.C2" office:value-type="string">
            <text:p text:style-name="P8"/>
          </table:table-cell>
        </table:table-row>
        <table:table-row>
          <table:table-cell table:style-name="Table1.A2" office:value-type="string">
            <text:p text:style-name="P8">As descrições dos campos dos formulários estão adequadas? O botão para enviar o formulário funciona corretamente?</text:p>
          </table:table-cell>
          <table:table-cell table:style-name="Table1.A2" office:value-type="string">
            <text:p text:style-name="P8"/>
          </table:table-cell>
          <table:table-cell table:style-name="Table1.C2" office:value-type="string">
            <text:p text:style-name="P8"/>
          </table:table-cell>
        </table:table-row>
        <table:table-row>
          <table:table-cell table:style-name="Table1.A2" office:value-type="string">
            <text:p text:style-name="P8">Existe o Mapa do Site? </text:p>
          </table:table-cell>
          <table:table-cell table:style-name="Table1.A2" office:value-type="string">
            <text:p text:style-name="P8"/>
          </table:table-cell>
          <table:table-cell table:style-name="Table1.C2" office:value-type="string">
            <text:p text:style-name="P8"/>
          </table:table-cell>
        </table:table-row>
        <table:table-row>
          <table:table-cell table:style-name="Table1.A2" office:value-type="string">
            <text:p text:style-name="P8">Até 3 cliques para chegar a informação?</text:p>
          </table:table-cell>
          <table:table-cell table:style-name="Table1.A2" office:value-type="string">
            <text:p text:style-name="P8"/>
          </table:table-cell>
          <table:table-cell table:style-name="Table1.C2" office:value-type="string">
            <text:p text:style-name="P8"/>
          </table:table-cell>
        </table:table-row>
        <table:table-row>
          <table:table-cell table:style-name="Table1.A2" office:value-type="string">
            <text:p text:style-name="P8">Não utiliza pop-ups para abrir links em nova janela ou avisa que irá acionar uma pop-up?</text:p>
          </table:table-cell>
          <table:table-cell table:style-name="Table1.A2" office:value-type="string">
            <text:p text:style-name="P8"/>
          </table:table-cell>
          <table:table-cell table:style-name="Table1.C2" office:value-type="string">
            <text:p text:style-name="P8"/>
          </table:table-cell>
        </table:table-row>
        <table:table-row>
          <table:table-cell table:style-name="Table1.A2" office:value-type="string">
            <text:p text:style-name="P8">Os documentos disponibilizados permitem que seu conteúdo seja copiado?</text:p>
          </table:table-cell>
          <table:table-cell table:style-name="Table1.A2" office:value-type="string">
            <text:p text:style-name="P8"/>
          </table:table-cell>
          <table:table-cell table:style-name="Table1.C2" office:value-type="string">
            <text:p text:style-name="P8"/>
          </table:table-cell>
        </table:table-row>
        <table:table-row>
          <table:table-cell table:style-name="Table1.A2" office:value-type="string">
            <text:p text:style-name="P8">Os arquivos para download apresentam a extensão a qual são disponibilizados?</text:p>
          </table:table-cell>
          <table:table-cell table:style-name="Table1.A2" office:value-type="string">
            <text:p text:style-name="P8"/>
          </table:table-cell>
          <table:table-cell table:style-name="Table1.C2" office:value-type="string">
            <text:p text:style-name="P8"/>
          </table:table-cell>
        </table:table-row>
        <table:table-row>
          <table:table-cell table:style-name="Table1.A2" office:value-type="string">
            <text:p text:style-name="P8">Páginas de erro (404) devem ser claras e possuir link para página inicial? Recurso de busca?</text:p>
          </table:table-cell>
          <table:table-cell table:style-name="Table1.A2" office:value-type="string">
            <text:p text:style-name="P8"/>
          </table:table-cell>
          <table:table-cell table:style-name="Table1.C2" office:value-type="string">
            <text:p text:style-name="P8"/>
          </table:table-cell>
        </table:table-row>
        <table:table-row>
          <table:table-cell table:style-name="Table1.A2" office:value-type="string">
            <text:p text:style-name="Table_20_Contents">Sobre a redação dos textos, a leitura das palavras e frases está sendo compreendida? Os parágrafos estão com um tamanho razoável?</text:p>
          </table:table-cell>
          <table:table-cell table:style-name="Table1.A2" office:value-type="string">
            <text:p text:style-name="P8"/>
          </table:table-cell>
          <table:table-cell table:style-name="Table1.C2" office:value-type="string">
            <text:p text:style-name="P8"/>
          </table:table-cell>
        </table:table-row>
        <table:table-row>
          <table:table-cell table:style-name="Table1.A2" office:value-type="string">
            <text:p text:style-name="P8">Há indicação de responsáveis por atos administrativos?</text:p>
          </table:table-cell>
          <table:table-cell table:style-name="Table1.A2" office:value-type="string">
            <text:p text:style-name="P8"/>
          </table:table-cell>
          <table:table-cell table:style-name="Table1.C2" office:value-type="string">
            <text:p text:style-name="P8"/>
          </table:table-cell>
        </table:table-row>
        <table:table-row>
          <table:table-cell table:style-name="Table1.A2" office:value-type="string">
            <text:p text:style-name="P8">O site possui opções para redimensionamento do texto? </text:p>
          </table:table-cell>
          <table:table-cell table:style-name="Table1.A2" office:value-type="string">
            <text:p text:style-name="P8"/>
          </table:table-cell>
          <table:table-cell table:style-name="Table1.C2" office:value-type="string">
            <text:p text:style-name="P8"/>
          </table:table-cell>
        </table:table-row>
        <table:table-row>
          <table:table-cell table:style-name="Table1.A2" office:value-type="string">
            <text:p text:style-name="P37">Recursos para interação com o usuário</text:p>
          </table:table-cell>
          <table:table-cell table:style-name="Table1.A2" office:value-type="string">
            <text:p text:style-name="P8"/>
          </table:table-cell>
          <table:table-cell table:style-name="Table1.C2" office:value-type="string">
            <text:p text:style-name="P8"/>
          </table:table-cell>
        </table:table-row>
        <table:table-row>
          <table:table-cell table:style-name="Table1.A2" office:value-type="string">
            <text:p text:style-name="P8">Existem mecânismos de comunicação com o usuário-cidadão para feedback?</text:p>
          </table:table-cell>
          <table:table-cell table:style-name="Table1.A2" office:value-type="string">
            <text:p text:style-name="P8"/>
          </table:table-cell>
          <table:table-cell table:style-name="Table1.C2" office:value-type="string">
            <text:p text:style-name="P8"/>
          </table:table-cell>
        </table:table-row>
        <table:table-row>
          <table:table-cell table:style-name="Table1.A2" office:value-type="string">
            <text:p text:style-name="P8">Existem indicadores de satisfação?</text:p>
          </table:table-cell>
          <table:table-cell table:style-name="Table1.A2" office:value-type="string">
            <text:p text:style-name="P8"/>
          </table:table-cell>
          <table:table-cell table:style-name="Table1.C2" office:value-type="string">
            <text:p text:style-name="P8"/>
          </table:table-cell>
        </table:table-row>
        <table:table-row>
          <table:table-cell table:style-name="Table1.A2" office:value-type="string">
            <text:p text:style-name="P8">Existe tecnologia para o aviso de atualizações por email ou feed de postagens?</text:p>
          </table:table-cell>
          <table:table-cell table:style-name="Table1.A2" office:value-type="string">
            <text:p text:style-name="P8"/>
          </table:table-cell>
          <table:table-cell table:style-name="Table1.C2" office:value-type="string">
            <text:p text:style-name="P8"/>
          </table:table-cell>
        </table:table-row>
        <table:table-row>
          <table:table-cell table:style-name="Table1.A2" office:value-type="string">
            <text:p text:style-name="P8">Existe iniciativas voltadas para educação orçamentária, como textos explicatívos ou vídeos?</text:p>
          </table:table-cell>
          <table:table-cell table:style-name="Table1.A2" office:value-type="string">
            <text:p text:style-name="P8"/>
          </table:table-cell>
          <table:table-cell table:style-name="Table1.C2" office:value-type="string">
            <text:p text:style-name="P8"/>
          </table:table-cell>
        </table:table-row>
        <text:soft-page-break/>
        <table:table-row>
          <table:table-cell table:style-name="Table1.A2" office:value-type="string">
            <text:p text:style-name="P8">O site possui uma página de ajuda, FAQ ou com dicas de navegação? </text:p>
          </table:table-cell>
          <table:table-cell table:style-name="Table1.A2" office:value-type="string">
            <text:p text:style-name="P8"/>
          </table:table-cell>
          <table:table-cell table:style-name="Table1.C2" office:value-type="string">
            <text:p text:style-name="P8"/>
          </table:table-cell>
        </table:table-row>
        <table:table-row>
          <table:table-cell table:style-name="Table1.A2" office:value-type="string">
            <text:p text:style-name="P8">Existência de formas de contato das instituições e pessoas envolvidas, email, telefone, endereço? Existe informação sobre o prazo de atendimento?</text:p>
          </table:table-cell>
          <table:table-cell table:style-name="Table1.A2" office:value-type="string">
            <text:p text:style-name="P8"/>
          </table:table-cell>
          <table:table-cell table:style-name="Table1.C2" office:value-type="string">
            <text:p text:style-name="P8"/>
          </table:table-cell>
        </table:table-row>
      </table:table>
      <text:h text:style-name="P34" text:outline-level="1">4 Estudo de caso: aplicando a escala ETM no portal de transparência da prefeitura de São Carlos-SP</text:h>
      <text:p text:style-name="Fonte_20_ABNT">A aplicação da escala ETM é bastante simples e um estudo de caso aparece como um desdobrando natural deste trabalho. O portal de transparência de São Carlos foi escolhido para ser o primeiro a utilizar a escala, a cidade apresenta ótimos níveis sociais e econômico, seu portal da transparência é premiado *ref</text:p>
      <text:p text:style-name="Fonte_20_ABNT">A cidade de São Carlos, localizada “no interior do estado de São Paulo e próximo de seu centro geográfico, perfaz distância rodoviária de 231 quilômetros da capital paulista. Com uma população estimada em 220.463 habitantes (IBGE/2009), distribuídos em uma área total de 1.141 km², é a 14.ª maior cidade do interior do estado em número de residentes.</text:p>
      <text:p text:style-name="Fonte_20_ABNT">A cidade é um importante centro regional industrial, com a economia fundamentada em atividades industriais e na agropecuária (neste setor, destaca-se a produção de cana-de-açúcar, laranja, leite e frango).” (WIKIPEDIA)</text:p>
      <text:p text:style-name="Fonte_20_ABNT"/>
      <text:p text:style-name="Fonte_20_ABNT">*Alguns dados sobre São Carlos e *portal t</text:p>
      <text:p text:style-name="Fonte_20_ABNT"/>
      <text:p text:style-name="Fonte_20_ABNT">Aplicando a Escala</text:p>
      <text:p text:style-name="Fonte_20_ABNT"/>
      <text:p text:style-name="Fonte_20_ABNT">Resultado Final - gráficos e textos</text:p>
      <text:h text:style-name="Heading_20_2" text:outline-level="2"><text:soft-page-break/>4.2 Relatório de recomendações</text:h>
      <text:p text:style-name="Fonte_20_ABNT"/>
      <text:h text:style-name="P34" text:outline-level="1">5 ConclusÃO</text:h>
      <text:p text:style-name="Fonte_20_ABNT">A transparência do gasto público não deve ser encarada como um instrumentos válido, possível, sequer viável para conter a falta de ética do servidor público. Em cenários políticos marcados por atores sem ética, a falta de ética pode o levar os responsáveis a publicar informações que não são verdadeiros.</text:p>
      <text:p text:style-name="Fonte_20_ABNT">Acredito que adoção da escala pode levar a uma melhora gradual dos portais de transparência, e de uma maneira mais ampla fortalecer o movimento em pró da transparência governamental no âmbito municipal.</text:p>
      <text:h text:style-name="P34" text:outline-level="1"><text:bookmark-start text:name="h.ho19tg-2frqdy"/>Referências<text:bookmark-end text:name="h.ho19tg-2frqdy"/></text:h>
      <text:p text:style-name="P2"><text:span text:style-name="Default_20_Paragraph_20_Font"><text:span text:style-name="T3">BRASIL. Lei Complementar n. 101, de 4 de maio de 2000. Disponível em: &lt;</text:span></text:span><text:a xlink:type="simple" xlink:href="http://www.google.com/url?q=http%3A%2F%2Fwww.planalto.gov.br%2Fccivil_03%2FLeis%2FLCP%2FLcp101.htm&amp;sa=D&amp;sntz=1&amp;usg=AFQjCNFTy-a1Rk-Os9FCu3_OOgQbe4wFtg"><text:span text:style-name="Default_20_Paragraph_20_Font"><text:span text:style-name="Default_20_Paragraph_20_Font"><text:span text:style-name="T3"> </text:span></text:span></text:span></text:a><text:a xlink:type="simple" xlink:href="http://www.google.com/url?q=http%3A%2F%2Fwww.planalto.gov.br%2Fccivil_03%2FLeis%2FLCP%2FLcp101.htm&amp;sa=D&amp;sntz=1&amp;usg=AFQjCNFTy-a1Rk-Os9FCu3_OOgQbe4wFtg"><text:span text:style-name="Default_20_Paragraph_20_Font"><text:span text:style-name="Default_20_Paragraph_20_Font">http</text:span></text:span></text:a><text:a xlink:type="simple" xlink:href="http://www.google.com/url?q=http%3A%2F%2Fwww.planalto.gov.br%2Fccivil_03%2FLeis%2FLCP%2FLcp101.htm&amp;sa=D&amp;sntz=1&amp;usg=AFQjCNFTy-a1Rk-Os9FCu3_OOgQbe4wFtg"><text:span text:style-name="Default_20_Paragraph_20_Font"><text:span text:style-name="Default_20_Paragraph_20_Font">://</text:span></text:span></text:a><text:a xlink:type="simple" xlink:href="http://www.google.com/url?q=http%3A%2F%2Fwww.planalto.gov.br%2Fccivil_03%2FLeis%2FLCP%2FLcp101.htm&amp;sa=D&amp;sntz=1&amp;usg=AFQjCNFTy-a1Rk-Os9FCu3_OOgQbe4wFtg"><text:span text:style-name="Default_20_Paragraph_20_Font"><text:span text:style-name="Default_20_Paragraph_20_Font">www</text:span></text:span></text:a><text:a xlink:type="simple" xlink:href="http://www.google.com/url?q=http%3A%2F%2Fwww.planalto.gov.br%2Fccivil_03%2FLeis%2FLCP%2FLcp101.htm&amp;sa=D&amp;sntz=1&amp;usg=AFQjCNFTy-a1Rk-Os9FCu3_OOgQbe4wFtg"><text:span text:style-name="Default_20_Paragraph_20_Font"><text:span text:style-name="Default_20_Paragraph_20_Font">.</text:span></text:span></text:a><text:a xlink:type="simple" xlink:href="http://www.google.com/url?q=http%3A%2F%2Fwww.planalto.gov.br%2Fccivil_03%2FLeis%2FLCP%2FLcp101.htm&amp;sa=D&amp;sntz=1&amp;usg=AFQjCNFTy-a1Rk-Os9FCu3_OOgQbe4wFtg"><text:span text:style-name="Default_20_Paragraph_20_Font"><text:span text:style-name="Default_20_Paragraph_20_Font">planalto</text:span></text:span></text:a><text:a xlink:type="simple" xlink:href="http://www.google.com/url?q=http%3A%2F%2Fwww.planalto.gov.br%2Fccivil_03%2FLeis%2FLCP%2FLcp101.htm&amp;sa=D&amp;sntz=1&amp;usg=AFQjCNFTy-a1Rk-Os9FCu3_OOgQbe4wFtg"><text:span text:style-name="Default_20_Paragraph_20_Font"><text:span text:style-name="Default_20_Paragraph_20_Font">.</text:span></text:span></text:a><text:a xlink:type="simple" xlink:href="http://www.google.com/url?q=http%3A%2F%2Fwww.planalto.gov.br%2Fccivil_03%2FLeis%2FLCP%2FLcp101.htm&amp;sa=D&amp;sntz=1&amp;usg=AFQjCNFTy-a1Rk-Os9FCu3_OOgQbe4wFtg"><text:span text:style-name="Default_20_Paragraph_20_Font"><text:span text:style-name="Default_20_Paragraph_20_Font">gov</text:span></text:span></text:a><text:a xlink:type="simple" xlink:href="http://www.google.com/url?q=http%3A%2F%2Fwww.planalto.gov.br%2Fccivil_03%2FLeis%2FLCP%2FLcp101.htm&amp;sa=D&amp;sntz=1&amp;usg=AFQjCNFTy-a1Rk-Os9FCu3_OOgQbe4wFtg"><text:span text:style-name="Default_20_Paragraph_20_Font"><text:span text:style-name="Default_20_Paragraph_20_Font">.</text:span></text:span></text:a><text:a xlink:type="simple" xlink:href="http://www.google.com/url?q=http%3A%2F%2Fwww.planalto.gov.br%2Fccivil_03%2FLeis%2FLCP%2FLcp101.htm&amp;sa=D&amp;sntz=1&amp;usg=AFQjCNFTy-a1Rk-Os9FCu3_OOgQbe4wFtg"><text:span text:style-name="Default_20_Paragraph_20_Font"><text:span text:style-name="Default_20_Paragraph_20_Font">br</text:span></text:span></text:a><text:a xlink:type="simple" xlink:href="http://www.google.com/url?q=http%3A%2F%2Fwww.planalto.gov.br%2Fccivil_03%2FLeis%2FLCP%2FLcp101.htm&amp;sa=D&amp;sntz=1&amp;usg=AFQjCNFTy-a1Rk-Os9FCu3_OOgQbe4wFtg"><text:span text:style-name="Default_20_Paragraph_20_Font"><text:span text:style-name="Default_20_Paragraph_20_Font">/</text:span></text:span></text:a><text:a xlink:type="simple" xlink:href="http://www.google.com/url?q=http%3A%2F%2Fwww.planalto.gov.br%2Fccivil_03%2FLeis%2FLCP%2FLcp101.htm&amp;sa=D&amp;sntz=1&amp;usg=AFQjCNFTy-a1Rk-Os9FCu3_OOgQbe4wFtg"><text:span text:style-name="Default_20_Paragraph_20_Font"><text:span text:style-name="Default_20_Paragraph_20_Font">ccivil</text:span></text:span></text:a><text:a xlink:type="simple" xlink:href="http://www.google.com/url?q=http%3A%2F%2Fwww.planalto.gov.br%2Fccivil_03%2FLeis%2FLCP%2FLcp101.htm&amp;sa=D&amp;sntz=1&amp;usg=AFQjCNFTy-a1Rk-Os9FCu3_OOgQbe4wFtg"><text:span text:style-name="Default_20_Paragraph_20_Font"><text:span text:style-name="Default_20_Paragraph_20_Font">_03/</text:span></text:span></text:a><text:a xlink:type="simple" xlink:href="http://www.google.com/url?q=http%3A%2F%2Fwww.planalto.gov.br%2Fccivil_03%2FLeis%2FLCP%2FLcp101.htm&amp;sa=D&amp;sntz=1&amp;usg=AFQjCNFTy-a1Rk-Os9FCu3_OOgQbe4wFtg"><text:span text:style-name="Default_20_Paragraph_20_Font"><text:span text:style-name="Default_20_Paragraph_20_Font">Leis</text:span></text:span></text:a><text:a xlink:type="simple" xlink:href="http://www.google.com/url?q=http%3A%2F%2Fwww.planalto.gov.br%2Fccivil_03%2FLeis%2FLCP%2FLcp101.htm&amp;sa=D&amp;sntz=1&amp;usg=AFQjCNFTy-a1Rk-Os9FCu3_OOgQbe4wFtg"><text:span text:style-name="Default_20_Paragraph_20_Font"><text:span text:style-name="Default_20_Paragraph_20_Font">/</text:span></text:span></text:a><text:a xlink:type="simple" xlink:href="http://www.google.com/url?q=http%3A%2F%2Fwww.planalto.gov.br%2Fccivil_03%2FLeis%2FLCP%2FLcp101.htm&amp;sa=D&amp;sntz=1&amp;usg=AFQjCNFTy-a1Rk-Os9FCu3_OOgQbe4wFtg"><text:span text:style-name="Default_20_Paragraph_20_Font"><text:span text:style-name="Default_20_Paragraph_20_Font">LCP</text:span></text:span></text:a><text:a xlink:type="simple" xlink:href="http://www.google.com/url?q=http%3A%2F%2Fwww.planalto.gov.br%2Fccivil_03%2FLeis%2FLCP%2FLcp101.htm&amp;sa=D&amp;sntz=1&amp;usg=AFQjCNFTy-a1Rk-Os9FCu3_OOgQbe4wFtg"><text:span text:style-name="Default_20_Paragraph_20_Font"><text:span text:style-name="Default_20_Paragraph_20_Font">/</text:span></text:span></text:a><text:a xlink:type="simple" xlink:href="http://www.google.com/url?q=http%3A%2F%2Fwww.planalto.gov.br%2Fccivil_03%2FLeis%2FLCP%2FLcp101.htm&amp;sa=D&amp;sntz=1&amp;usg=AFQjCNFTy-a1Rk-Os9FCu3_OOgQbe4wFtg"><text:span text:style-name="Default_20_Paragraph_20_Font"><text:span text:style-name="Default_20_Paragraph_20_Font">Lcp</text:span></text:span></text:a><text:a xlink:type="simple" xlink:href="http://www.google.com/url?q=http%3A%2F%2Fwww.planalto.gov.br%2Fccivil_03%2FLeis%2FLCP%2FLcp101.htm&amp;sa=D&amp;sntz=1&amp;usg=AFQjCNFTy-a1Rk-Os9FCu3_OOgQbe4wFtg"><text:span text:style-name="Default_20_Paragraph_20_Font"><text:span text:style-name="Default_20_Paragraph_20_Font">101.</text:span></text:span></text:a><text:a xlink:type="simple" xlink:href="http://www.google.com/url?q=http%3A%2F%2Fwww.planalto.gov.br%2Fccivil_03%2FLeis%2FLCP%2FLcp101.htm&amp;sa=D&amp;sntz=1&amp;usg=AFQjCNFTy-a1Rk-Os9FCu3_OOgQbe4wFtg"><text:span text:style-name="Default_20_Paragraph_20_Font"><text:span text:style-name="Default_20_Paragraph_20_Font">htm</text:span></text:span></text:a><text:span text:style-name="Default_20_Paragraph_20_Font"><text:span text:style-name="T3">&gt;. Acesso em: 25 out 2010.</text:span></text:span></text:p>
      <text:p text:style-name="P4"/>
      <text:p text:style-name="P2"><text:span text:style-name="Default_20_Paragraph_20_Font"><text:span text:style-name="T3">BRASIL</text:span></text:span><text:span text:style-name="Default_20_Paragraph_20_Font"><text:span text:style-name="T3">. </text:span></text:span><text:span text:style-name="Default_20_Paragraph_20_Font"><text:span text:style-name="T3">Lei</text:span></text:span><text:span text:style-name="Default_20_Paragraph_20_Font"><text:span text:style-name="T3"> </text:span></text:span><text:span text:style-name="Default_20_Paragraph_20_Font"><text:span text:style-name="T3">Complementar</text:span></text:span><text:span text:style-name="Default_20_Paragraph_20_Font"><text:span text:style-name="T3"> </text:span></text:span><text:span text:style-name="Default_20_Paragraph_20_Font"><text:span text:style-name="T3">n</text:span></text:span><text:span text:style-name="Default_20_Paragraph_20_Font"><text:span text:style-name="T3">. 131, </text:span></text:span><text:span text:style-name="Default_20_Paragraph_20_Font"><text:span text:style-name="T3">de</text:span></text:span><text:span text:style-name="Default_20_Paragraph_20_Font"><text:span text:style-name="T3"> 27 </text:span></text:span><text:span text:style-name="Default_20_Paragraph_20_Font"><text:span text:style-name="T3">de</text:span></text:span><text:span text:style-name="Default_20_Paragraph_20_Font"><text:span text:style-name="T3"> </text:span></text:span><text:span text:style-name="Default_20_Paragraph_20_Font"><text:span text:style-name="T3">maio</text:span></text:span><text:span text:style-name="Default_20_Paragraph_20_Font"><text:span text:style-name="T3"> </text:span></text:span><text:span text:style-name="Default_20_Paragraph_20_Font"><text:span text:style-name="T3">de</text:span></text:span><text:span text:style-name="Default_20_Paragraph_20_Font"><text:span text:style-name="T3"> 2009. </text:span></text:span><text:span text:style-name="Default_20_Paragraph_20_Font"><text:span text:style-name="T3">Disponível</text:span></text:span><text:span text:style-name="Default_20_Paragraph_20_Font"><text:span text:style-name="T3"> </text:span></text:span><text:span text:style-name="Default_20_Paragraph_20_Font"><text:span text:style-name="T3">em</text:span></text:span><text:span text:style-name="Default_20_Paragraph_20_Font"><text:span text:style-name="T3">: &lt;</text:span></text:span><text:a xlink:type="simple" xlink:href="http://www.google.com/url?q=http%3A%2F%2Fwww.planalto.gov.br%2Fccivil%2Fleis%2FLCP%2FLcp131.htm&amp;sa=D&amp;sntz=1&amp;usg=AFQjCNGbkbooFjFFmbvuB2oLfohSrzHu4g"><text:span text:style-name="Default_20_Paragraph_20_Font"><text:span text:style-name="Default_20_Paragraph_20_Font"><text:span text:style-name="T3"> </text:span></text:span></text:span></text:a><text:a xlink:type="simple" xlink:href="http://www.google.com/url?q=http%3A%2F%2Fwww.planalto.gov.br%2Fccivil%2Fleis%2FLCP%2FLcp131.htm&amp;sa=D&amp;sntz=1&amp;usg=AFQjCNGbkbooFjFFmbvuB2oLfohSrzHu4g"><text:span text:style-name="Default_20_Paragraph_20_Font"><text:span text:style-name="Default_20_Paragraph_20_Font"><text:span text:style-name="T5">http</text:span></text:span></text:span></text:a><text:a xlink:type="simple" xlink:href="http://www.google.com/url?q=http%3A%2F%2Fwww.planalto.gov.br%2Fccivil%2Fleis%2FLCP%2FLcp131.htm&amp;sa=D&amp;sntz=1&amp;usg=AFQjCNGbkbooFjFFmbvuB2oLfohSrzHu4g"><text:span text:style-name="Default_20_Paragraph_20_Font"><text:span text:style-name="Default_20_Paragraph_20_Font"><text:span text:style-name="T5">://</text:span></text:span></text:span></text:a><text:a xlink:type="simple" xlink:href="http://www.google.com/url?q=http%3A%2F%2Fwww.planalto.gov.br%2Fccivil%2Fleis%2FLCP%2FLcp131.htm&amp;sa=D&amp;sntz=1&amp;usg=AFQjCNGbkbooFjFFmbvuB2oLfohSrzHu4g"><text:span text:style-name="Default_20_Paragraph_20_Font"><text:span text:style-name="Default_20_Paragraph_20_Font"><text:span text:style-name="T5">www</text:span></text:span></text:span></text:a><text:a xlink:type="simple" xlink:href="http://www.google.com/url?q=http%3A%2F%2Fwww.planalto.gov.br%2Fccivil%2Fleis%2FLCP%2FLcp131.htm&amp;sa=D&amp;sntz=1&amp;usg=AFQjCNGbkbooFjFFmbvuB2oLfohSrzHu4g"><text:span text:style-name="Default_20_Paragraph_20_Font"><text:span text:style-name="Default_20_Paragraph_20_Font"><text:span text:style-name="T5">.</text:span></text:span></text:span></text:a><text:a xlink:type="simple" xlink:href="http://www.google.com/url?q=http%3A%2F%2Fwww.planalto.gov.br%2Fccivil%2Fleis%2FLCP%2FLcp131.htm&amp;sa=D&amp;sntz=1&amp;usg=AFQjCNGbkbooFjFFmbvuB2oLfohSrzHu4g"><text:span text:style-name="Default_20_Paragraph_20_Font"><text:span text:style-name="Default_20_Paragraph_20_Font"><text:span text:style-name="T5">planalto</text:span></text:span></text:span></text:a><text:a xlink:type="simple" xlink:href="http://www.google.com/url?q=http%3A%2F%2Fwww.planalto.gov.br%2Fccivil%2Fleis%2FLCP%2FLcp131.htm&amp;sa=D&amp;sntz=1&amp;usg=AFQjCNGbkbooFjFFmbvuB2oLfohSrzHu4g"><text:span text:style-name="Default_20_Paragraph_20_Font"><text:span text:style-name="Default_20_Paragraph_20_Font"><text:span text:style-name="T5">.</text:span></text:span></text:span></text:a><text:a xlink:type="simple" xlink:href="http://www.google.com/url?q=http%3A%2F%2Fwww.planalto.gov.br%2Fccivil%2Fleis%2FLCP%2FLcp131.htm&amp;sa=D&amp;sntz=1&amp;usg=AFQjCNGbkbooFjFFmbvuB2oLfohSrzHu4g"><text:span text:style-name="Default_20_Paragraph_20_Font"><text:span text:style-name="Default_20_Paragraph_20_Font"><text:span text:style-name="T5">gov</text:span></text:span></text:span></text:a><text:a xlink:type="simple" xlink:href="http://www.google.com/url?q=http%3A%2F%2Fwww.planalto.gov.br%2Fccivil%2Fleis%2FLCP%2FLcp131.htm&amp;sa=D&amp;sntz=1&amp;usg=AFQjCNGbkbooFjFFmbvuB2oLfohSrzHu4g"><text:span text:style-name="Default_20_Paragraph_20_Font"><text:span text:style-name="Default_20_Paragraph_20_Font"><text:span text:style-name="T5">.</text:span></text:span></text:span></text:a><text:a xlink:type="simple" xlink:href="http://www.google.com/url?q=http%3A%2F%2Fwww.planalto.gov.br%2Fccivil%2Fleis%2FLCP%2FLcp131.htm&amp;sa=D&amp;sntz=1&amp;usg=AFQjCNGbkbooFjFFmbvuB2oLfohSrzHu4g"><text:span text:style-name="Default_20_Paragraph_20_Font"><text:span text:style-name="Default_20_Paragraph_20_Font"><text:span text:style-name="T5">br</text:span></text:span></text:span></text:a><text:a xlink:type="simple" xlink:href="http://www.google.com/url?q=http%3A%2F%2Fwww.planalto.gov.br%2Fccivil%2Fleis%2FLCP%2FLcp131.htm&amp;sa=D&amp;sntz=1&amp;usg=AFQjCNGbkbooFjFFmbvuB2oLfohSrzHu4g"><text:span text:style-name="Default_20_Paragraph_20_Font"><text:span text:style-name="Default_20_Paragraph_20_Font"><text:span text:style-name="T5">/</text:span></text:span></text:span></text:a><text:a xlink:type="simple" xlink:href="http://www.google.com/url?q=http%3A%2F%2Fwww.planalto.gov.br%2Fccivil%2Fleis%2FLCP%2FLcp131.htm&amp;sa=D&amp;sntz=1&amp;usg=AFQjCNGbkbooFjFFmbvuB2oLfohSrzHu4g"><text:span text:style-name="Default_20_Paragraph_20_Font"><text:span text:style-name="Default_20_Paragraph_20_Font"><text:span text:style-name="T5">ccivil</text:span></text:span></text:span></text:a><text:a xlink:type="simple" xlink:href="http://www.google.com/url?q=http%3A%2F%2Fwww.planalto.gov.br%2Fccivil%2Fleis%2FLCP%2FLcp131.htm&amp;sa=D&amp;sntz=1&amp;usg=AFQjCNGbkbooFjFFmbvuB2oLfohSrzHu4g"><text:span text:style-name="Default_20_Paragraph_20_Font"><text:span text:style-name="Default_20_Paragraph_20_Font"><text:span text:style-name="T5">/</text:span></text:span></text:span></text:a><text:a xlink:type="simple" xlink:href="http://www.google.com/url?q=http%3A%2F%2Fwww.planalto.gov.br%2Fccivil%2Fleis%2FLCP%2FLcp131.htm&amp;sa=D&amp;sntz=1&amp;usg=AFQjCNGbkbooFjFFmbvuB2oLfohSrzHu4g"><text:span text:style-name="Default_20_Paragraph_20_Font"><text:span text:style-name="Default_20_Paragraph_20_Font"><text:span text:style-name="T5">leis</text:span></text:span></text:span></text:a><text:a xlink:type="simple" xlink:href="http://www.google.com/url?q=http%3A%2F%2Fwww.planalto.gov.br%2Fccivil%2Fleis%2FLCP%2FLcp131.htm&amp;sa=D&amp;sntz=1&amp;usg=AFQjCNGbkbooFjFFmbvuB2oLfohSrzHu4g"><text:span text:style-name="Default_20_Paragraph_20_Font"><text:span text:style-name="Default_20_Paragraph_20_Font"><text:span text:style-name="T5">/</text:span></text:span></text:span></text:a><text:a xlink:type="simple" xlink:href="http://www.google.com/url?q=http%3A%2F%2Fwww.planalto.gov.br%2Fccivil%2Fleis%2FLCP%2FLcp131.htm&amp;sa=D&amp;sntz=1&amp;usg=AFQjCNGbkbooFjFFmbvuB2oLfohSrzHu4g"><text:span text:style-name="Default_20_Paragraph_20_Font"><text:span text:style-name="Default_20_Paragraph_20_Font"><text:span text:style-name="T5">LCP</text:span></text:span></text:span></text:a><text:a xlink:type="simple" xlink:href="http://www.google.com/url?q=http%3A%2F%2Fwww.planalto.gov.br%2Fccivil%2Fleis%2FLCP%2FLcp131.htm&amp;sa=D&amp;sntz=1&amp;usg=AFQjCNGbkbooFjFFmbvuB2oLfohSrzHu4g"><text:span text:style-name="Default_20_Paragraph_20_Font"><text:span text:style-name="Default_20_Paragraph_20_Font"><text:span text:style-name="T5">/</text:span></text:span></text:span></text:a><text:a xlink:type="simple" xlink:href="http://www.google.com/url?q=http%3A%2F%2Fwww.planalto.gov.br%2Fccivil%2Fleis%2FLCP%2FLcp131.htm&amp;sa=D&amp;sntz=1&amp;usg=AFQjCNGbkbooFjFFmbvuB2oLfohSrzHu4g"><text:span text:style-name="Default_20_Paragraph_20_Font"><text:span text:style-name="Default_20_Paragraph_20_Font"><text:span text:style-name="T5">Lcp</text:span></text:span></text:span></text:a><text:a xlink:type="simple" xlink:href="http://www.google.com/url?q=http%3A%2F%2Fwww.planalto.gov.br%2Fccivil%2Fleis%2FLCP%2FLcp131.htm&amp;sa=D&amp;sntz=1&amp;usg=AFQjCNGbkbooFjFFmbvuB2oLfohSrzHu4g"><text:span text:style-name="Default_20_Paragraph_20_Font"><text:span text:style-name="Default_20_Paragraph_20_Font"><text:span text:style-name="T5">131.</text:span></text:span></text:span></text:a><text:a xlink:type="simple" xlink:href="http://www.google.com/url?q=http%3A%2F%2Fwww.planalto.gov.br%2Fccivil%2Fleis%2FLCP%2FLcp131.htm&amp;sa=D&amp;sntz=1&amp;usg=AFQjCNGbkbooFjFFmbvuB2oLfohSrzHu4g"><text:span text:style-name="Default_20_Paragraph_20_Font"><text:span text:style-name="Default_20_Paragraph_20_Font"><text:span text:style-name="T5">htm</text:span></text:span></text:span></text:a><text:span text:style-name="Default_20_Paragraph_20_Font"><text:span text:style-name="T3">&gt;. </text:span></text:span><text:span text:style-name="Default_20_Paragraph_20_Font"><text:span text:style-name="T3">Acesso</text:span></text:span><text:span text:style-name="Default_20_Paragraph_20_Font"><text:span text:style-name="T3"> </text:span></text:span><text:span text:style-name="Default_20_Paragraph_20_Font"><text:span text:style-name="T3">em</text:span></text:span><text:span text:style-name="Default_20_Paragraph_20_Font"><text:span text:style-name="T3">: 25 </text:span></text:span><text:span text:style-name="Default_20_Paragraph_20_Font"><text:span text:style-name="T3">out</text:span></text:span><text:span text:style-name="Default_20_Paragraph_20_Font"><text:span text:style-name="T3"> 2010.</text:span></text:span></text:p>
      <text:p text:style-name="P4"/>
      <text:p text:style-name="P2"><text:span text:style-name="Default_20_Paragraph_20_Font"><text:span text:style-name="T3">BRASIL</text:span></text:span><text:span text:style-name="Default_20_Paragraph_20_Font"><text:span text:style-name="T3">. </text:span></text:span><text:span text:style-name="Default_20_Paragraph_20_Font"><text:span text:style-name="T3">Ministério</text:span></text:span><text:span text:style-name="Default_20_Paragraph_20_Font"><text:span text:style-name="T3"> </text:span></text:span><text:span text:style-name="Default_20_Paragraph_20_Font"><text:span text:style-name="T3">do</text:span></text:span><text:span text:style-name="Default_20_Paragraph_20_Font"><text:span text:style-name="T3"> </text:span></text:span><text:span text:style-name="Default_20_Paragraph_20_Font"><text:span text:style-name="T3">Planejamento</text:span></text:span><text:span text:style-name="Default_20_Paragraph_20_Font"><text:span text:style-name="T3">, </text:span></text:span><text:span text:style-name="Default_20_Paragraph_20_Font"><text:span text:style-name="T3">Orçamento</text:span></text:span><text:span text:style-name="Default_20_Paragraph_20_Font"><text:span text:style-name="T3"> </text:span></text:span><text:span text:style-name="Default_20_Paragraph_20_Font"><text:span text:style-name="T3">e</text:span></text:span><text:span text:style-name="Default_20_Paragraph_20_Font"><text:span text:style-name="T3"> </text:span></text:span><text:span text:style-name="Default_20_Paragraph_20_Font"><text:span text:style-name="T3">Gestão</text:span></text:span><text:span text:style-name="Default_20_Paragraph_20_Font"><text:span text:style-name="T3">, </text:span></text:span><text:span text:style-name="Default_20_Paragraph_20_Font"><text:span text:style-name="T3">Secretária</text:span></text:span><text:span text:style-name="Default_20_Paragraph_20_Font"><text:span text:style-name="T3"> </text:span></text:span><text:span text:style-name="Default_20_Paragraph_20_Font"><text:span text:style-name="T3">de</text:span></text:span><text:span text:style-name="Default_20_Paragraph_20_Font"><text:span text:style-name="T3"> </text:span></text:span><text:span text:style-name="Default_20_Paragraph_20_Font"><text:span text:style-name="T3">Logística</text:span></text:span><text:span text:style-name="Default_20_Paragraph_20_Font"><text:span text:style-name="T3"> </text:span></text:span><text:span text:style-name="Default_20_Paragraph_20_Font"><text:span text:style-name="T3">e</text:span></text:span><text:span text:style-name="Default_20_Paragraph_20_Font"><text:span text:style-name="T3"> </text:span></text:span><text:span text:style-name="Default_20_Paragraph_20_Font"><text:span text:style-name="T3">Tecnologia</text:span></text:span><text:span text:style-name="Default_20_Paragraph_20_Font"><text:span text:style-name="T3"> </text:span></text:span><text:span text:style-name="Default_20_Paragraph_20_Font"><text:span text:style-name="T3">da</text:span></text:span><text:span text:style-name="Default_20_Paragraph_20_Font"><text:span text:style-name="T3"> </text:span></text:span><text:span text:style-name="Default_20_Paragraph_20_Font"><text:span text:style-name="T3">Informação</text:span></text:span><text:span text:style-name="Default_20_Paragraph_20_Font"><text:span text:style-name="T3"> - </text:span></text:span><text:span text:style-name="Default_20_Paragraph_20_Font"><text:span text:style-name="T3">Departamento</text:span></text:span><text:span text:style-name="Default_20_Paragraph_20_Font"><text:span text:style-name="T3"> </text:span></text:span><text:span text:style-name="Default_20_Paragraph_20_Font"><text:span text:style-name="T3">do</text:span></text:span><text:span text:style-name="Default_20_Paragraph_20_Font"><text:span text:style-name="T3"> </text:span></text:span><text:span text:style-name="Default_20_Paragraph_20_Font"><text:span text:style-name="T3">Governo</text:span></text:span><text:span text:style-name="Default_20_Paragraph_20_Font"><text:span text:style-name="T3"> </text:span></text:span><text:span text:style-name="Default_20_Paragraph_20_Font"><text:span text:style-name="T3">Eletrônico</text:span></text:span><text:span text:style-name="Default_20_Paragraph_20_Font"><text:span text:style-name="T3">. </text:span></text:span><text:span text:style-name="Default_20_Paragraph_20_Font"><text:span text:style-name="T2">Indicadores</text:span></text:span><text:span text:style-name="Default_20_Paragraph_20_Font"><text:span text:style-name="T2"> </text:span></text:span><text:span text:style-name="Default_20_Paragraph_20_Font"><text:span text:style-name="T2">e</text:span></text:span><text:span text:style-name="Default_20_Paragraph_20_Font"><text:span text:style-name="T2"> </text:span></text:span><text:span text:style-name="Default_20_Paragraph_20_Font"><text:span text:style-name="T2">Métricas</text:span></text:span><text:span text:style-name="Default_20_Paragraph_20_Font"><text:span text:style-name="T2"> </text:span></text:span><text:span text:style-name="Default_20_Paragraph_20_Font"><text:span text:style-name="T2">para</text:span></text:span><text:span text:style-name="Default_20_Paragraph_20_Font"><text:span text:style-name="T2"> </text:span></text:span><text:span text:style-name="Default_20_Paragraph_20_Font"><text:span text:style-name="T2">avaliação</text:span></text:span><text:span text:style-name="Default_20_Paragraph_20_Font"><text:span text:style-name="T2"> </text:span></text:span><text:span text:style-name="Default_20_Paragraph_20_Font"><text:span text:style-name="T2">de</text:span></text:span><text:span text:style-name="Default_20_Paragraph_20_Font"><text:span text:style-name="T2"> </text:span></text:span><text:span text:style-name="Default_20_Paragraph_20_Font"><text:span text:style-name="T2">e</text:span></text:span><text:span text:style-name="Default_20_Paragraph_20_Font"><text:span text:style-name="T2">-</text:span></text:span><text:span text:style-name="Default_20_Paragraph_20_Font"><text:span text:style-name="T2">Serviços</text:span></text:span><text:span text:style-name="Default_20_Paragraph_20_Font"><text:span text:style-name="T3">. </text:span></text:span><text:span text:style-name="Default_20_Paragraph_20_Font"><text:span text:style-name="T3">Disponível</text:span></text:span><text:span text:style-name="Default_20_Paragraph_20_Font"><text:span text:style-name="T3"> </text:span></text:span><text:span text:style-name="Default_20_Paragraph_20_Font"><text:span text:style-name="T3">em</text:span></text:span><text:span text:style-name="Default_20_Paragraph_20_Font"><text:span text:style-name="T3"> : &lt;</text:span></text:span><text:span text:style-name="Default_20_Paragraph_20_Font"><text:span text:style-name="Default_20_Paragraph_20_Font"><text:span text:style-name="T5">http</text:span></text:span></text:span><text:span text:style-name="Default_20_Paragraph_20_Font"><text:span text:style-name="Default_20_Paragraph_20_Font"><text:span text:style-name="T5">://</text:span></text:span></text:span><text:span text:style-name="Default_20_Paragraph_20_Font"><text:span text:style-name="Default_20_Paragraph_20_Font"><text:span text:style-name="T5">www</text:span></text:span></text:span><text:span text:style-name="Default_20_Paragraph_20_Font"><text:span text:style-name="Default_20_Paragraph_20_Font"><text:span text:style-name="T5">.</text:span></text:span></text:span><text:span text:style-name="Default_20_Paragraph_20_Font"><text:span text:style-name="Default_20_Paragraph_20_Font"><text:span text:style-name="T5">governoeletronico</text:span></text:span></text:span><text:span text:style-name="Default_20_Paragraph_20_Font"><text:span text:style-name="Default_20_Paragraph_20_Font"><text:span text:style-name="T5">.</text:span></text:span></text:span><text:span text:style-name="Default_20_Paragraph_20_Font"><text:span text:style-name="Default_20_Paragraph_20_Font"><text:span text:style-name="T5">gov</text:span></text:span></text:span><text:span text:style-name="Default_20_Paragraph_20_Font"><text:span text:style-name="Default_20_Paragraph_20_Font"><text:span text:style-name="T5">.</text:span></text:span></text:span><text:span text:style-name="Default_20_Paragraph_20_Font"><text:span text:style-name="Default_20_Paragraph_20_Font"><text:span text:style-name="T5">br</text:span></text:span></text:span><text:span text:style-name="Default_20_Paragraph_20_Font"><text:span text:style-name="Default_20_Paragraph_20_Font"><text:span text:style-name="T5">/</text:span></text:span></text:span><text:span text:style-name="Default_20_Paragraph_20_Font"><text:span text:style-name="Default_20_Paragraph_20_Font"><text:span text:style-name="T5">anexos</text:span></text:span></text:span><text:span text:style-name="Default_20_Paragraph_20_Font"><text:span text:style-name="Default_20_Paragraph_20_Font"><text:span text:style-name="T5">/</text:span></text:span></text:span><text:span text:style-name="Default_20_Paragraph_20_Font"><text:span text:style-name="Default_20_Paragraph_20_Font"><text:span text:style-name="T5">indicadores</text:span></text:span></text:span><text:span text:style-name="Default_20_Paragraph_20_Font"><text:span text:style-name="Default_20_Paragraph_20_Font"><text:span text:style-name="T5">-</text:span></text:span></text:span><text:span text:style-name="Default_20_Paragraph_20_Font"><text:span text:style-name="Default_20_Paragraph_20_Font"><text:span text:style-name="T5">e</text:span></text:span></text:span><text:span text:style-name="Default_20_Paragraph_20_Font"><text:span text:style-name="Default_20_Paragraph_20_Font"><text:span text:style-name="T5">-</text:span></text:span></text:span><text:span text:style-name="Default_20_Paragraph_20_Font"><text:span text:style-name="Default_20_Paragraph_20_Font"><text:span text:style-name="T5">metricas</text:span></text:span></text:span><text:span text:style-name="Default_20_Paragraph_20_Font"><text:span text:style-name="Default_20_Paragraph_20_Font"><text:span text:style-name="T5">-</text:span></text:span></text:span><text:span text:style-name="Default_20_Paragraph_20_Font"><text:span text:style-name="Default_20_Paragraph_20_Font"><text:span text:style-name="T5">para</text:span></text:span></text:span><text:span text:style-name="Default_20_Paragraph_20_Font"><text:span text:style-name="Default_20_Paragraph_20_Font"><text:span text:style-name="T5">-</text:span></text:span></text:span><text:span text:style-name="Default_20_Paragraph_20_Font"><text:span text:style-name="Default_20_Paragraph_20_Font"><text:span text:style-name="T5">avaliacao</text:span></text:span></text:span><text:span text:style-name="Default_20_Paragraph_20_Font"><text:span text:style-name="Default_20_Paragraph_20_Font"><text:span text:style-name="T5">-</text:span></text:span></text:span><text:span text:style-name="Default_20_Paragraph_20_Font"><text:span text:style-name="Default_20_Paragraph_20_Font"><text:span text:style-name="T5">de</text:span></text:span></text:span><text:span text:style-name="Default_20_Paragraph_20_Font"><text:span text:style-name="Default_20_Paragraph_20_Font"><text:span text:style-name="T5">-</text:span></text:span></text:span><text:span text:style-name="Default_20_Paragraph_20_Font"><text:span text:style-name="Default_20_Paragraph_20_Font"><text:span text:style-name="T5">e</text:span></text:span></text:span><text:span text:style-name="Default_20_Paragraph_20_Font"><text:span text:style-name="Default_20_Paragraph_20_Font"><text:span text:style-name="T5">-</text:span></text:span></text:span><text:span text:style-name="Default_20_Paragraph_20_Font"><text:span text:style-name="Default_20_Paragraph_20_Font"><text:span text:style-name="T5">servicos</text:span></text:span></text:span><text:span text:style-name="Default_20_Paragraph_20_Font"><text:span text:style-name="T3">&gt;</text:span></text:span><text:span text:style-name="Default_20_Paragraph_20_Font"><text:span text:style-name="T3">Acesso</text:span></text:span><text:span text:style-name="Default_20_Paragraph_20_Font"><text:span text:style-name="T3"> </text:span></text:span><text:span text:style-name="Default_20_Paragraph_20_Font"><text:span text:style-name="T3">em</text:span></text:span><text:span text:style-name="Default_20_Paragraph_20_Font"><text:span text:style-name="T3">: 5 </text:span></text:span><text:span text:style-name="Default_20_Paragraph_20_Font"><text:span text:style-name="T3">dez</text:span></text:span><text:span text:style-name="Default_20_Paragraph_20_Font"><text:span text:style-name="T3"> 2010.</text:span></text:span></text:p>
      <text:p text:style-name="P4"/>
      <text:p text:style-name="P2"><text:span text:style-name="Default_20_Paragraph_20_Font"><text:span text:style-name="T3">BRASIL</text:span></text:span><text:span text:style-name="Default_20_Paragraph_20_Font"><text:span text:style-name="T3">. </text:span></text:span><text:span text:style-name="Default_20_Paragraph_20_Font"><text:span text:style-name="T3">Ministério</text:span></text:span><text:span text:style-name="Default_20_Paragraph_20_Font"><text:span text:style-name="T3"> </text:span></text:span><text:span text:style-name="Default_20_Paragraph_20_Font"><text:span text:style-name="T3">do</text:span></text:span><text:span text:style-name="Default_20_Paragraph_20_Font"><text:span text:style-name="T3"> </text:span></text:span><text:span text:style-name="Default_20_Paragraph_20_Font"><text:span text:style-name="T3">Planejamento</text:span></text:span><text:span text:style-name="Default_20_Paragraph_20_Font"><text:span text:style-name="T3">, </text:span></text:span><text:span text:style-name="Default_20_Paragraph_20_Font"><text:span text:style-name="T3">Orçamento</text:span></text:span><text:span text:style-name="Default_20_Paragraph_20_Font"><text:span text:style-name="T3"> </text:span></text:span><text:span text:style-name="Default_20_Paragraph_20_Font"><text:span text:style-name="T3">e</text:span></text:span><text:span text:style-name="Default_20_Paragraph_20_Font"><text:span text:style-name="T3"> </text:span></text:span><text:span text:style-name="Default_20_Paragraph_20_Font"><text:span text:style-name="T3">Gestão</text:span></text:span><text:span text:style-name="Default_20_Paragraph_20_Font"><text:span text:style-name="T3">, </text:span></text:span><text:span text:style-name="Default_20_Paragraph_20_Font"><text:span text:style-name="T3">Secretária</text:span></text:span><text:span text:style-name="Default_20_Paragraph_20_Font"><text:span text:style-name="T3"> </text:span></text:span><text:span text:style-name="Default_20_Paragraph_20_Font"><text:span text:style-name="T3">de</text:span></text:span><text:span text:style-name="Default_20_Paragraph_20_Font"><text:span text:style-name="T3"> </text:span></text:span><text:span text:style-name="Default_20_Paragraph_20_Font"><text:span text:style-name="T3">Logística</text:span></text:span><text:span text:style-name="Default_20_Paragraph_20_Font"><text:span text:style-name="T3"> </text:span></text:span><text:span text:style-name="Default_20_Paragraph_20_Font"><text:span text:style-name="T3">e</text:span></text:span><text:span text:style-name="Default_20_Paragraph_20_Font"><text:span text:style-name="T3"> </text:span></text:span><text:span text:style-name="Default_20_Paragraph_20_Font"><text:span text:style-name="T3">Tecnologia</text:span></text:span><text:span text:style-name="Default_20_Paragraph_20_Font"><text:span text:style-name="T3"> </text:span></text:span><text:span text:style-name="Default_20_Paragraph_20_Font"><text:span text:style-name="T3">da</text:span></text:span><text:span text:style-name="Default_20_Paragraph_20_Font"><text:span text:style-name="T3"> </text:span></text:span><text:span text:style-name="Default_20_Paragraph_20_Font"><text:span text:style-name="T3">Informação</text:span></text:span><text:span text:style-name="Default_20_Paragraph_20_Font"><text:span text:style-name="T3">. </text:span></text:span><text:span text:style-name="Default_20_Paragraph_20_Font"><text:span text:style-name="T3">Ministério</text:span></text:span><text:span text:style-name="Default_20_Paragraph_20_Font"><text:span text:style-name="T3"> </text:span></text:span><text:span text:style-name="Default_20_Paragraph_20_Font"><text:span text:style-name="T3">da</text:span></text:span><text:span text:style-name="Default_20_Paragraph_20_Font"><text:span text:style-name="T3"> </text:span></text:span><text:span text:style-name="Default_20_Paragraph_20_Font"><text:span text:style-name="T3">Educação</text:span></text:span><text:span text:style-name="Default_20_Paragraph_20_Font"><text:span text:style-name="T3"> - </text:span></text:span><text:span text:style-name="Default_20_Paragraph_20_Font"><text:span text:style-name="T3">Secretaria</text:span></text:span><text:span text:style-name="Default_20_Paragraph_20_Font"><text:span text:style-name="T3"> </text:span></text:span><text:span text:style-name="Default_20_Paragraph_20_Font"><text:span text:style-name="T3">de</text:span></text:span><text:span text:style-name="Default_20_Paragraph_20_Font"><text:span text:style-name="T3"> </text:span></text:span><text:span text:style-name="Default_20_Paragraph_20_Font"><text:span text:style-name="T3">Educação</text:span></text:span><text:span text:style-name="Default_20_Paragraph_20_Font"><text:span text:style-name="T3"> </text:span></text:span><text:span text:style-name="Default_20_Paragraph_20_Font"><text:span text:style-name="T3">Profissional</text:span></text:span><text:span text:style-name="Default_20_Paragraph_20_Font"><text:span text:style-name="T3"> </text:span></text:span><text:span text:style-name="Default_20_Paragraph_20_Font"><text:span text:style-name="T3">e</text:span></text:span><text:span text:style-name="Default_20_Paragraph_20_Font"><text:span text:style-name="T3"> </text:span></text:span><text:span text:style-name="Default_20_Paragraph_20_Font"><text:span text:style-name="T3">Tecnológica</text:span></text:span><text:span text:style-name="Default_20_Paragraph_20_Font"><text:span text:style-name="T3">. </text:span></text:span><text:span text:style-name="Default_20_Paragraph_20_Font"><text:span text:style-name="T2">E</text:span></text:span><text:span text:style-name="Default_20_Paragraph_20_Font"><text:span text:style-name="T2">-</text:span></text:span><text:span text:style-name="Default_20_Paragraph_20_Font"><text:span text:style-name="T2">mag</text:span></text:span><text:span text:style-name="Default_20_Paragraph_20_Font"><text:span text:style-name="T2"> </text:span></text:span><text:span text:style-name="Default_20_Paragraph_20_Font"><text:span text:style-name="T2">Modelo</text:span></text:span><text:span text:style-name="Default_20_Paragraph_20_Font"><text:span text:style-name="T2"> </text:span></text:span><text:span text:style-name="Default_20_Paragraph_20_Font"><text:span text:style-name="T2">de</text:span></text:span><text:span text:style-name="Default_20_Paragraph_20_Font"><text:span text:style-name="T2"> </text:span></text:span><text:span text:style-name="Default_20_Paragraph_20_Font"><text:span text:style-name="T2">Acessibilidade</text:span></text:span><text:span text:style-name="Default_20_Paragraph_20_Font"><text:span text:style-name="T2"> </text:span></text:span><text:span text:style-name="Default_20_Paragraph_20_Font"><text:span text:style-name="T2">em</text:span></text:span><text:span text:style-name="Default_20_Paragraph_20_Font"><text:span text:style-name="T2"> </text:span></text:span><text:span text:style-name="Default_20_Paragraph_20_Font"><text:span text:style-name="T2">Governo</text:span></text:span><text:span text:style-name="Default_20_Paragraph_20_Font"><text:span text:style-name="T2"> </text:span></text:span><text:span text:style-name="Default_20_Paragraph_20_Font"><text:span text:style-name="T2">Eletrônico</text:span></text:span><text:span text:style-name="Default_20_Paragraph_20_Font"><text:span text:style-name="T3">. </text:span></text:span><text:span text:style-name="Default_20_Paragraph_20_Font"><text:span text:style-name="T3">Disponível</text:span></text:span><text:span text:style-name="Default_20_Paragraph_20_Font"><text:span text:style-name="T3"> </text:span></text:span><text:span text:style-name="Default_20_Paragraph_20_Font"><text:span text:style-name="T3">em</text:span></text:span><text:span text:style-name="Default_20_Paragraph_20_Font"><text:span text:style-name="T3"> : &lt;</text:span></text:span><text:a xlink:type="simple" xlink:href="http://www.google.com/url?q=https%3A%2F%2Fwww.governoeletronico.gov.br%2Facoes-e-projetos%2Fe-MAG&amp;sa=D&amp;sntz=1&amp;usg=AFQjCNGoHGn3QtocGuKkqc4BSaQFYIpP9A"><text:span text:style-name="Default_20_Paragraph_20_Font"><text:span text:style-name="Default_20_Paragraph_20_Font"><text:span text:style-name="T5">https</text:span></text:span></text:span></text:a><text:a xlink:type="simple" xlink:href="http://www.google.com/url?q=https%3A%2F%2Fwww.governoeletronico.gov.br%2Facoes-e-projetos%2Fe-MAG&amp;sa=D&amp;sntz=1&amp;usg=AFQjCNGoHGn3QtocGuKkqc4BSaQFYIpP9A"><text:span text:style-name="Default_20_Paragraph_20_Font"><text:span text:style-name="Default_20_Paragraph_20_Font"><text:span text:style-name="T5">://</text:span></text:span></text:span></text:a><text:a xlink:type="simple" xlink:href="http://www.google.com/url?q=https%3A%2F%2Fwww.governoeletronico.gov.br%2Facoes-e-projetos%2Fe-MAG&amp;sa=D&amp;sntz=1&amp;usg=AFQjCNGoHGn3QtocGuKkqc4BSaQFYIpP9A"><text:span text:style-name="Default_20_Paragraph_20_Font"><text:span text:style-name="Default_20_Paragraph_20_Font"><text:span text:style-name="T5">www</text:span></text:span></text:span></text:a><text:a xlink:type="simple" xlink:href="http://www.google.com/url?q=https%3A%2F%2Fwww.governoeletronico.gov.br%2Facoes-e-projetos%2Fe-MAG&amp;sa=D&amp;sntz=1&amp;usg=AFQjCNGoHGn3QtocGuKkqc4BSaQFYIpP9A"><text:span text:style-name="Default_20_Paragraph_20_Font"><text:span text:style-name="Default_20_Paragraph_20_Font"><text:span text:style-name="T5">.</text:span></text:span></text:span></text:a><text:a xlink:type="simple" xlink:href="http://www.google.com/url?q=https%3A%2F%2Fwww.governoeletronico.gov.br%2Facoes-e-projetos%2Fe-MAG&amp;sa=D&amp;sntz=1&amp;usg=AFQjCNGoHGn3QtocGuKkqc4BSaQFYIpP9A"><text:span text:style-name="Default_20_Paragraph_20_Font"><text:span text:style-name="Default_20_Paragraph_20_Font"><text:span text:style-name="T5">governoeletronico</text:span></text:span></text:span></text:a><text:a xlink:type="simple" xlink:href="http://www.google.com/url?q=https%3A%2F%2Fwww.governoeletronico.gov.br%2Facoes-e-projetos%2Fe-MAG&amp;sa=D&amp;sntz=1&amp;usg=AFQjCNGoHGn3QtocGuKkqc4BSaQFYIpP9A"><text:span text:style-name="Default_20_Paragraph_20_Font"><text:span text:style-name="Default_20_Paragraph_20_Font"><text:span text:style-name="T5">.</text:span></text:span></text:span></text:a><text:a xlink:type="simple" xlink:href="http://www.google.com/url?q=https%3A%2F%2Fwww.governoeletronico.gov.br%2Facoes-e-projetos%2Fe-MAG&amp;sa=D&amp;sntz=1&amp;usg=AFQjCNGoHGn3QtocGuKkqc4BSaQFYIpP9A"><text:span text:style-name="Default_20_Paragraph_20_Font"><text:span text:style-name="Default_20_Paragraph_20_Font"><text:span text:style-name="T5">gov</text:span></text:span></text:span></text:a><text:a xlink:type="simple" xlink:href="http://www.google.com/url?q=https%3A%2F%2Fwww.governoeletronico.gov.br%2Facoes-e-projetos%2Fe-MAG&amp;sa=D&amp;sntz=1&amp;usg=AFQjCNGoHGn3QtocGuKkqc4BSaQFYIpP9A"><text:span text:style-name="Default_20_Paragraph_20_Font"><text:span text:style-name="Default_20_Paragraph_20_Font"><text:span text:style-name="T5">.</text:span></text:span></text:span></text:a><text:a xlink:type="simple" xlink:href="http://www.google.com/url?q=https%3A%2F%2Fwww.governoeletronico.gov.br%2Facoes-e-projetos%2Fe-MAG&amp;sa=D&amp;sntz=1&amp;usg=AFQjCNGoHGn3QtocGuKkqc4BSaQFYIpP9A"><text:span text:style-name="Default_20_Paragraph_20_Font"><text:span text:style-name="Default_20_Paragraph_20_Font"><text:span text:style-name="T5">br</text:span></text:span></text:span></text:a><text:a xlink:type="simple" xlink:href="http://www.google.com/url?q=https%3A%2F%2Fwww.governoeletronico.gov.br%2Facoes-e-projetos%2Fe-MAG&amp;sa=D&amp;sntz=1&amp;usg=AFQjCNGoHGn3QtocGuKkqc4BSaQFYIpP9A"><text:span text:style-name="Default_20_Paragraph_20_Font"><text:span text:style-name="Default_20_Paragraph_20_Font"><text:span text:style-name="T5">/</text:span></text:span></text:span></text:a><text:a xlink:type="simple" xlink:href="http://www.google.com/url?q=https%3A%2F%2Fwww.governoeletronico.gov.br%2Facoes-e-projetos%2Fe-MAG&amp;sa=D&amp;sntz=1&amp;usg=AFQjCNGoHGn3QtocGuKkqc4BSaQFYIpP9A"><text:span text:style-name="Default_20_Paragraph_20_Font"><text:span text:style-name="Default_20_Paragraph_20_Font"><text:span text:style-name="T5">acoes</text:span></text:span></text:span></text:a><text:a xlink:type="simple" xlink:href="http://www.google.com/url?q=https%3A%2F%2Fwww.governoeletronico.gov.br%2Facoes-e-projetos%2Fe-MAG&amp;sa=D&amp;sntz=1&amp;usg=AFQjCNGoHGn3QtocGuKkqc4BSaQFYIpP9A"><text:span text:style-name="Default_20_Paragraph_20_Font"><text:span text:style-name="Default_20_Paragraph_20_Font"><text:span text:style-name="T5">-</text:span></text:span></text:span></text:a><text:a xlink:type="simple" xlink:href="http://www.google.com/url?q=https%3A%2F%2Fwww.governoeletronico.gov.br%2Facoes-e-projetos%2Fe-MAG&amp;sa=D&amp;sntz=1&amp;usg=AFQjCNGoHGn3QtocGuKkqc4BSaQFYIpP9A"><text:span text:style-name="Default_20_Paragraph_20_Font"><text:span text:style-name="Default_20_Paragraph_20_Font"><text:span text:style-name="T5">e</text:span></text:span></text:span></text:a><text:a xlink:type="simple" xlink:href="http://www.google.com/url?q=https%3A%2F%2Fwww.governoeletronico.gov.br%2Facoes-e-projetos%2Fe-MAG&amp;sa=D&amp;sntz=1&amp;usg=AFQjCNGoHGn3QtocGuKkqc4BSaQFYIpP9A"><text:span text:style-name="Default_20_Paragraph_20_Font"><text:span text:style-name="Default_20_Paragraph_20_Font"><text:span text:style-name="T5">-</text:span></text:span></text:span></text:a><text:a xlink:type="simple" xlink:href="http://www.google.com/url?q=https%3A%2F%2Fwww.governoeletronico.gov.br%2Facoes-e-projetos%2Fe-MAG&amp;sa=D&amp;sntz=1&amp;usg=AFQjCNGoHGn3QtocGuKkqc4BSaQFYIpP9A"><text:span text:style-name="Default_20_Paragraph_20_Font"><text:span text:style-name="Default_20_Paragraph_20_Font"><text:span text:style-name="T5">projetos</text:span></text:span></text:span></text:a><text:a xlink:type="simple" xlink:href="http://www.google.com/url?q=https%3A%2F%2Fwww.governoeletronico.gov.br%2Facoes-e-projetos%2Fe-MAG&amp;sa=D&amp;sntz=1&amp;usg=AFQjCNGoHGn3QtocGuKkqc4BSaQFYIpP9A"><text:span text:style-name="Default_20_Paragraph_20_Font"><text:span text:style-name="Default_20_Paragraph_20_Font"><text:span text:style-name="T5">/</text:span></text:span></text:span></text:a><text:a xlink:type="simple" xlink:href="http://www.google.com/url?q=https%3A%2F%2Fwww.governoeletronico.gov.br%2Facoes-e-projetos%2Fe-MAG&amp;sa=D&amp;sntz=1&amp;usg=AFQjCNGoHGn3QtocGuKkqc4BSaQFYIpP9A"><text:span text:style-name="Default_20_Paragraph_20_Font"><text:span text:style-name="Default_20_Paragraph_20_Font"><text:span text:style-name="T5">e</text:span></text:span></text:span></text:a><text:a xlink:type="simple" xlink:href="http://www.google.com/url?q=https%3A%2F%2Fwww.governoeletronico.gov.br%2Facoes-e-projetos%2Fe-MAG&amp;sa=D&amp;sntz=1&amp;usg=AFQjCNGoHGn3QtocGuKkqc4BSaQFYIpP9A"><text:span text:style-name="Default_20_Paragraph_20_Font"><text:span text:style-name="Default_20_Paragraph_20_Font"><text:span text:style-name="T5">-</text:span></text:span></text:span></text:a><text:a xlink:type="simple" xlink:href="http://www.google.com/url?q=https%3A%2F%2Fwww.governoeletronico.gov.br%2Facoes-e-projetos%2Fe-MAG&amp;sa=D&amp;sntz=1&amp;usg=AFQjCNGoHGn3QtocGuKkqc4BSaQFYIpP9A"><text:span text:style-name="Default_20_Paragraph_20_Font"><text:span text:style-name="Default_20_Paragraph_20_Font"><text:span text:style-name="T5">MAG</text:span></text:span></text:span></text:a><text:span text:style-name="Default_20_Paragraph_20_Font"><text:span text:style-name="T3">&gt; </text:span></text:span><text:span text:style-name="Default_20_Paragraph_20_Font"><text:span text:style-name="T3">Acesso</text:span></text:span><text:span text:style-name="Default_20_Paragraph_20_Font"><text:span text:style-name="T3"> </text:span></text:span><text:span text:style-name="Default_20_Paragraph_20_Font"><text:span text:style-name="T3">em</text:span></text:span><text:span text:style-name="Default_20_Paragraph_20_Font"><text:span text:style-name="T3">: 5 </text:span></text:span><text:span text:style-name="Default_20_Paragraph_20_Font"><text:span text:style-name="T3">dez</text:span></text:span><text:span text:style-name="Default_20_Paragraph_20_Font"><text:span text:style-name="T3"> 2010.</text:span></text:span></text:p>
      <text:p text:style-name="P4"/>
      <text:p text:style-name="P2"><text:span text:style-name="Default_20_Paragraph_20_Font"><text:span text:style-name="T3">BRASIL</text:span></text:span><text:span text:style-name="Default_20_Paragraph_20_Font"><text:span text:style-name="T3">. </text:span></text:span><text:span text:style-name="Default_20_Paragraph_20_Font"><text:span text:style-name="T3">Ministério</text:span></text:span><text:span text:style-name="Default_20_Paragraph_20_Font"><text:span text:style-name="T3"> </text:span></text:span><text:span text:style-name="Default_20_Paragraph_20_Font"><text:span text:style-name="T3">do</text:span></text:span><text:span text:style-name="Default_20_Paragraph_20_Font"><text:span text:style-name="T3"> </text:span></text:span><text:span text:style-name="Default_20_Paragraph_20_Font"><text:span text:style-name="T3">Planejamento</text:span></text:span><text:span text:style-name="Default_20_Paragraph_20_Font"><text:span text:style-name="T3">, </text:span></text:span><text:span text:style-name="Default_20_Paragraph_20_Font"><text:span text:style-name="T3">Orçamento</text:span></text:span><text:span text:style-name="Default_20_Paragraph_20_Font"><text:span text:style-name="T3"> </text:span></text:span><text:span text:style-name="Default_20_Paragraph_20_Font"><text:span text:style-name="T3">e</text:span></text:span><text:span text:style-name="Default_20_Paragraph_20_Font"><text:span text:style-name="T3"> </text:span></text:span><text:span text:style-name="Default_20_Paragraph_20_Font"><text:span text:style-name="T3">Gestão</text:span></text:span><text:span text:style-name="Default_20_Paragraph_20_Font"><text:span text:style-name="T3">, </text:span></text:span><text:span text:style-name="Default_20_Paragraph_20_Font"><text:span text:style-name="T3">Secretária</text:span></text:span><text:span text:style-name="Default_20_Paragraph_20_Font"><text:span text:style-name="T3"> </text:span></text:span><text:span text:style-name="Default_20_Paragraph_20_Font"><text:span text:style-name="T3">de</text:span></text:span><text:span text:style-name="Default_20_Paragraph_20_Font"><text:span text:style-name="T3"> </text:span></text:span><text:span text:style-name="Default_20_Paragraph_20_Font"><text:span text:style-name="T3">Logística</text:span></text:span><text:span text:style-name="Default_20_Paragraph_20_Font"><text:span text:style-name="T3"> </text:span></text:span><text:span text:style-name="Default_20_Paragraph_20_Font"><text:span text:style-name="T3">e</text:span></text:span><text:span text:style-name="Default_20_Paragraph_20_Font"><text:span text:style-name="T3"> </text:span></text:span><text:span text:style-name="Default_20_Paragraph_20_Font"><text:span text:style-name="T3">Tecnologia</text:span></text:span><text:span text:style-name="Default_20_Paragraph_20_Font"><text:span text:style-name="T3"> </text:span></text:span><text:span text:style-name="Default_20_Paragraph_20_Font"><text:span text:style-name="T3">da</text:span></text:span><text:span text:style-name="Default_20_Paragraph_20_Font"><text:span text:style-name="T3"> </text:span></text:span><text:span text:style-name="Default_20_Paragraph_20_Font"><text:span text:style-name="T3">Informação</text:span></text:span><text:span text:style-name="Default_20_Paragraph_20_Font"><text:span text:style-name="T3"> - </text:span></text:span><text:span text:style-name="Default_20_Paragraph_20_Font"><text:span text:style-name="T3">Departamento</text:span></text:span><text:span text:style-name="Default_20_Paragraph_20_Font"><text:span text:style-name="T3"> </text:span></text:span><text:span text:style-name="Default_20_Paragraph_20_Font"><text:span text:style-name="T3">do</text:span></text:span><text:span text:style-name="Default_20_Paragraph_20_Font"><text:span text:style-name="T3"> </text:span></text:span><text:span text:style-name="Default_20_Paragraph_20_Font"><text:span text:style-name="T3">Governo</text:span></text:span><text:span text:style-name="Default_20_Paragraph_20_Font"><text:span text:style-name="T3"> </text:span></text:span><text:span text:style-name="Default_20_Paragraph_20_Font"><text:span text:style-name="T3">Eletrônico</text:span></text:span><text:span text:style-name="Default_20_Paragraph_20_Font"><text:span text:style-name="T3">. </text:span></text:span><text:span text:style-name="Default_20_Paragraph_20_Font"><text:span text:style-name="T3">Disponível</text:span></text:span><text:span text:style-name="Default_20_Paragraph_20_Font"><text:span text:style-name="T3"> </text:span></text:span><text:span text:style-name="Default_20_Paragraph_20_Font"><text:span text:style-name="T3">em</text:span></text:span><text:span text:style-name="Default_20_Paragraph_20_Font"><text:span text:style-name="T3">: &lt;</text:span></text:span><text:span text:style-name="Default_20_Paragraph_20_Font"><text:span text:style-name="Default_20_Paragraph_20_Font"><text:span text:style-name="T5">(</text:span></text:span></text:span><text:span text:style-name="Default_20_Paragraph_20_Font"><text:span text:style-name="Default_20_Paragraph_20_Font"><text:span text:style-name="T5">http</text:span></text:span></text:span><text:span text:style-name="Default_20_Paragraph_20_Font"><text:span text:style-name="Default_20_Paragraph_20_Font"><text:span text:style-name="T5">://</text:span></text:span></text:span><text:span text:style-name="Default_20_Paragraph_20_Font"><text:span text:style-name="Default_20_Paragraph_20_Font"><text:span text:style-name="T5">www</text:span></text:span></text:span><text:span text:style-name="Default_20_Paragraph_20_Font"><text:span text:style-name="Default_20_Paragraph_20_Font"><text:span text:style-name="T5">.</text:span></text:span></text:span><text:span text:style-name="Default_20_Paragraph_20_Font"><text:span text:style-name="Default_20_Paragraph_20_Font"><text:span text:style-name="T5">governoeletronico</text:span></text:span></text:span><text:span text:style-name="Default_20_Paragraph_20_Font"><text:span text:style-name="Default_20_Paragraph_20_Font"><text:span text:style-name="T5">.</text:span></text:span></text:span><text:span text:style-name="Default_20_Paragraph_20_Font"><text:span text:style-name="Default_20_Paragraph_20_Font"><text:span text:style-name="T5">gov</text:span></text:span></text:span><text:span text:style-name="Default_20_Paragraph_20_Font"><text:span text:style-name="Default_20_Paragraph_20_Font"><text:span text:style-name="T5">.</text:span></text:span></text:span><text:span text:style-name="Default_20_Paragraph_20_Font"><text:span text:style-name="Default_20_Paragraph_20_Font"><text:span text:style-name="T5">br</text:span></text:span></text:span><text:span text:style-name="Default_20_Paragraph_20_Font"><text:span text:style-name="Default_20_Paragraph_20_Font"><text:span text:style-name="T5">/</text:span></text:span></text:span><text:span text:style-name="Default_20_Paragraph_20_Font"><text:span text:style-name="Default_20_Paragraph_20_Font"><text:span text:style-name="T5">acoes</text:span></text:span></text:span><text:span text:style-name="Default_20_Paragraph_20_Font"><text:span text:style-name="Default_20_Paragraph_20_Font"><text:span text:style-name="T5">-</text:span></text:span></text:span><text:span text:style-name="Default_20_Paragraph_20_Font"><text:span text:style-name="Default_20_Paragraph_20_Font"><text:span text:style-name="T5">e</text:span></text:span></text:span><text:span text:style-name="Default_20_Paragraph_20_Font"><text:span text:style-name="Default_20_Paragraph_20_Font"><text:span text:style-name="T5">-</text:span></text:span></text:span><text:span text:style-name="Default_20_Paragraph_20_Font"><text:span text:style-name="Default_20_Paragraph_20_Font"><text:span text:style-name="T5">projetos</text:span></text:span></text:span><text:span text:style-name="Default_20_Paragraph_20_Font"><text:span text:style-name="Default_20_Paragraph_20_Font"><text:span text:style-name="T5">/</text:span></text:span></text:span><text:span text:style-name="Default_20_Paragraph_20_Font"><text:span text:style-name="Default_20_Paragraph_20_Font"><text:span text:style-name="T5">e</text:span></text:span></text:span><text:span text:style-name="Default_20_Paragraph_20_Font"><text:span text:style-name="Default_20_Paragraph_20_Font"><text:span text:style-name="T5">-</text:span></text:span></text:span><text:span text:style-name="Default_20_Paragraph_20_Font"><text:span text:style-name="Default_20_Paragraph_20_Font"><text:span text:style-name="T5">ping</text:span></text:span></text:span><text:span text:style-name="Default_20_Paragraph_20_Font"><text:span text:style-name="Default_20_Paragraph_20_Font"><text:span text:style-name="T5">-</text:span></text:span></text:span><text:span text:style-name="Default_20_Paragraph_20_Font"><text:span text:style-name="Default_20_Paragraph_20_Font"><text:span text:style-name="T5">padroes</text:span></text:span></text:span><text:span text:style-name="Default_20_Paragraph_20_Font"><text:span text:style-name="Default_20_Paragraph_20_Font"><text:span text:style-name="T5">-</text:span></text:span></text:span><text:span text:style-name="Default_20_Paragraph_20_Font"><text:span text:style-name="Default_20_Paragraph_20_Font"><text:span text:style-name="T5">de</text:span></text:span></text:span><text:span text:style-name="Default_20_Paragraph_20_Font"><text:span text:style-name="Default_20_Paragraph_20_Font"><text:span text:style-name="T5">-</text:span></text:span></text:span><text:span text:style-name="Default_20_Paragraph_20_Font"><text:span text:style-name="Default_20_Paragraph_20_Font"><text:span text:style-name="T5">interoperabilidade</text:span></text:span></text:span><text:span text:style-name="Default_20_Paragraph_20_Font"><text:span text:style-name="Default_20_Paragraph_20_Font"><text:span text:style-name="T5">/</text:span></text:span></text:span><text:span text:style-name="Default_20_Paragraph_20_Font"><text:span text:style-name="Default_20_Paragraph_20_Font"><text:span text:style-name="T5">lista</text:span></text:span></text:span><text:span text:style-name="Default_20_Paragraph_20_Font"><text:span text:style-name="Default_20_Paragraph_20_Font"><text:span text:style-name="T5">-</text:span></text:span></text:span><text:span text:style-name="Default_20_Paragraph_20_Font"><text:span text:style-name="Default_20_Paragraph_20_Font"><text:span text:style-name="T5">de</text:span></text:span></text:span><text:span text:style-name="Default_20_Paragraph_20_Font"><text:span text:style-name="Default_20_Paragraph_20_Font"><text:span text:style-name="T5">-</text:span></text:span></text:span><text:span text:style-name="Default_20_Paragraph_20_Font"><text:span text:style-name="Default_20_Paragraph_20_Font"><text:span text:style-name="T5">assuntos</text:span></text:span></text:span><text:span text:style-name="Default_20_Paragraph_20_Font"><text:span text:style-name="Default_20_Paragraph_20_Font"><text:span text:style-name="T5">-</text:span></text:span></text:span><text:span text:style-name="Default_20_Paragraph_20_Font"><text:span text:style-name="Default_20_Paragraph_20_Font"><text:span text:style-name="T5">do</text:span></text:span></text:span><text:span text:style-name="Default_20_Paragraph_20_Font"><text:span text:style-name="Default_20_Paragraph_20_Font"><text:span text:style-name="T5">-</text:span></text:span></text:span><text:span text:style-name="Default_20_Paragraph_20_Font"><text:span text:style-name="Default_20_Paragraph_20_Font"><text:span text:style-name="T5">governo</text:span></text:span></text:span><text:span text:style-name="Default_20_Paragraph_20_Font"><text:span text:style-name="Default_20_Paragraph_20_Font"><text:span text:style-name="T5">-</text:span></text:span></text:span><text:span text:style-name="Default_20_Paragraph_20_Font"><text:span text:style-name="Default_20_Paragraph_20_Font"><text:span text:style-name="T5">lag</text:span></text:span></text:span><text:span text:style-name="Default_20_Paragraph_20_Font"><text:span text:style-name="Default_20_Paragraph_20_Font"><text:span text:style-name="T5">)</text:span></text:span></text:span><text:span text:style-name="Default_20_Paragraph_20_Font"><text:span text:style-name="T3">&gt;. </text:span></text:span><text:span text:style-name="Default_20_Paragraph_20_Font"><text:span text:style-name="T3">Acesso</text:span></text:span><text:span text:style-name="Default_20_Paragraph_20_Font"><text:span text:style-name="T3"> </text:span></text:span><text:span text:style-name="Default_20_Paragraph_20_Font"><text:span text:style-name="T3">em</text:span></text:span><text:span text:style-name="Default_20_Paragraph_20_Font"><text:span text:style-name="T3">: 5 </text:span></text:span><text:span text:style-name="Default_20_Paragraph_20_Font"><text:span text:style-name="T3">de</text:span></text:span><text:span text:style-name="Default_20_Paragraph_20_Font"><text:span text:style-name="T3"> </text:span></text:span><text:span text:style-name="Default_20_Paragraph_20_Font"><text:span text:style-name="T3">dez</text:span></text:span><text:span text:style-name="Default_20_Paragraph_20_Font"><text:span text:style-name="T3"> 2010.</text:span></text:span></text:p>
      <text:p text:style-name="P4"/>
      <text:p text:style-name="P2"><text:span text:style-name="Default_20_Paragraph_20_Font"><text:span text:style-name="T3">FMI</text:span></text:span><text:span text:style-name="Default_20_Paragraph_20_Font"><text:span text:style-name="T3"> – </text:span></text:span><text:span text:style-name="Default_20_Paragraph_20_Font"><text:span text:style-name="T3">FUNDO</text:span></text:span><text:span text:style-name="Default_20_Paragraph_20_Font"><text:span text:style-name="T3"> </text:span></text:span><text:span text:style-name="Default_20_Paragraph_20_Font"><text:span text:style-name="T3">MONETÁRIO</text:span></text:span><text:span text:style-name="Default_20_Paragraph_20_Font"><text:span text:style-name="T3"> </text:span></text:span><text:span text:style-name="Default_20_Paragraph_20_Font"><text:span text:style-name="T3">INTERNACIONAL</text:span></text:span><text:span text:style-name="Default_20_Paragraph_20_Font"><text:span text:style-name="T3"> (</text:span></text:span><text:span text:style-name="Default_20_Paragraph_20_Font"><text:span text:style-name="T3">IMF</text:span></text:span><text:span text:style-name="Default_20_Paragraph_20_Font"><text:span text:style-name="T3"> – </text:span></text:span><text:span text:style-name="Default_20_Paragraph_20_Font"><text:span text:style-name="T3">International</text:span></text:span><text:span text:style-name="Default_20_Paragraph_20_Font"><text:span text:style-name="T3"> </text:span></text:span><text:span text:style-name="Default_20_Paragraph_20_Font"><text:span text:style-name="T3">Monetary</text:span></text:span><text:span text:style-name="Default_20_Paragraph_20_Font"><text:span text:style-name="T3"> </text:span></text:span><text:span text:style-name="Default_20_Paragraph_20_Font"><text:span text:style-name="T3">Fund</text:span></text:span><text:span text:style-name="Default_20_Paragraph_20_Font"><text:span text:style-name="T3">) </text:span></text:span><text:span text:style-name="Default_20_Paragraph_20_Font"><text:span text:style-name="T2">Manual</text:span></text:span><text:span text:style-name="Default_20_Paragraph_20_Font"><text:span text:style-name="T2"> </text:span></text:span><text:span text:style-name="Default_20_Paragraph_20_Font"><text:span text:style-name="T2">on</text:span></text:span><text:span text:style-name="Default_20_Paragraph_20_Font"><text:span text:style-name="T2"> </text:span></text:span><text:span text:style-name="Default_20_Paragraph_20_Font"><text:span text:style-name="T2">Fiscal</text:span></text:span><text:span text:style-name="Default_20_Paragraph_20_Font"><text:span text:style-name="T2"> </text:span></text:span><text:span text:style-name="Default_20_Paragraph_20_Font"><text:span text:style-name="T2">Transparency</text:span></text:span><text:span text:style-name="Default_20_Paragraph_20_Font"><text:span text:style-name="T3"> (1998, </text:span></text:span><text:span text:style-name="Default_20_Paragraph_20_Font"><text:span text:style-name="T3">Revised</text:span></text:span><text:span text:style-name="Default_20_Paragraph_20_Font"><text:span text:style-name="T3"> </text:span></text:span><text:span text:style-name="Default_20_Paragraph_20_Font"><text:span text:style-name="T3">Edition</text:span></text:span><text:span text:style-name="Default_20_Paragraph_20_Font"><text:span text:style-name="T3"> 2007). </text:span></text:span><text:span text:style-name="Default_20_Paragraph_20_Font"><text:span text:style-name="T3">Disponível</text:span></text:span><text:span text:style-name="Default_20_Paragraph_20_Font"><text:span text:style-name="T3"> </text:span></text:span><text:span text:style-name="Default_20_Paragraph_20_Font"><text:span text:style-name="T3">em</text:span></text:span><text:span text:style-name="Default_20_Paragraph_20_Font"><text:span text:style-name="T3">: &lt;</text:span></text:span><text:a xlink:type="simple" xlink:href="http://www.google.com/url?q=http%3A%2F%2Fwww.imf.org%2Fexternal%2Fnp%2Fpp%2F2007%2Feng%2F101907m.pdf&amp;sa=D&amp;sntz=1&amp;usg=AFQjCNFNOclntg0_1hm0IxYXhfVHI1TFRA"><text:span text:style-name="Default_20_Paragraph_20_Font"><text:span text:style-name="Default_20_Paragraph_20_Font"><text:span text:style-name="T3"> </text:span></text:span></text:span></text:a><text:a xlink:type="simple" xlink:href="http://www.google.com/url?q=http%3A%2F%2Fwww.imf.org%2Fexternal%2Fnp%2Fpp%2F2007%2Feng%2F101907m.pdf&amp;sa=D&amp;sntz=1&amp;usg=AFQjCNFNOclntg0_1hm0IxYXhfVHI1TFRA"><text:span text:style-name="Default_20_Paragraph_20_Font"><text:span text:style-name="Default_20_Paragraph_20_Font"><text:span text:style-name="T5">http</text:span></text:span></text:span></text:a><text:a xlink:type="simple" xlink:href="http://www.google.com/url?q=http%3A%2F%2Fwww.imf.org%2Fexternal%2Fnp%2Fpp%2F2007%2Feng%2F101907m.pdf&amp;sa=D&amp;sntz=1&amp;usg=AFQjCNFNOclntg0_1hm0IxYXhfVHI1TFRA"><text:span text:style-name="Default_20_Paragraph_20_Font"><text:span text:style-name="Default_20_Paragraph_20_Font"><text:span text:style-name="T5">://</text:span></text:span></text:span></text:a><text:a xlink:type="simple" xlink:href="http://www.google.com/url?q=http%3A%2F%2Fwww.imf.org%2Fexternal%2Fnp%2Fpp%2F2007%2Feng%2F101907m.pdf&amp;sa=D&amp;sntz=1&amp;usg=AFQjCNFNOclntg0_1hm0IxYXhfVHI1TFRA"><text:span text:style-name="Default_20_Paragraph_20_Font"><text:span text:style-name="Default_20_Paragraph_20_Font"><text:span text:style-name="T5">www</text:span></text:span></text:span></text:a><text:a xlink:type="simple" xlink:href="http://www.google.com/url?q=http%3A%2F%2Fwww.imf.org%2Fexternal%2Fnp%2Fpp%2F2007%2Feng%2F101907m.pdf&amp;sa=D&amp;sntz=1&amp;usg=AFQjCNFNOclntg0_1hm0IxYXhfVHI1TFRA"><text:span text:style-name="Default_20_Paragraph_20_Font"><text:span text:style-name="Default_20_Paragraph_20_Font"><text:span text:style-name="T5">.</text:span></text:span></text:span></text:a><text:a xlink:type="simple" xlink:href="http://www.google.com/url?q=http%3A%2F%2Fwww.imf.org%2Fexternal%2Fnp%2Fpp%2F2007%2Feng%2F101907m.pdf&amp;sa=D&amp;sntz=1&amp;usg=AFQjCNFNOclntg0_1hm0IxYXhfVHI1TFRA"><text:span text:style-name="Default_20_Paragraph_20_Font"><text:span text:style-name="Default_20_Paragraph_20_Font"><text:span text:style-name="T5">imf</text:span></text:span></text:span></text:a><text:a xlink:type="simple" xlink:href="http://www.google.com/url?q=http%3A%2F%2Fwww.imf.org%2Fexternal%2Fnp%2Fpp%2F2007%2Feng%2F101907m.pdf&amp;sa=D&amp;sntz=1&amp;usg=AFQjCNFNOclntg0_1hm0IxYXhfVHI1TFRA"><text:span text:style-name="Default_20_Paragraph_20_Font"><text:span text:style-name="Default_20_Paragraph_20_Font"><text:span text:style-name="T5">.</text:span></text:span></text:span></text:a><text:a xlink:type="simple" xlink:href="http://www.google.com/url?q=http%3A%2F%2Fwww.imf.org%2Fexternal%2Fnp%2Fpp%2F2007%2Feng%2F101907m.pdf&amp;sa=D&amp;sntz=1&amp;usg=AFQjCNFNOclntg0_1hm0IxYXhfVHI1TFRA"><text:span text:style-name="Default_20_Paragraph_20_Font"><text:span text:style-name="Default_20_Paragraph_20_Font"><text:span text:style-name="T5">org</text:span></text:span></text:span></text:a><text:a xlink:type="simple" xlink:href="http://www.google.com/url?q=http%3A%2F%2Fwww.imf.org%2Fexternal%2Fnp%2Fpp%2F2007%2Feng%2F101907m.pdf&amp;sa=D&amp;sntz=1&amp;usg=AFQjCNFNOclntg0_1hm0IxYXhfVHI1TFRA"><text:span text:style-name="Default_20_Paragraph_20_Font"><text:span text:style-name="Default_20_Paragraph_20_Font"><text:span text:style-name="T5">/</text:span></text:span></text:span></text:a><text:a xlink:type="simple" xlink:href="http://www.google.com/url?q=http%3A%2F%2Fwww.imf.org%2Fexternal%2Fnp%2Fpp%2F2007%2Feng%2F101907m.pdf&amp;sa=D&amp;sntz=1&amp;usg=AFQjCNFNOclntg0_1hm0IxYXhfVHI1TFRA"><text:span text:style-name="Default_20_Paragraph_20_Font"><text:span text:style-name="Default_20_Paragraph_20_Font"><text:span text:style-name="T5">external</text:span></text:span></text:span></text:a><text:a xlink:type="simple" xlink:href="http://www.google.com/url?q=http%3A%2F%2Fwww.imf.org%2Fexternal%2Fnp%2Fpp%2F2007%2Feng%2F101907m.pdf&amp;sa=D&amp;sntz=1&amp;usg=AFQjCNFNOclntg0_1hm0IxYXhfVHI1TFRA"><text:span text:style-name="Default_20_Paragraph_20_Font"><text:span text:style-name="Default_20_Paragraph_20_Font"><text:span text:style-name="T5">/</text:span></text:span></text:span></text:a><text:a xlink:type="simple" xlink:href="http://www.google.com/url?q=http%3A%2F%2Fwww.imf.org%2Fexternal%2Fnp%2Fpp%2F2007%2Feng%2F101907m.pdf&amp;sa=D&amp;sntz=1&amp;usg=AFQjCNFNOclntg0_1hm0IxYXhfVHI1TFRA"><text:span text:style-name="Default_20_Paragraph_20_Font"><text:span text:style-name="Default_20_Paragraph_20_Font"><text:span text:style-name="T5">np</text:span></text:span></text:span></text:a><text:a xlink:type="simple" xlink:href="http://www.google.com/url?q=http%3A%2F%2Fwww.imf.org%2Fexternal%2Fnp%2Fpp%2F2007%2Feng%2F101907m.pdf&amp;sa=D&amp;sntz=1&amp;usg=AFQjCNFNOclntg0_1hm0IxYXhfVHI1TFRA"><text:span text:style-name="Default_20_Paragraph_20_Font"><text:span text:style-name="Default_20_Paragraph_20_Font"><text:span text:style-name="T5">/</text:span></text:span></text:span></text:a><text:a xlink:type="simple" xlink:href="http://www.google.com/url?q=http%3A%2F%2Fwww.imf.org%2Fexternal%2Fnp%2Fpp%2F2007%2Feng%2F101907m.pdf&amp;sa=D&amp;sntz=1&amp;usg=AFQjCNFNOclntg0_1hm0IxYXhfVHI1TFRA"><text:span text:style-name="Default_20_Paragraph_20_Font"><text:span text:style-name="Default_20_Paragraph_20_Font"><text:span text:style-name="T5">pp</text:span></text:span></text:span></text:a><text:a xlink:type="simple" xlink:href="http://www.google.com/url?q=http%3A%2F%2Fwww.imf.org%2Fexternal%2Fnp%2Fpp%2F2007%2Feng%2F101907m.pdf&amp;sa=D&amp;sntz=1&amp;usg=AFQjCNFNOclntg0_1hm0IxYXhfVHI1TFRA"><text:span text:style-name="Default_20_Paragraph_20_Font"><text:span text:style-name="Default_20_Paragraph_20_Font"><text:span text:style-name="T5">/2007/</text:span></text:span></text:span></text:a><text:a xlink:type="simple" xlink:href="http://www.google.com/url?q=http%3A%2F%2Fwww.imf.org%2Fexternal%2Fnp%2Fpp%2F2007%2Feng%2F101907m.pdf&amp;sa=D&amp;sntz=1&amp;usg=AFQjCNFNOclntg0_1hm0IxYXhfVHI1TFRA"><text:span text:style-name="Default_20_Paragraph_20_Font"><text:span text:style-name="Default_20_Paragraph_20_Font"><text:span text:style-name="T5">eng</text:span></text:span></text:span></text:a><text:a xlink:type="simple" xlink:href="http://www.google.com/url?q=http%3A%2F%2Fwww.imf.org%2Fexternal%2Fnp%2Fpp%2F2007%2Feng%2F101907m.pdf&amp;sa=D&amp;sntz=1&amp;usg=AFQjCNFNOclntg0_1hm0IxYXhfVHI1TFRA"><text:span text:style-name="Default_20_Paragraph_20_Font"><text:span text:style-name="Default_20_Paragraph_20_Font"><text:span text:style-name="T5">/101907</text:span></text:span></text:span></text:a><text:a xlink:type="simple" xlink:href="http://www.google.com/url?q=http%3A%2F%2Fwww.imf.org%2Fexternal%2Fnp%2Fpp%2F2007%2Feng%2F101907m.pdf&amp;sa=D&amp;sntz=1&amp;usg=AFQjCNFNOclntg0_1hm0IxYXhfVHI1TFRA"><text:span text:style-name="Default_20_Paragraph_20_Font"><text:span text:style-name="Default_20_Paragraph_20_Font"><text:span text:style-name="T5">m</text:span></text:span></text:span></text:a><text:a xlink:type="simple" xlink:href="http://www.google.com/url?q=http%3A%2F%2Fwww.imf.org%2Fexternal%2Fnp%2Fpp%2F2007%2Feng%2F101907m.pdf&amp;sa=D&amp;sntz=1&amp;usg=AFQjCNFNOclntg0_1hm0IxYXhfVHI1TFRA"><text:span text:style-name="Default_20_Paragraph_20_Font"><text:span text:style-name="Default_20_Paragraph_20_Font"><text:span text:style-name="T5">.</text:span></text:span></text:span></text:a><text:a xlink:type="simple" xlink:href="http://www.google.com/url?q=http%3A%2F%2Fwww.imf.org%2Fexternal%2Fnp%2Fpp%2F2007%2Feng%2F101907m.pdf&amp;sa=D&amp;sntz=1&amp;usg=AFQjCNFNOclntg0_1hm0IxYXhfVHI1TFRA"><text:span text:style-name="Default_20_Paragraph_20_Font"><text:span text:style-name="Default_20_Paragraph_20_Font"><text:span text:style-name="T5">pdf</text:span></text:span></text:span></text:a><text:span text:style-name="Default_20_Paragraph_20_Font"><text:span text:style-name="T3">.&gt; </text:span></text:span><text:span text:style-name="Default_20_Paragraph_20_Font"><text:span text:style-name="T3">Acesso</text:span></text:span><text:span text:style-name="Default_20_Paragraph_20_Font"><text:span text:style-name="T3"> </text:span></text:span><text:span text:style-name="Default_20_Paragraph_20_Font"><text:span text:style-name="T3">em</text:span></text:span><text:span text:style-name="Default_20_Paragraph_20_Font"><text:span text:style-name="T3">: 25 </text:span></text:span><text:span text:style-name="Default_20_Paragraph_20_Font"><text:span text:style-name="T3">out</text:span></text:span><text:span text:style-name="Default_20_Paragraph_20_Font"><text:span text:style-name="T3"> 2010.</text:span></text:span></text:p>
      <text:p text:style-name="P3"/>
      <text:p text:style-name="P2"><text:span text:style-name="Default_20_Paragraph_20_Font"><text:span text:style-name="T3">OCDE</text:span></text:span><text:span text:style-name="Default_20_Paragraph_20_Font"><text:span text:style-name="T3"> (2008). </text:span></text:span><text:span text:style-name="Default_20_Paragraph_20_Font"><text:span text:style-name="T2">Melhores</text:span></text:span><text:span text:style-name="Default_20_Paragraph_20_Font"><text:span text:style-name="T2"> </text:span></text:span><text:span text:style-name="Default_20_Paragraph_20_Font"><text:span text:style-name="T2">práticas</text:span></text:span><text:span text:style-name="Default_20_Paragraph_20_Font"><text:span text:style-name="T2"> </text:span></text:span><text:span text:style-name="Default_20_Paragraph_20_Font"><text:span text:style-name="T2">da</text:span></text:span><text:span text:style-name="Default_20_Paragraph_20_Font"><text:span text:style-name="T2"> </text:span></text:span><text:span text:style-name="Default_20_Paragraph_20_Font"><text:span text:style-name="T2">OCDE</text:span></text:span><text:span text:style-name="Default_20_Paragraph_20_Font"><text:span text:style-name="T2"> </text:span></text:span><text:span text:style-name="Default_20_Paragraph_20_Font"><text:span text:style-name="T2">para</text:span></text:span><text:span text:style-name="Default_20_Paragraph_20_Font"><text:span text:style-name="T2"> </text:span></text:span><text:span text:style-name="Default_20_Paragraph_20_Font"><text:span text:style-name="T2">a</text:span></text:span><text:span text:style-name="Default_20_Paragraph_20_Font"><text:span text:style-name="T2"> </text:span></text:span><text:span text:style-name="Default_20_Paragraph_20_Font"><text:span text:style-name="T2">Transparência</text:span></text:span><text:span text:style-name="Default_20_Paragraph_20_Font"><text:span text:style-name="T2"> </text:span></text:span><text:span text:style-name="Default_20_Paragraph_20_Font"><text:span text:style-name="T2">Orçamentária</text:span></text:span><text:span text:style-name="Default_20_Paragraph_20_Font"><text:span text:style-name="T2">.</text:span></text:span><text:span text:style-name="Default_20_Paragraph_20_Font"><text:span text:style-name="T3"> </text:span></text:span><text:span text:style-name="Default_20_Paragraph_20_Font"><text:span text:style-name="T3">Disponível</text:span></text:span><text:span text:style-name="Default_20_Paragraph_20_Font"><text:span text:style-name="T3"> </text:span></text:span><text:span text:style-name="Default_20_Paragraph_20_Font"><text:span text:style-name="T3">em</text:span></text:span><text:span text:style-name="Default_20_Paragraph_20_Font"><text:span text:style-name="T3">: &lt;</text:span></text:span><text:a xlink:type="simple" xlink:href="http://www.google.com/url?q=http%3A%2F%2Fwww.oecd.org%2Fdataoecd%2F62%2F24%2F41549036.pdf&amp;sa=D&amp;sntz=1&amp;usg=AFQjCNEwWf6gEEsvLnSIQHR3y-CcVqD97g"><text:span text:style-name="Default_20_Paragraph_20_Font"><text:span text:style-name="Default_20_Paragraph_20_Font"><text:span text:style-name="T5">http</text:span></text:span></text:span></text:a><text:a xlink:type="simple" xlink:href="http://www.google.com/url?q=http%3A%2F%2Fwww.oecd.org%2Fdataoecd%2F62%2F24%2F41549036.pdf&amp;sa=D&amp;sntz=1&amp;usg=AFQjCNEwWf6gEEsvLnSIQHR3y-CcVqD97g"><text:span text:style-name="Default_20_Paragraph_20_Font"><text:span text:style-name="Default_20_Paragraph_20_Font"><text:span text:style-name="T5">://</text:span></text:span></text:span></text:a><text:a xlink:type="simple" xlink:href="http://www.google.com/url?q=http%3A%2F%2Fwww.oecd.org%2Fdataoecd%2F62%2F24%2F41549036.pdf&amp;sa=D&amp;sntz=1&amp;usg=AFQjCNEwWf6gEEsvLnSIQHR3y-CcVqD97g"><text:span text:style-name="Default_20_Paragraph_20_Font"><text:span text:style-name="Default_20_Paragraph_20_Font"><text:span text:style-name="T5">www</text:span></text:span></text:span></text:a><text:a xlink:type="simple" xlink:href="http://www.google.com/url?q=http%3A%2F%2Fwww.oecd.org%2Fdataoecd%2F62%2F24%2F41549036.pdf&amp;sa=D&amp;sntz=1&amp;usg=AFQjCNEwWf6gEEsvLnSIQHR3y-CcVqD97g"><text:span text:style-name="Default_20_Paragraph_20_Font"><text:span text:style-name="Default_20_Paragraph_20_Font"><text:span text:style-name="T5">.</text:span></text:span></text:span></text:a><text:a xlink:type="simple" xlink:href="http://www.google.com/url?q=http%3A%2F%2Fwww.oecd.org%2Fdataoecd%2F62%2F24%2F41549036.pdf&amp;sa=D&amp;sntz=1&amp;usg=AFQjCNEwWf6gEEsvLnSIQHR3y-CcVqD97g"><text:span text:style-name="Default_20_Paragraph_20_Font"><text:span text:style-name="Default_20_Paragraph_20_Font"><text:span text:style-name="T5">oecd</text:span></text:span></text:span></text:a><text:a xlink:type="simple" xlink:href="http://www.google.com/url?q=http%3A%2F%2Fwww.oecd.org%2Fdataoecd%2F62%2F24%2F41549036.pdf&amp;sa=D&amp;sntz=1&amp;usg=AFQjCNEwWf6gEEsvLnSIQHR3y-CcVqD97g"><text:span text:style-name="Default_20_Paragraph_20_Font"><text:span text:style-name="Default_20_Paragraph_20_Font"><text:span text:style-name="T5">.</text:span></text:span></text:span></text:a><text:a xlink:type="simple" xlink:href="http://www.google.com/url?q=http%3A%2F%2Fwww.oecd.org%2Fdataoecd%2F62%2F24%2F41549036.pdf&amp;sa=D&amp;sntz=1&amp;usg=AFQjCNEwWf6gEEsvLnSIQHR3y-CcVqD97g"><text:span text:style-name="Default_20_Paragraph_20_Font"><text:span text:style-name="Default_20_Paragraph_20_Font"><text:span text:style-name="T5">org</text:span></text:span></text:span></text:a><text:a xlink:type="simple" xlink:href="http://www.google.com/url?q=http%3A%2F%2Fwww.oecd.org%2Fdataoecd%2F62%2F24%2F41549036.pdf&amp;sa=D&amp;sntz=1&amp;usg=AFQjCNEwWf6gEEsvLnSIQHR3y-CcVqD97g"><text:span text:style-name="Default_20_Paragraph_20_Font"><text:span text:style-name="Default_20_Paragraph_20_Font"><text:span text:style-name="T5">/</text:span></text:span></text:span></text:a><text:a xlink:type="simple" xlink:href="http://www.google.com/url?q=http%3A%2F%2Fwww.oecd.org%2Fdataoecd%2F62%2F24%2F41549036.pdf&amp;sa=D&amp;sntz=1&amp;usg=AFQjCNEwWf6gEEsvLnSIQHR3y-CcVqD97g"><text:span text:style-name="Default_20_Paragraph_20_Font"><text:span text:style-name="Default_20_Paragraph_20_Font"><text:span text:style-name="T5">dataoecd</text:span></text:span></text:span></text:a><text:a xlink:type="simple" xlink:href="http://www.google.com/url?q=http%3A%2F%2Fwww.oecd.org%2Fdataoecd%2F62%2F24%2F41549036.pdf&amp;sa=D&amp;sntz=1&amp;usg=AFQjCNEwWf6gEEsvLnSIQHR3y-CcVqD97g"><text:span text:style-name="Default_20_Paragraph_20_Font"><text:span text:style-name="Default_20_Paragraph_20_Font"><text:span text:style-name="T5">/62/24/41549036.</text:span></text:span></text:span></text:a><text:a xlink:type="simple" xlink:href="http://www.google.com/url?q=http%3A%2F%2Fwww.oecd.org%2Fdataoecd%2F62%2F24%2F41549036.pdf&amp;sa=D&amp;sntz=1&amp;usg=AFQjCNEwWf6gEEsvLnSIQHR3y-CcVqD97g"><text:span text:style-name="Default_20_Paragraph_20_Font"><text:span text:style-name="Default_20_Paragraph_20_Font"><text:span text:style-name="T5">pdf</text:span></text:span></text:span></text:a><text:span text:style-name="Default_20_Paragraph_20_Font"><text:span text:style-name="T3"> &gt; </text:span></text:span><text:span text:style-name="Default_20_Paragraph_20_Font"><text:span text:style-name="T3">Acesso</text:span></text:span><text:span text:style-name="Default_20_Paragraph_20_Font"><text:span text:style-name="T3"> </text:span></text:span><text:span text:style-name="Default_20_Paragraph_20_Font"><text:span text:style-name="T3">em</text:span></text:span><text:span text:style-name="Default_20_Paragraph_20_Font"><text:span text:style-name="T3">: 25 </text:span></text:span><text:span text:style-name="Default_20_Paragraph_20_Font"><text:span text:style-name="T3">out</text:span></text:span><text:span text:style-name="Default_20_Paragraph_20_Font"><text:span text:style-name="T3"> 2010.</text:span></text:span></text:p>
      <text:p text:style-name="P3"/>
      <text:p text:style-name="P1"><text:span text:style-name="Default_20_Paragraph_20_Font"><text:span text:style-name="T3">WIKIPEDIA</text:span></text:span><text:span text:style-name="Default_20_Paragraph_20_Font"><text:span text:style-name="T3">. </text:span></text:span><text:span text:style-name="Default_20_Paragraph_20_Font"><text:span text:style-name="T3">Desenvolvido</text:span></text:span><text:span text:style-name="Default_20_Paragraph_20_Font"><text:span text:style-name="T3"> </text:span></text:span><text:span text:style-name="Default_20_Paragraph_20_Font"><text:span text:style-name="T3">pela</text:span></text:span><text:span text:style-name="Default_20_Paragraph_20_Font"><text:span text:style-name="T3"> </text:span></text:span><text:span text:style-name="Default_20_Paragraph_20_Font"><text:span text:style-name="T3">Wikimedia</text:span></text:span><text:span text:style-name="Default_20_Paragraph_20_Font"><text:span text:style-name="T3"> </text:span></text:span><text:span text:style-name="Default_20_Paragraph_20_Font"><text:span text:style-name="T3">Foundation</text:span></text:span><text:span text:style-name="Default_20_Paragraph_20_Font"><text:span text:style-name="T3">. </text:span></text:span><text:span text:style-name="Default_20_Paragraph_20_Font"><text:span text:style-name="T3">Apresenta</text:span></text:span><text:span text:style-name="Default_20_Paragraph_20_Font"><text:span text:style-name="T3"> </text:span></text:span><text:span text:style-name="Default_20_Paragraph_20_Font"><text:span text:style-name="T3">conteúdo</text:span></text:span><text:span text:style-name="Default_20_Paragraph_20_Font"><text:span text:style-name="T3"> </text:span></text:span><text:span text:style-name="Default_20_Paragraph_20_Font"><text:span text:style-name="T3">enciclopédico</text:span></text:span><text:span text:style-name="Default_20_Paragraph_20_Font"><text:span text:style-name="T3">. </text:span></text:span><text:span text:style-name="Default_20_Paragraph_20_Font"><text:span text:style-name="T3">Disponível</text:span></text:span><text:span text:style-name="Default_20_Paragraph_20_Font"><text:span text:style-name="T3"> </text:span></text:span><text:span text:style-name="Default_20_Paragraph_20_Font"><text:span text:style-name="T3">em</text:span></text:span><text:span text:style-name="Default_20_Paragraph_20_Font"><text:span text:style-name="T3">: &lt;</text:span></text:span><text:a xlink:type="simple" xlink:href="http://www.google.com/url?q=http%3A%2F%2Fpt.wikipedia.org%2Fwiki%2FS%25C3%25A3o_Carlos_(S%25C3%25A3o_Paulo)&amp;sa=D&amp;sntz=1&amp;usg=AFQjCNGrxy_Xda8HUd_49F7hrkF8WAL7UQ"><text:span text:style-name="Default_20_Paragraph_20_Font"><text:span text:style-name="Default_20_Paragraph_20_Font"><text:span text:style-name="T5">http</text:span></text:span></text:span></text:a><text:a xlink:type="simple" xlink:href="http://www.google.com/url?q=http%3A%2F%2Fpt.wikipedia.org%2Fwiki%2FS%25C3%25A3o_Carlos_(S%25C3%25A3o_Paulo)&amp;sa=D&amp;sntz=1&amp;usg=AFQjCNGrxy_Xda8HUd_49F7hrkF8WAL7UQ"><text:span text:style-name="Default_20_Paragraph_20_Font"><text:span text:style-name="Default_20_Paragraph_20_Font"><text:span text:style-name="T5">://</text:span></text:span></text:span></text:a><text:a xlink:type="simple" xlink:href="http://www.google.com/url?q=http%3A%2F%2Fpt.wikipedia.org%2Fwiki%2FS%25C3%25A3o_Carlos_(S%25C3%25A3o_Paulo)&amp;sa=D&amp;sntz=1&amp;usg=AFQjCNGrxy_Xda8HUd_49F7hrkF8WAL7UQ"><text:span text:style-name="Default_20_Paragraph_20_Font"><text:span text:style-name="Default_20_Paragraph_20_Font"><text:span text:style-name="T5">pt</text:span></text:span></text:span></text:a><text:a xlink:type="simple" xlink:href="http://www.google.com/url?q=http%3A%2F%2Fpt.wikipedia.org%2Fwiki%2FS%25C3%25A3o_Carlos_(S%25C3%25A3o_Paulo)&amp;sa=D&amp;sntz=1&amp;usg=AFQjCNGrxy_Xda8HUd_49F7hrkF8WAL7UQ"><text:span text:style-name="Default_20_Paragraph_20_Font"><text:span text:style-name="Default_20_Paragraph_20_Font"><text:span text:style-name="T5">.</text:span></text:span></text:span></text:a><text:a xlink:type="simple" xlink:href="http://www.google.com/url?q=http%3A%2F%2Fpt.wikipedia.org%2Fwiki%2FS%25C3%25A3o_Carlos_(S%25C3%25A3o_Paulo)&amp;sa=D&amp;sntz=1&amp;usg=AFQjCNGrxy_Xda8HUd_49F7hrkF8WAL7UQ"><text:span text:style-name="Default_20_Paragraph_20_Font"><text:span text:style-name="Default_20_Paragraph_20_Font"><text:span text:style-name="T5">wikipedia</text:span></text:span></text:span></text:a><text:a xlink:type="simple" xlink:href="http://www.google.com/url?q=http%3A%2F%2Fpt.wikipedia.org%2Fwiki%2FS%25C3%25A3o_Carlos_(S%25C3%25A3o_Paulo)&amp;sa=D&amp;sntz=1&amp;usg=AFQjCNGrxy_Xda8HUd_49F7hrkF8WAL7UQ"><text:span text:style-name="Default_20_Paragraph_20_Font"><text:span text:style-name="Default_20_Paragraph_20_Font"><text:span text:style-name="T5">.</text:span></text:span></text:span></text:a><text:a xlink:type="simple" xlink:href="http://www.google.com/url?q=http%3A%2F%2Fpt.wikipedia.org%2Fwiki%2FS%25C3%25A3o_Carlos_(S%25C3%25A3o_Paulo)&amp;sa=D&amp;sntz=1&amp;usg=AFQjCNGrxy_Xda8HUd_49F7hrkF8WAL7UQ"><text:span text:style-name="Default_20_Paragraph_20_Font"><text:span text:style-name="Default_20_Paragraph_20_Font"><text:span text:style-name="T5">org</text:span></text:span></text:span></text:a><text:a xlink:type="simple" xlink:href="http://www.google.com/url?q=http%3A%2F%2Fpt.wikipedia.org%2Fwiki%2FS%25C3%25A3o_Carlos_(S%25C3%25A3o_Paulo)&amp;sa=D&amp;sntz=1&amp;usg=AFQjCNGrxy_Xda8HUd_49F7hrkF8WAL7UQ"><text:span text:style-name="Default_20_Paragraph_20_Font"><text:span text:style-name="Default_20_Paragraph_20_Font"><text:span text:style-name="T5">/</text:span></text:span></text:span></text:a><text:a xlink:type="simple" xlink:href="http://www.google.com/url?q=http%3A%2F%2Fpt.wikipedia.org%2Fwiki%2FS%25C3%25A3o_Carlos_(S%25C3%25A3o_Paulo)&amp;sa=D&amp;sntz=1&amp;usg=AFQjCNGrxy_Xda8HUd_49F7hrkF8WAL7UQ"><text:span text:style-name="Default_20_Paragraph_20_Font"><text:span text:style-name="Default_20_Paragraph_20_Font"><text:span text:style-name="T5">wiki</text:span></text:span></text:span></text:a><text:a xlink:type="simple" xlink:href="http://www.google.com/url?q=http%3A%2F%2Fpt.wikipedia.org%2Fwiki%2FS%25C3%25A3o_Carlos_(S%25C3%25A3o_Paulo)&amp;sa=D&amp;sntz=1&amp;usg=AFQjCNGrxy_Xda8HUd_49F7hrkF8WAL7UQ"><text:span text:style-name="Default_20_Paragraph_20_Font"><text:span text:style-name="Default_20_Paragraph_20_Font"><text:span text:style-name="T5">/</text:span></text:span></text:span></text:a><text:a xlink:type="simple" xlink:href="http://www.google.com/url?q=http%3A%2F%2Fpt.wikipedia.org%2Fwiki%2FS%25C3%25A3o_Carlos_(S%25C3%25A3o_Paulo)&amp;sa=D&amp;sntz=1&amp;usg=AFQjCNGrxy_Xda8HUd_49F7hrkF8WAL7UQ"><text:span text:style-name="Default_20_Paragraph_20_Font"><text:span text:style-name="Default_20_Paragraph_20_Font"><text:span text:style-name="T5">S</text:span></text:span></text:span></text:a><text:a xlink:type="simple" xlink:href="http://www.google.com/url?q=http%3A%2F%2Fpt.wikipedia.org%2Fwiki%2FS%25C3%25A3o_Carlos_(S%25C3%25A3o_Paulo)&amp;sa=D&amp;sntz=1&amp;usg=AFQjCNGrxy_Xda8HUd_49F7hrkF8WAL7UQ"><text:span text:style-name="Default_20_Paragraph_20_Font"><text:span text:style-name="Default_20_Paragraph_20_Font"><text:span text:style-name="T5">%</text:span></text:span></text:span></text:a><text:a xlink:type="simple" xlink:href="http://www.google.com/url?q=http%3A%2F%2Fpt.wikipedia.org%2Fwiki%2FS%25C3%25A3o_Carlos_(S%25C3%25A3o_Paulo)&amp;sa=D&amp;sntz=1&amp;usg=AFQjCNGrxy_Xda8HUd_49F7hrkF8WAL7UQ"><text:span text:style-name="Default_20_Paragraph_20_Font"><text:span text:style-name="Default_20_Paragraph_20_Font"><text:span text:style-name="T5">C</text:span></text:span></text:span></text:a><text:a xlink:type="simple" xlink:href="http://www.google.com/url?q=http%3A%2F%2Fpt.wikipedia.org%2Fwiki%2FS%25C3%25A3o_Carlos_(S%25C3%25A3o_Paulo)&amp;sa=D&amp;sntz=1&amp;usg=AFQjCNGrxy_Xda8HUd_49F7hrkF8WAL7UQ"><text:span text:style-name="Default_20_Paragraph_20_Font"><text:span text:style-name="Default_20_Paragraph_20_Font"><text:span text:style-name="T5">3%</text:span></text:span></text:span></text:a><text:a xlink:type="simple" xlink:href="http://www.google.com/url?q=http%3A%2F%2Fpt.wikipedia.org%2Fwiki%2FS%25C3%25A3o_Carlos_(S%25C3%25A3o_Paulo)&amp;sa=D&amp;sntz=1&amp;usg=AFQjCNGrxy_Xda8HUd_49F7hrkF8WAL7UQ"><text:span text:style-name="Default_20_Paragraph_20_Font"><text:span text:style-name="Default_20_Paragraph_20_Font"><text:span text:style-name="T5">A</text:span></text:span></text:span></text:a><text:a xlink:type="simple" xlink:href="http://www.google.com/url?q=http%3A%2F%2Fpt.wikipedia.org%2Fwiki%2FS%25C3%25A3o_Carlos_(S%25C3%25A3o_Paulo)&amp;sa=D&amp;sntz=1&amp;usg=AFQjCNGrxy_Xda8HUd_49F7hrkF8WAL7UQ"><text:span text:style-name="Default_20_Paragraph_20_Font"><text:span text:style-name="Default_20_Paragraph_20_Font"><text:span text:style-name="T5">3</text:span></text:span></text:span></text:a><text:a xlink:type="simple" xlink:href="http://www.google.com/url?q=http%3A%2F%2Fpt.wikipedia.org%2Fwiki%2FS%25C3%25A3o_Carlos_(S%25C3%25A3o_Paulo)&amp;sa=D&amp;sntz=1&amp;usg=AFQjCNGrxy_Xda8HUd_49F7hrkF8WAL7UQ"><text:span text:style-name="Default_20_Paragraph_20_Font"><text:span text:style-name="Default_20_Paragraph_20_Font"><text:span text:style-name="T5">o</text:span></text:span></text:span></text:a><text:a xlink:type="simple" xlink:href="http://www.google.com/url?q=http%3A%2F%2Fpt.wikipedia.org%2Fwiki%2FS%25C3%25A3o_Carlos_(S%25C3%25A3o_Paulo)&amp;sa=D&amp;sntz=1&amp;usg=AFQjCNGrxy_Xda8HUd_49F7hrkF8WAL7UQ"><text:span text:style-name="Default_20_Paragraph_20_Font"><text:span text:style-name="Default_20_Paragraph_20_Font"><text:span text:style-name="T5">_</text:span></text:span></text:span></text:a><text:a xlink:type="simple" xlink:href="http://www.google.com/url?q=http%3A%2F%2Fpt.wikipedia.org%2Fwiki%2FS%25C3%25A3o_Carlos_(S%25C3%25A3o_Paulo)&amp;sa=D&amp;sntz=1&amp;usg=AFQjCNGrxy_Xda8HUd_49F7hrkF8WAL7UQ"><text:span text:style-name="Default_20_Paragraph_20_Font"><text:span text:style-name="Default_20_Paragraph_20_Font"><text:span text:style-name="T5">Carlos</text:span></text:span></text:span></text:a><text:a xlink:type="simple" xlink:href="http://www.google.com/url?q=http%3A%2F%2Fpt.wikipedia.org%2Fwiki%2FS%25C3%25A3o_Carlos_(S%25C3%25A3o_Paulo)&amp;sa=D&amp;sntz=1&amp;usg=AFQjCNGrxy_Xda8HUd_49F7hrkF8WAL7UQ"><text:span text:style-name="Default_20_Paragraph_20_Font"><text:span text:style-name="Default_20_Paragraph_20_Font"><text:span text:style-name="T5">_(</text:span></text:span></text:span></text:a><text:a xlink:type="simple" xlink:href="http://www.google.com/url?q=http%3A%2F%2Fpt.wikipedia.org%2Fwiki%2FS%25C3%25A3o_Carlos_(S%25C3%25A3o_Paulo)&amp;sa=D&amp;sntz=1&amp;usg=AFQjCNGrxy_Xda8HUd_49F7hrkF8WAL7UQ"><text:span text:style-name="Default_20_Paragraph_20_Font"><text:span text:style-name="Default_20_Paragraph_20_Font"><text:span text:style-name="T5">S</text:span></text:span></text:span></text:a><text:a xlink:type="simple" xlink:href="http://www.google.com/url?q=http%3A%2F%2Fpt.wikipedia.org%2Fwiki%2FS%25C3%25A3o_Carlos_(S%25C3%25A3o_Paulo)&amp;sa=D&amp;sntz=1&amp;usg=AFQjCNGrxy_Xda8HUd_49F7hrkF8WAL7UQ"><text:span text:style-name="Default_20_Paragraph_20_Font"><text:span text:style-name="Default_20_Paragraph_20_Font"><text:span text:style-name="T5">%</text:span></text:span></text:span></text:a><text:a xlink:type="simple" xlink:href="http://www.google.com/url?q=http%3A%2F%2Fpt.wikipedia.org%2Fwiki%2FS%25C3%25A3o_Carlos_(S%25C3%25A3o_Paulo)&amp;sa=D&amp;sntz=1&amp;usg=AFQjCNGrxy_Xda8HUd_49F7hrkF8WAL7UQ"><text:span text:style-name="Default_20_Paragraph_20_Font"><text:span text:style-name="Default_20_Paragraph_20_Font"><text:span text:style-name="T5">C</text:span></text:span></text:span></text:a><text:a xlink:type="simple" xlink:href="http://www.google.com/url?q=http%3A%2F%2Fpt.wikipedia.org%2Fwiki%2FS%25C3%25A3o_Carlos_(S%25C3%25A3o_Paulo)&amp;sa=D&amp;sntz=1&amp;usg=AFQjCNGrxy_Xda8HUd_49F7hrkF8WAL7UQ"><text:span text:style-name="Default_20_Paragraph_20_Font"><text:span text:style-name="Default_20_Paragraph_20_Font"><text:span text:style-name="T5">3%</text:span></text:span></text:span></text:a><text:a xlink:type="simple" xlink:href="http://www.google.com/url?q=http%3A%2F%2Fpt.wikipedia.org%2Fwiki%2FS%25C3%25A3o_Carlos_(S%25C3%25A3o_Paulo)&amp;sa=D&amp;sntz=1&amp;usg=AFQjCNGrxy_Xda8HUd_49F7hrkF8WAL7UQ"><text:span text:style-name="Default_20_Paragraph_20_Font"><text:span text:style-name="Default_20_Paragraph_20_Font"><text:span text:style-name="T5">A</text:span></text:span></text:span></text:a><text:a xlink:type="simple" xlink:href="http://www.google.com/url?q=http%3A%2F%2Fpt.wikipedia.org%2Fwiki%2FS%25C3%25A3o_Carlos_(S%25C3%25A3o_Paulo)&amp;sa=D&amp;sntz=1&amp;usg=AFQjCNGrxy_Xda8HUd_49F7hrkF8WAL7UQ"><text:span text:style-name="Default_20_Paragraph_20_Font"><text:span text:style-name="Default_20_Paragraph_20_Font"><text:span text:style-name="T5">3</text:span></text:span></text:span></text:a><text:a xlink:type="simple" xlink:href="http://www.google.com/url?q=http%3A%2F%2Fpt.wikipedia.org%2Fwiki%2FS%25C3%25A3o_Carlos_(S%25C3%25A3o_Paulo)&amp;sa=D&amp;sntz=1&amp;usg=AFQjCNGrxy_Xda8HUd_49F7hrkF8WAL7UQ"><text:span text:style-name="Default_20_Paragraph_20_Font"><text:span text:style-name="Default_20_Paragraph_20_Font"><text:span text:style-name="T5">o</text:span></text:span></text:span></text:a><text:a xlink:type="simple" xlink:href="http://www.google.com/url?q=http%3A%2F%2Fpt.wikipedia.org%2Fwiki%2FS%25C3%25A3o_Carlos_(S%25C3%25A3o_Paulo)&amp;sa=D&amp;sntz=1&amp;usg=AFQjCNGrxy_Xda8HUd_49F7hrkF8WAL7UQ"><text:span text:style-name="Default_20_Paragraph_20_Font"><text:span text:style-name="Default_20_Paragraph_20_Font"><text:span text:style-name="T5">_</text:span></text:span></text:span></text:a><text:a xlink:type="simple" xlink:href="http://www.google.com/url?q=http%3A%2F%2Fpt.wikipedia.org%2Fwiki%2FS%25C3%25A3o_Carlos_(S%25C3%25A3o_Paulo)&amp;sa=D&amp;sntz=1&amp;usg=AFQjCNGrxy_Xda8HUd_49F7hrkF8WAL7UQ"><text:span text:style-name="Default_20_Paragraph_20_Font"><text:span text:style-name="Default_20_Paragraph_20_Font"><text:span text:style-name="T5">Paulo</text:span></text:span></text:span></text:a><text:a xlink:type="simple" xlink:href="http://www.google.com/url?q=http%3A%2F%2Fpt.wikipedia.org%2Fwiki%2FS%25C3%25A3o_Carlos_(S%25C3%25A3o_Paulo)&amp;sa=D&amp;sntz=1&amp;usg=AFQjCNGrxy_Xda8HUd_49F7hrkF8WAL7UQ"><text:span text:style-name="Default_20_Paragraph_20_Font"><text:span text:style-name="Default_20_Paragraph_20_Font"><text:span text:style-name="T5">)</text:span></text:span></text:span></text:a><text:span text:style-name="Default_20_Paragraph_20_Font"><text:span text:style-name="T3">&gt;. </text:span></text:span><text:span text:style-name="Default_20_Paragraph_20_Font"><text:span text:style-name="T3">Acesso</text:span></text:span><text:span text:style-name="Default_20_Paragraph_20_Font"><text:span text:style-name="T3"> </text:span></text:span><text:span text:style-name="Default_20_Paragraph_20_Font"><text:span text:style-name="T3">em</text:span></text:span><text:span text:style-name="Default_20_Paragraph_20_Font"><text:span text:style-name="T3">: 25 </text:span></text:span><text:span text:style-name="Default_20_Paragraph_20_Font"><text:span text:style-name="T3">out</text:span></text:span><text:span text:style-name="Default_20_Paragraph_20_Font"><text:span text:style-name="T3"> 2010.</text:span></text:span></text:p>
      <text:p text:style-name="P3"/>
      <text:p text:style-name="P1"><text:span text:style-name="Default_20_Paragraph_20_Font"><text:span text:style-name="T3">PIRES, VA </text:span></text:span><text:span text:style-name="Default_20_Paragraph_20_Font"><text:span text:style-name="T4">et al.</text:span></text:span><text:span text:style-name="Default_20_Paragraph_20_Font"><text:span text:style-name="T3"> </text:span></text:span><text:span text:style-name="Default_20_Paragraph_20_Font"><text:span text:style-name="T2">Transparência orçamentária municipal via web (TOM Web) após a Lei Complementar 131/09</text:span></text:span><text:span text:style-name="Default_20_Paragraph_20_Font"><text:span text:style-name="T3">: os casos da Região Administrativa Central do Estado de São Paulo. GPCGP UNESP Araraquara, 2010.</text:span></text:span></text:p>
      <text:p text:style-name="P1"><text:span text:style-name="Default_20_Paragraph_20_Font"><text:span text:style-name="T3"/></text:span></text:p>
      <text:p text:style-name="P27"><text:span text:style-name="Default_20_Paragraph_20_Font"><text:span text:style-name="T2">Recursos Adicionais</text:span></text:span></text:p>
      <text:p text:style-name="P1"><text:span text:style-name="Default_20_Paragraph_20_Font"><text:span text:style-name="T3">Acesse meu site pessoal para encontrar mais informações sobre o tema</text:span></text:span></text:p>
      <text:p text:style-name="Fonte_20_ABNT_20_link">http://www.franciscomatelli.com/tcc-unesp-20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use-window-font-color="true" fo:font-size="12pt" fo:language="en" fo:country="US" style:font-size-asian="12pt" style:font-size-complex="12pt"/>
    </style:style>
    <style:style style:name="Normal_20_Table" style:display-name="Normal Table" style:family="paragraph"/>
    <style:style style:name="No_20_List" style:display-name="No List" style:family="paragraph"/>
    <style:style style:name="ListStyle" style:family="paragraph" style:parent-style-name="Standard">
      <style:paragraph-properties fo:margin-left="0cm" fo:margin-right="0cm" fo:line-height="150%" fo:text-indent="1.251cm" style:auto-text-indent="false" style:shadow="none">
        <style:tab-stops/>
      </style:paragraph-properties>
    </style:style>
    <style:style style:name="Text_20_body" style:display-name="Text body" style:family="paragraph" style:parent-style-name="Standard" style:class="text">
      <style:paragraph-properties fo:margin-top="0cm" fo:margin-bottom="0.212cm"/>
    </style:style>
    <style:style style:name="Fonte_20_ABNT" style:display-name="Fonte ABNT" style:family="paragraph" style:parent-style-name="ListStyle" style:class="text">
      <style:paragraph-properties fo:line-height="200%" fo:text-align="justify" style:justify-single-word="false"/>
      <style:text-properties style:font-name="Arial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1.251cm" fo:margin-bottom="1.251cm" fo:text-align="justify" style:justify-single-word="false" fo:text-indent="0cm" style:auto-text-indent="false" style:page-number="auto"/>
      <style:text-properties fo:font-size="12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1.251cm" fo:text-indent="0cm" style:auto-text-indent="false" style:page-number="auto" fo:background-color="transparent" style:shadow="none">
        <style:tab-stops/>
        <style:background-image/>
      </style:paragraph-properties>
      <style:text-properties fo:text-transform="uppercase"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margin-top="0.42cm" fo:margin-bottom="1.251cm" fo:text-align="center" style:justify-single-word="false" fo:text-indent="0cm" style:auto-text-indent="false" text:number-lines="false" text:line-number="0"/>
      <style:text-properties fo:text-transform="uppercase"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51cm" style:type="right" style:leader-style="dotted" style:leader-text="."/>
        </style:tab-stops>
      </style:paragraph-properties>
      <style:text-properties fo:text-transform="uppercase" style:font-name="Arial1" fo:font-weight="bold"/>
    </style:style>
    <style:style style:name="Contents_20_2" style:display-name="Contents 2" style:family="paragraph" style:parent-style-name="Index" style:class="index" style:master-page-name="">
      <style:paragraph-properties fo:margin-left="0cm" fo:margin-right="0cm" fo:line-height="150%" fo:text-indent="0cm" style:auto-text-indent="false" style:page-number="auto">
        <style:tab-stops>
          <style:tab-stop style:position="16.011cm" style:type="right" style:leader-style="dotted" style:leader-text="."/>
        </style:tab-stops>
      </style:paragraph-properties>
      <style:text-properties style:font-name="Arial1"/>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fo:margin-left="0.25cm" fo:margin-right="0cm" fo:margin-top="0.25cm" fo:margin-bottom="0.25cm" fo:line-height="150%" fo:text-indent="0cm" style:auto-text-indent="false" text:number-lines="false" text:line-number="0"/>
      <style:text-properties style:font-name="Arial1" fo:font-size="10pt"/>
    </style:style>
    <style:style style:name="Table_20_Heading" style:display-name="Table Heading" style:family="paragraph" style:parent-style-name="Table_20_Contents" style:class="extra">
      <style:paragraph-properties fo:margin-top="0cm" fo:margin-bottom="0cm" fo:line-height="150%" fo:text-align="center" style:justify-single-word="false" text:number-lines="false" text:line-number="0"/>
      <style:text-properties style:font-name="Arial2" fo:font-weight="bold" style:font-weight-asian="bold" style:font-weight-complex="bold"/>
    </style:style>
    <style:style style:name="Footer" style:family="paragraph" style:parent-style-name="Standard" style:class="extra">
      <style:paragraph-properties text:number-lines="false" text:line-number="0">
        <style:tab-stops>
          <style:tab-stop style:position="8.294cm" style:type="center"/>
          <style:tab-stop style:position="16.589cm" style:type="right"/>
        </style:tab-stops>
      </style:paragraph-properties>
    </style:style>
    <style:style style:name="Header" style:family="paragraph" style:parent-style-name="Standard" style:class="extra">
      <style:paragraph-properties text:number-lines="false" text:line-number="0">
        <style:tab-stops>
          <style:tab-stop style:position="8.294cm" style:type="center"/>
          <style:tab-stop style:position="16.589cm" style:type="right"/>
        </style:tab-stops>
      </style:paragraph-properties>
    </style:style>
    <style:style style:name="Header_20_left" style:display-name="Header left" style:family="paragraph" style:parent-style-name="Standard" style:class="extra">
      <style:paragraph-properties fo:text-align="end" style:justify-single-word="false" text:number-lines="false" text:line-number="0">
        <style:tab-stops>
          <style:tab-stop style:position="8.294cm" style:type="center"/>
          <style:tab-stop style:position="16.589cm" style:type="right"/>
        </style:tab-stops>
      </style:paragraph-properties>
      <style:text-properties style:font-name="Arial1"/>
    </style:style>
    <style:style style:name="Header_20_right" style:display-name="Header right" style:family="paragraph" style:parent-style-name="Standard" style:class="extra" style:master-page-name="">
      <style:paragraph-properties style:page-number="auto" text:number-lines="false" text:line-number="0">
        <style:tab-stops>
          <style:tab-stop style:position="8.294cm" style:type="center"/>
          <style:tab-stop style:position="16.58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Frame_20_contents" style:display-name="Frame contents" style:family="paragraph" style:parent-style-name="Text_20_body" style:class="extra"/>
    <style:style style:name="Citação_20_Longa" style:display-name="Citação Longa" style:family="paragraph" style:parent-style-name="Standard" style:class="text" style:master-page-name="">
      <style:paragraph-properties fo:margin-left="4.001cm" fo:margin-right="0cm" fo:margin-top="0cm" fo:margin-bottom="0cm" fo:line-height="150%" fo:text-align="justify" style:justify-single-word="false" fo:text-indent="0cm" style:auto-text-indent="false" style:page-number="auto"/>
      <style:text-properties style:font-name="Arial1" fo:font-size="10pt"/>
    </style:style>
    <style:style style:name="Fonte_20_ABNT_20_link" style:display-name="Fonte ABNT link" style:family="paragraph" style:parent-style-name="Fonte_20_ABNT" style:class="text" style:master-page-name="">
      <style:paragraph-properties fo:margin-left="0cm" fo:margin-right="0cm" fo:text-indent="0cm" style:auto-text-indent="false" style:page-number="auto"/>
      <style:text-properties fo:color="#000080" style:text-underline-style="solid" style:text-underline-width="auto" style:text-underline-color="font-color"/>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1" style:display-name="LLS_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2" style:display-name="LLS_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3" style:display-name="LLS_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4" style:display-name="LLS_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5" style:display-name="LLS_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6" style:display-name="LLS_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7" style:display-name="LLS_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8" style:display-name="LLS_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0" style:display-name="LLS_2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1" style:display-name="LLS_2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2" style:display-name="LLS_2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3" style:display-name="LLS_2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4" style:display-name="LLS_2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5" style:display-name="LLS_2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6" style:display-name="LLS_2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7" style:display-name="LLS_2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8" style:display-name="LLS_2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0" style:display-name="LLS_3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1" style:display-name="LLS_3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2" style:display-name="LLS_3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3" style:display-name="LLS_3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4" style:display-name="LLS_3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5" style:display-name="LLS_3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6" style:display-name="LLS_3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7" style:display-name="LLS_3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8" style:display-name="LLS_3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LS_5f_1_5f_0" style:num-suffix="." style:num-format="1">
        <style:list-level-properties text:space-before="0.635cm" text:min-label-width="0.635cm"/>
      </text:list-level-style-number>
      <text:list-level-style-number text:level="2" text:style-name="LLS_5f_1_5f_1" style:num-suffix="." style:num-format="a">
        <style:list-level-properties text:space-before="1.905cm" text:min-label-width="0.635cm"/>
      </text:list-level-style-number>
      <text:list-level-style-number text:level="3" text:style-name="LLS_5f_1_5f_2" style:num-suffix="." style:num-format="i">
        <style:list-level-properties text:min-label-width="3.81cm" text:min-label-distance="0.318cm" fo:text-align="end"/>
      </text:list-level-style-number>
      <text:list-level-style-number text:level="4" text:style-name="LLS_5f_1_5f_3" style:num-suffix="." style:num-format="1">
        <style:list-level-properties text:space-before="4.445cm" text:min-label-width="0.635cm"/>
      </text:list-level-style-number>
      <text:list-level-style-number text:level="5" text:style-name="LLS_5f_1_5f_4" style:num-suffix="." style:num-format="a">
        <style:list-level-properties text:space-before="5.715cm" text:min-label-width="0.635cm"/>
      </text:list-level-style-number>
      <text:list-level-style-number text:level="6" text:style-name="LLS_5f_1_5f_5" style:num-suffix="." style:num-format="i">
        <style:list-level-properties text:min-label-width="7.62cm" text:min-label-distance="0.318cm" fo:text-align="end"/>
      </text:list-level-style-number>
      <text:list-level-style-number text:level="7" text:style-name="LLS_5f_1_5f_6" style:num-suffix="." style:num-format="1">
        <style:list-level-properties text:space-before="8.255cm" text:min-label-width="0.635cm"/>
      </text:list-level-style-number>
      <text:list-level-style-number text:level="8" text:style-name="LLS_5f_1_5f_7" style:num-suffix="." style:num-format="a">
        <style:list-level-properties text:space-before="9.525cm" text:min-label-width="0.635cm"/>
      </text:list-level-style-number>
      <text:list-level-style-number text:level="9" text:style-name="LLS_5f_1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LS_5f_3_5f_0" style:num-suffix="." style:num-format="1">
        <style:list-level-properties text:space-before="0.635cm" text:min-label-width="0.635cm"/>
      </text:list-level-style-number>
      <text:list-level-style-number text:level="2" text:style-name="LLS_5f_3_5f_1" style:num-suffix="." style:num-format="a">
        <style:list-level-properties text:space-before="1.905cm" text:min-label-width="0.635cm"/>
      </text:list-level-style-number>
      <text:list-level-style-number text:level="3" text:style-name="LLS_5f_3_5f_2" style:num-suffix="." style:num-format="i">
        <style:list-level-properties text:min-label-width="3.81cm" text:min-label-distance="0.318cm" fo:text-align="end"/>
      </text:list-level-style-number>
      <text:list-level-style-number text:level="4" text:style-name="LLS_5f_3_5f_3" style:num-suffix="." style:num-format="1">
        <style:list-level-properties text:space-before="4.445cm" text:min-label-width="0.635cm"/>
      </text:list-level-style-number>
      <text:list-level-style-number text:level="5" text:style-name="LLS_5f_3_5f_4" style:num-suffix="." style:num-format="a">
        <style:list-level-properties text:space-before="5.715cm" text:min-label-width="0.635cm"/>
      </text:list-level-style-number>
      <text:list-level-style-number text:level="6" text:style-name="LLS_5f_3_5f_5" style:num-suffix="." style:num-format="i">
        <style:list-level-properties text:min-label-width="7.62cm" text:min-label-distance="0.318cm" fo:text-align="end"/>
      </text:list-level-style-number>
      <text:list-level-style-number text:level="7" text:style-name="LLS_5f_3_5f_6" style:num-suffix="." style:num-format="1">
        <style:list-level-properties text:space-before="8.255cm" text:min-label-width="0.635cm"/>
      </text:list-level-style-number>
      <text:list-level-style-number text:level="8" text:style-name="LLS_5f_3_5f_7" style:num-suffix="." style:num-format="a">
        <style:list-level-properties text:space-before="9.525cm" text:min-label-width="0.635cm"/>
      </text:list-level-style-number>
      <text:list-level-style-number text:level="9" text:style-name="LLS_5f_3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2.699cm" fo:page-height="11.4cm" style:num-format="" style:print-orientation="portrait"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_20_left"><text:page-number text:select-page="current">25</text:page-number></text:p>
      </style:head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
    <meta:initial-creator/>
    <dc:creator>Francisco Matelli</dc:creator>
    <meta:editing-cycles>41</meta:editing-cycles>
    <dc:date>2010-12-09T03:35:46</dc:date>
    <meta:editing-duration>PT39H00M50S</meta:editing-duration>
    <meta:printed-by>Francisco Matelli</meta:printed-by>
    <meta:print-date>2010-12-09T00:19:04</meta:print-date>
    <meta:document-statistic meta:table-count="3" meta:image-count="0" meta:object-count="0" meta:page-count="25" meta:paragraph-count="203" meta:word-count="3758" meta:character-count="25084"/>
  </office:meta>
</office:document-meta>
</file>